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88/content.xml" manifest:media-type="text/xml"/>
  <manifest:file-entry manifest:full-path="Object 188/settings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" manifest:version="1.3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Configurations2/" manifest:media-type="application/vnd.sun.xml.ui.configuration"/>
  <manifest:file-entry manifest:full-path="Object 215/" manifest:version="1.3" manifest:media-type="application/vnd.oasis.opendocument.formula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594/content.xml" manifest:media-type="text/xml"/>
  <manifest:file-entry manifest:full-path="Object 594/Configurations2/" manifest:media-type="application/vnd.sun.xml.ui.configuration"/>
  <manifest:file-entry manifest:full-path="Object 594/settings.xml" manifest:media-type="text/xml"/>
  <manifest:file-entry manifest:full-path="Object 594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478/content.xml" manifest:media-type="text/xml"/>
  <manifest:file-entry manifest:full-path="Object 478/settings.xml" manifest:media-type="text/xml"/>
  <manifest:file-entry manifest:full-path="Object 478/Configurations2/" manifest:media-type="application/vnd.sun.xml.ui.configuration"/>
  <manifest:file-entry manifest:full-path="Object 478/" manifest:version="1.3" manifest:media-type="application/vnd.oasis.opendocument.formula"/>
  <manifest:file-entry manifest:full-path="Object 893/settings.xml" manifest:media-type="text/xml"/>
  <manifest:file-entry manifest:full-path="Object 893/Configurations2/" manifest:media-type="application/vnd.sun.xml.ui.configuration"/>
  <manifest:file-entry manifest:full-path="Object 893/content.xml" manifest:media-type="text/xml"/>
  <manifest:file-entry manifest:full-path="Object 893/" manifest:version="1.3" manifest:media-type="application/vnd.oasis.opendocument.formula"/>
  <manifest:file-entry manifest:full-path="Object 922/settings.xml" manifest:media-type="text/xml"/>
  <manifest:file-entry manifest:full-path="Object 922/Configurations2/" manifest:media-type="application/vnd.sun.xml.ui.configuration"/>
  <manifest:file-entry manifest:full-path="Object 922/content.xml" manifest:media-type="text/xml"/>
  <manifest:file-entry manifest:full-path="Object 922/" manifest:version="1.3" manifest:media-type="application/vnd.oasis.opendocument.formula"/>
  <manifest:file-entry manifest:full-path="Object 507/settings.xml" manifest:media-type="text/xml"/>
  <manifest:file-entry manifest:full-path="Object 507/content.xml" manifest:media-type="text/xml"/>
  <manifest:file-entry manifest:full-path="Object 507/Configurations2/" manifest:media-type="application/vnd.sun.xml.ui.configuration"/>
  <manifest:file-entry manifest:full-path="Object 507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settings.xml" manifest:media-type="text/xml"/>
  <manifest:file-entry manifest:full-path="Object 505/" manifest:version="1.3" manifest:media-type="application/vnd.oasis.opendocument.formula"/>
  <manifest:file-entry manifest:full-path="Object 920/content.xml" manifest:media-type="text/xml"/>
  <manifest:file-entry manifest:full-path="Object 920/settings.xml" manifest:media-type="text/xml"/>
  <manifest:file-entry manifest:full-path="Object 920/Configurations2/" manifest:media-type="application/vnd.sun.xml.ui.configuration"/>
  <manifest:file-entry manifest:full-path="Object 920/" manifest:version="1.3" manifest:media-type="application/vnd.oasis.opendocument.formula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891/content.xml" manifest:media-type="text/xml"/>
  <manifest:file-entry manifest:full-path="Object 891/Configurations2/" manifest:media-type="application/vnd.sun.xml.ui.configuration"/>
  <manifest:file-entry manifest:full-path="Object 891/settings.xml" manifest:media-type="text/xml"/>
  <manifest:file-entry manifest:full-path="Object 891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912/content.xml" manifest:media-type="text/xml"/>
  <manifest:file-entry manifest:full-path="Object 912/Configurations2/" manifest:media-type="application/vnd.sun.xml.ui.configuration"/>
  <manifest:file-entry manifest:full-path="Object 912/settings.xml" manifest:media-type="text/xml"/>
  <manifest:file-entry manifest:full-path="Object 912/" manifest:version="1.3" manifest:media-type="application/vnd.oasis.opendocument.formula"/>
  <manifest:file-entry manifest:full-path="Object 468/settings.xml" manifest:media-type="text/xml"/>
  <manifest:file-entry manifest:full-path="Object 468/content.xml" manifest:media-type="text/xml"/>
  <manifest:file-entry manifest:full-path="Object 468/Configurations2/" manifest:media-type="application/vnd.sun.xml.ui.configuration"/>
  <manifest:file-entry manifest:full-path="Object 468/" manifest:version="1.3" manifest:media-type="application/vnd.oasis.opendocument.formula"/>
  <manifest:file-entry manifest:full-path="Object 883/content.xml" manifest:media-type="text/xml"/>
  <manifest:file-entry manifest:full-path="Object 883/settings.xml" manifest:media-type="text/xml"/>
  <manifest:file-entry manifest:full-path="Object 883/Configurations2/" manifest:media-type="application/vnd.sun.xml.ui.configuration"/>
  <manifest:file-entry manifest:full-path="Object 883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524/content.xml" manifest:media-type="text/xml"/>
  <manifest:file-entry manifest:full-path="Object 524/settings.xml" manifest:media-type="text/xml"/>
  <manifest:file-entry manifest:full-path="Object 524/Configurations2/" manifest:media-type="application/vnd.sun.xml.ui.configuration"/>
  <manifest:file-entry manifest:full-path="Object 524/" manifest:version="1.3" manifest:media-type="application/vnd.oasis.opendocument.formula"/>
  <manifest:file-entry manifest:full-path="Object 467/settings.xml" manifest:media-type="text/xml"/>
  <manifest:file-entry manifest:full-path="Object 467/content.xml" manifest:media-type="text/xml"/>
  <manifest:file-entry manifest:full-path="Object 467/Configurations2/" manifest:media-type="application/vnd.sun.xml.ui.configuration"/>
  <manifest:file-entry manifest:full-path="Object 467/" manifest:version="1.3" manifest:media-type="application/vnd.oasis.opendocument.formula"/>
  <manifest:file-entry manifest:full-path="Object 911/content.xml" manifest:media-type="text/xml"/>
  <manifest:file-entry manifest:full-path="Object 911/settings.xml" manifest:media-type="text/xml"/>
  <manifest:file-entry manifest:full-path="Object 911/Configurations2/" manifest:media-type="application/vnd.sun.xml.ui.configuration"/>
  <manifest:file-entry manifest:full-path="Object 911/" manifest:version="1.3" manifest:media-type="application/vnd.oasis.opendocument.formula"/>
  <manifest:file-entry manifest:full-path="Object 882/settings.xml" manifest:media-type="text/xml"/>
  <manifest:file-entry manifest:full-path="Object 882/content.xml" manifest:media-type="text/xml"/>
  <manifest:file-entry manifest:full-path="Object 882/Configurations2/" manifest:media-type="application/vnd.sun.xml.ui.configuration"/>
  <manifest:file-entry manifest:full-path="Object 882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" manifest:version="1.3" manifest:media-type="application/vnd.oasis.opendocument.formula"/>
  <manifest:file-entry manifest:full-path="Object 523/settings.xml" manifest:media-type="text/xml"/>
  <manifest:file-entry manifest:full-path="Object 523/content.xml" manifest:media-type="text/xml"/>
  <manifest:file-entry manifest:full-path="Object 523/Configurations2/" manifest:media-type="application/vnd.sun.xml.ui.configuration"/>
  <manifest:file-entry manifest:full-path="Object 523/" manifest:version="1.3" manifest:media-type="application/vnd.oasis.opendocument.formula"/>
  <manifest:file-entry manifest:full-path="Object 494/settings.xml" manifest:media-type="text/xml"/>
  <manifest:file-entry manifest:full-path="Object 494/content.xml" manifest:media-type="text/xml"/>
  <manifest:file-entry manifest:full-path="Object 494/Configurations2/" manifest:media-type="application/vnd.sun.xml.ui.configuration"/>
  <manifest:file-entry manifest:full-path="Object 494/" manifest:version="1.3" manifest:media-type="application/vnd.oasis.opendocument.formula"/>
  <manifest:file-entry manifest:full-path="Object 910/content.xml" manifest:media-type="text/xml"/>
  <manifest:file-entry manifest:full-path="Object 910/Configurations2/" manifest:media-type="application/vnd.sun.xml.ui.configuration"/>
  <manifest:file-entry manifest:full-path="Object 910/settings.xml" manifest:media-type="text/xml"/>
  <manifest:file-entry manifest:full-path="Object 910/" manifest:version="1.3" manifest:media-type="application/vnd.oasis.opendocument.formula"/>
  <manifest:file-entry manifest:full-path="Object 466/content.xml" manifest:media-type="text/xml"/>
  <manifest:file-entry manifest:full-path="Object 466/settings.xml" manifest:media-type="text/xml"/>
  <manifest:file-entry manifest:full-path="Object 466/Configurations2/" manifest:media-type="application/vnd.sun.xml.ui.configuration"/>
  <manifest:file-entry manifest:full-path="Object 466/" manifest:version="1.3" manifest:media-type="application/vnd.oasis.opendocument.formula"/>
  <manifest:file-entry manifest:full-path="Object 881/content.xml" manifest:media-type="text/xml"/>
  <manifest:file-entry manifest:full-path="Object 881/settings.xml" manifest:media-type="text/xml"/>
  <manifest:file-entry manifest:full-path="Object 881/Configurations2/" manifest:media-type="application/vnd.sun.xml.ui.configuration"/>
  <manifest:file-entry manifest:full-path="Object 881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522/content.xml" manifest:media-type="text/xml"/>
  <manifest:file-entry manifest:full-path="Object 522/Configurations2/" manifest:media-type="application/vnd.sun.xml.ui.configuration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493/settings.xml" manifest:media-type="text/xml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" manifest:version="1.3" manifest:media-type="application/vnd.oasis.opendocument.formula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82/settings.xml" manifest:media-type="text/xml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3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26/content.xml" manifest:media-type="text/xml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content.xml" manifest:media-type="text/xml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296/content.xml" manifest:media-type="text/xml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740/Configurations2/" manifest:media-type="application/vnd.sun.xml.ui.configuration"/>
  <manifest:file-entry manifest:full-path="Object 740/settings.xml" manifest:media-type="text/xml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25/content.xml" manifest:media-type="text/xml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513/content.xml" manifest:media-type="text/xml"/>
  <manifest:file-entry manifest:full-path="Object 513/Configurations2/" manifest:media-type="application/vnd.sun.xml.ui.configuration"/>
  <manifest:file-entry manifest:full-path="Object 513/settings.xml" manifest:media-type="text/xml"/>
  <manifest:file-entry manifest:full-path="Object 513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317/settings.xml" manifest:media-type="text/xml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673/settings.xml" manifest:media-type="text/xml"/>
  <manifest:file-entry manifest:full-path="Object 673/content.xml" manifest:media-type="text/xml"/>
  <manifest:file-entry manifest:full-path="Object 673/Configurations2/" manifest:media-type="application/vnd.sun.xml.ui.configuration"/>
  <manifest:file-entry manifest:full-path="Object 673/" manifest:version="1.3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Configurations2/" manifest:media-type="application/vnd.sun.xml.ui.configuration"/>
  <manifest:file-entry manifest:full-path="Object 257/" manifest:version="1.3" manifest:media-type="application/vnd.oasis.opendocument.formula"/>
  <manifest:file-entry manifest:full-path="Object 672/Configurations2/" manifest:media-type="application/vnd.sun.xml.ui.configuration"/>
  <manifest:file-entry manifest:full-path="Object 672/settings.xml" manifest:media-type="text/xml"/>
  <manifest:file-entry manifest:full-path="Object 672/content.xml" manifest:media-type="text/xml"/>
  <manifest:file-entry manifest:full-path="Object 672/" manifest:version="1.3" manifest:media-type="application/vnd.oasis.opendocument.formula"/>
  <manifest:file-entry manifest:full-path="Object 618/settings.xml" manifest:media-type="text/xml"/>
  <manifest:file-entry manifest:full-path="Object 618/Configurations2/" manifest:media-type="application/vnd.sun.xml.ui.configuration"/>
  <manifest:file-entry manifest:full-path="Object 618/content.xml" manifest:media-type="text/xml"/>
  <manifest:file-entry manifest:full-path="Object 618/" manifest:version="1.3" manifest:media-type="application/vnd.oasis.opendocument.formula"/>
  <manifest:file-entry manifest:full-path="Object 230/content.xml" manifest:media-type="text/xml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Configurations2/" manifest:media-type="application/vnd.sun.xml.ui.configuration"/>
  <manifest:file-entry manifest:full-path="Object 256/" manifest:version="1.3" manifest:media-type="application/vnd.oasis.opendocument.formula"/>
  <manifest:file-entry manifest:full-path="Object 671/Configurations2/" manifest:media-type="application/vnd.sun.xml.ui.configuration"/>
  <manifest:file-entry manifest:full-path="Object 671/settings.xml" manifest:media-type="text/xml"/>
  <manifest:file-entry manifest:full-path="Object 671/content.xml" manifest:media-type="text/xml"/>
  <manifest:file-entry manifest:full-path="Object 671/" manifest:version="1.3" manifest:media-type="application/vnd.oasis.opendocument.formula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662/Configurations2/" manifest:media-type="application/vnd.sun.xml.ui.configuration"/>
  <manifest:file-entry manifest:full-path="Object 662/content.xml" manifest:media-type="text/xml"/>
  <manifest:file-entry manifest:full-path="Object 662/settings.xml" manifest:media-type="text/xml"/>
  <manifest:file-entry manifest:full-path="Object 662/" manifest:version="1.3" manifest:media-type="application/vnd.oasis.opendocument.formula"/>
  <manifest:file-entry manifest:full-path="Object 590/Configurations2/" manifest:media-type="application/vnd.sun.xml.ui.configuration"/>
  <manifest:file-entry manifest:full-path="Object 590/settings.xml" manifest:media-type="text/xml"/>
  <manifest:file-entry manifest:full-path="Object 590/content.xml" manifest:media-type="text/xml"/>
  <manifest:file-entry manifest:full-path="Object 59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175/settings.xml" manifest:media-type="text/xml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644/content.xml" manifest:media-type="text/xml"/>
  <manifest:file-entry manifest:full-path="Object 644/Configurations2/" manifest:media-type="application/vnd.sun.xml.ui.configuration"/>
  <manifest:file-entry manifest:full-path="Object 644/settings.xml" manifest:media-type="text/xml"/>
  <manifest:file-entry manifest:full-path="Object 644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641/Configurations2/" manifest:media-type="application/vnd.sun.xml.ui.configuration"/>
  <manifest:file-entry manifest:full-path="Object 641/content.xml" manifest:media-type="text/xml"/>
  <manifest:file-entry manifest:full-path="Object 641/settings.xml" manifest:media-type="text/xml"/>
  <manifest:file-entry manifest:full-path="Object 641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640/content.xml" manifest:media-type="text/xml"/>
  <manifest:file-entry manifest:full-path="Object 640/Configurations2/" manifest:media-type="application/vnd.sun.xml.ui.configuration"/>
  <manifest:file-entry manifest:full-path="Object 640/settings.xml" manifest:media-type="text/xml"/>
  <manifest:file-entry manifest:full-path="Object 640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802/content.xml" manifest:media-type="text/xml"/>
  <manifest:file-entry manifest:full-path="Object 802/settings.xml" manifest:media-type="text/xml"/>
  <manifest:file-entry manifest:full-path="Object 802/Configurations2/" manifest:media-type="application/vnd.sun.xml.ui.configuration"/>
  <manifest:file-entry manifest:full-path="Object 802/" manifest:version="1.3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818/settings.xml" manifest:media-type="text/xml"/>
  <manifest:file-entry manifest:full-path="Object 818/Configurations2/" manifest:media-type="application/vnd.sun.xml.ui.configuration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settings.xml" manifest:media-type="text/xml"/>
  <manifest:file-entry manifest:full-path="Object 497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content.xml" manifest:media-type="text/xml"/>
  <manifest:file-entry manifest:full-path="Object 526/settings.xml" manifest:media-type="text/xml"/>
  <manifest:file-entry manifest:full-path="Object 526/" manifest:version="1.3" manifest:media-type="application/vnd.oasis.opendocument.formula"/>
  <manifest:file-entry manifest:full-path="Object 817/content.xml" manifest:media-type="text/xml"/>
  <manifest:file-entry manifest:full-path="Object 817/settings.xml" manifest:media-type="text/xml"/>
  <manifest:file-entry manifest:full-path="Object 817/Configurations2/" manifest:media-type="application/vnd.sun.xml.ui.configuration"/>
  <manifest:file-entry manifest:full-path="Object 817/" manifest:version="1.3" manifest:media-type="application/vnd.oasis.opendocument.formula"/>
  <manifest:file-entry manifest:full-path="Object 496/Configurations2/" manifest:media-type="application/vnd.sun.xml.ui.configuration"/>
  <manifest:file-entry manifest:full-path="Object 496/content.xml" manifest:media-type="text/xml"/>
  <manifest:file-entry manifest:full-path="Object 496/settings.xml" manifest:media-type="text/xml"/>
  <manifest:file-entry manifest:full-path="Object 496/" manifest:version="1.3" manifest:media-type="application/vnd.oasis.opendocument.formula"/>
  <manifest:file-entry manifest:full-path="Object 525/content.xml" manifest:media-type="text/xml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" manifest:version="1.3" manifest:media-type="application/vnd.oasis.opendocument.formula"/>
  <manifest:file-entry manifest:full-path="Object 552/settings.xml" manifest:media-type="text/xml"/>
  <manifest:file-entry manifest:full-path="Object 552/content.xml" manifest:media-type="text/xml"/>
  <manifest:file-entry manifest:full-path="Object 552/Configurations2/" manifest:media-type="application/vnd.sun.xml.ui.configuration"/>
  <manifest:file-entry manifest:full-path="Object 552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50/content.xml" manifest:media-type="text/xml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content.xml" manifest:media-type="text/xml"/>
  <manifest:file-entry manifest:full-path="Object 838/settings.xml" manifest:media-type="text/xml"/>
  <manifest:file-entry manifest:full-path="Object 838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822/content.xml" manifest:media-type="text/xml"/>
  <manifest:file-entry manifest:full-path="Object 822/settings.xml" manifest:media-type="text/xml"/>
  <manifest:file-entry manifest:full-path="Object 822/Configurations2/" manifest:media-type="application/vnd.sun.xml.ui.configuration"/>
  <manifest:file-entry manifest:full-path="Object 822/" manifest:version="1.3" manifest:media-type="application/vnd.oasis.opendocument.formula"/>
  <manifest:file-entry manifest:full-path="Object 819/content.xml" manifest:media-type="text/xml"/>
  <manifest:file-entry manifest:full-path="Object 819/Configurations2/" manifest:media-type="application/vnd.sun.xml.ui.configuration"/>
  <manifest:file-entry manifest:full-path="Object 819/settings.xml" manifest:media-type="text/xml"/>
  <manifest:file-entry manifest:full-path="Object 819/" manifest:version="1.3" manifest:media-type="application/vnd.oasis.opendocument.formula"/>
  <manifest:file-entry manifest:full-path="Object 816/settings.xml" manifest:media-type="text/xml"/>
  <manifest:file-entry manifest:full-path="Object 816/content.xml" manifest:media-type="text/xml"/>
  <manifest:file-entry manifest:full-path="Object 816/Configurations2/" manifest:media-type="application/vnd.sun.xml.ui.configuration"/>
  <manifest:file-entry manifest:full-path="Object 816/" manifest:version="1.3" manifest:media-type="application/vnd.oasis.opendocument.formula"/>
  <manifest:file-entry manifest:full-path="Object 585/settings.xml" manifest:media-type="text/xml"/>
  <manifest:file-entry manifest:full-path="Object 585/Configurations2/" manifest:media-type="application/vnd.sun.xml.ui.configuration"/>
  <manifest:file-entry manifest:full-path="Object 585/content.xml" manifest:media-type="text/xml"/>
  <manifest:file-entry manifest:full-path="Object 585/" manifest:version="1.3" manifest:media-type="application/vnd.oasis.opendocument.formula"/>
  <manifest:file-entry manifest:full-path="Object 614/Configurations2/" manifest:media-type="application/vnd.sun.xml.ui.configuration"/>
  <manifest:file-entry manifest:full-path="Object 614/settings.xml" manifest:media-type="text/xml"/>
  <manifest:file-entry manifest:full-path="Object 614/content.xml" manifest:media-type="text/xml"/>
  <manifest:file-entry manifest:full-path="Object 614/" manifest:version="1.3" manifest:media-type="application/vnd.oasis.opendocument.formula"/>
  <manifest:file-entry manifest:full-path="Object 808/content.xml" manifest:media-type="text/xml"/>
  <manifest:file-entry manifest:full-path="Object 808/settings.xml" manifest:media-type="text/xml"/>
  <manifest:file-entry manifest:full-path="Object 808/Configurations2/" manifest:media-type="application/vnd.sun.xml.ui.configuration"/>
  <manifest:file-entry manifest:full-path="Object 808/" manifest:version="1.3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322/content.xml" manifest:media-type="text/xml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43/content.xml" manifest:media-type="text/xml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" manifest:version="1.3" manifest:media-type="application/vnd.oasis.opendocument.formula"/>
  <manifest:file-entry manifest:full-path="Object 835/Configurations2/" manifest:media-type="application/vnd.sun.xml.ui.configuration"/>
  <manifest:file-entry manifest:full-path="Object 835/content.xml" manifest:media-type="text/xml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598/content.xml" manifest:media-type="text/xml"/>
  <manifest:file-entry manifest:full-path="Object 598/settings.xml" manifest:media-type="text/xml"/>
  <manifest:file-entry manifest:full-path="Object 598/Configurations2/" manifest:media-type="application/vnd.sun.xml.ui.configuration"/>
  <manifest:file-entry manifest:full-path="Object 598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654/Configurations2/" manifest:media-type="application/vnd.sun.xml.ui.configuration"/>
  <manifest:file-entry manifest:full-path="Object 654/content.xml" manifest:media-type="text/xml"/>
  <manifest:file-entry manifest:full-path="Object 654/settings.xml" manifest:media-type="text/xml"/>
  <manifest:file-entry manifest:full-path="Object 654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34/settings.xml" manifest:media-type="text/xml"/>
  <manifest:file-entry manifest:full-path="Object 834/content.xml" manifest:media-type="text/xml"/>
  <manifest:file-entry manifest:full-path="Object 834/Configurations2/" manifest:media-type="application/vnd.sun.xml.ui.configuration"/>
  <manifest:file-entry manifest:full-path="Object 834/" manifest:version="1.3" manifest:media-type="application/vnd.oasis.opendocument.formula"/>
  <manifest:file-entry manifest:full-path="Object 829/content.xml" manifest:media-type="text/xml"/>
  <manifest:file-entry manifest:full-path="Object 829/Configurations2/" manifest:media-type="application/vnd.sun.xml.ui.configuration"/>
  <manifest:file-entry manifest:full-path="Object 829/settings.xml" manifest:media-type="text/xml"/>
  <manifest:file-entry manifest:full-path="Object 829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44/settings.xml" manifest:media-type="text/xml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897/content.xml" manifest:media-type="text/xml"/>
  <manifest:file-entry manifest:full-path="Object 897/Configurations2/" manifest:media-type="application/vnd.sun.xml.ui.configuration"/>
  <manifest:file-entry manifest:full-path="Object 897/settings.xml" manifest:media-type="text/xml"/>
  <manifest:file-entry manifest:full-path="Object 897/" manifest:version="1.3" manifest:media-type="application/vnd.oasis.opendocument.formula"/>
  <manifest:file-entry manifest:full-path="Object 926/Configurations2/" manifest:media-type="application/vnd.sun.xml.ui.configuration"/>
  <manifest:file-entry manifest:full-path="Object 926/settings.xml" manifest:media-type="text/xml"/>
  <manifest:file-entry manifest:full-path="Object 926/content.xml" manifest:media-type="text/xml"/>
  <manifest:file-entry manifest:full-path="Object 926/" manifest:version="1.3" manifest:media-type="application/vnd.oasis.opendocument.formula"/>
  <manifest:file-entry manifest:full-path="Object 828/content.xml" manifest:media-type="text/xml"/>
  <manifest:file-entry manifest:full-path="Object 828/Configurations2/" manifest:media-type="application/vnd.sun.xml.ui.configuration"/>
  <manifest:file-entry manifest:full-path="Object 828/settings.xml" manifest:media-type="text/xml"/>
  <manifest:file-entry manifest:full-path="Object 828/" manifest:version="1.3" manifest:media-type="application/vnd.oasis.opendocument.formula"/>
  <manifest:file-entry manifest:full-path="Object 799/Configurations2/" manifest:media-type="application/vnd.sun.xml.ui.configuration"/>
  <manifest:file-entry manifest:full-path="Object 799/content.xml" manifest:media-type="text/xml"/>
  <manifest:file-entry manifest:full-path="Object 799/settings.xml" manifest:media-type="text/xml"/>
  <manifest:file-entry manifest:full-path="Object 799/" manifest:version="1.3" manifest:media-type="application/vnd.oasis.opendocument.formula"/>
  <manifest:file-entry manifest:full-path="Object 246/content.xml" manifest:media-type="text/xml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661/settings.xml" manifest:media-type="text/xml"/>
  <manifest:file-entry manifest:full-path="Object 661/content.xml" manifest:media-type="text/xml"/>
  <manifest:file-entry manifest:full-path="Object 661/Configurations2/" manifest:media-type="application/vnd.sun.xml.ui.configuration"/>
  <manifest:file-entry manifest:full-path="Object 66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343/settings.xml" manifest:media-type="text/xml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" manifest:version="1.3" manifest:media-type="application/vnd.oasis.opendocument.formula"/>
  <manifest:file-entry manifest:full-path="Object 896/Configurations2/" manifest:media-type="application/vnd.sun.xml.ui.configuration"/>
  <manifest:file-entry manifest:full-path="Object 896/settings.xml" manifest:media-type="text/xml"/>
  <manifest:file-entry manifest:full-path="Object 896/content.xml" manifest:media-type="text/xml"/>
  <manifest:file-entry manifest:full-path="Object 896/" manifest:version="1.3" manifest:media-type="application/vnd.oasis.opendocument.formula"/>
  <manifest:file-entry manifest:full-path="Object 925/Configurations2/" manifest:media-type="application/vnd.sun.xml.ui.configuration"/>
  <manifest:file-entry manifest:full-path="Object 925/content.xml" manifest:media-type="text/xml"/>
  <manifest:file-entry manifest:full-path="Object 925/settings.xml" manifest:media-type="text/xml"/>
  <manifest:file-entry manifest:full-path="Object 925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563/settings.xml" manifest:media-type="text/xml"/>
  <manifest:file-entry manifest:full-path="Object 563/content.xml" manifest:media-type="text/xml"/>
  <manifest:file-entry manifest:full-path="Object 563/Configurations2/" manifest:media-type="application/vnd.sun.xml.ui.configuration"/>
  <manifest:file-entry manifest:full-path="Object 563/" manifest:version="1.3" manifest:media-type="application/vnd.oasis.opendocument.formula"/>
  <manifest:file-entry manifest:full-path="Object 824/settings.xml" manifest:media-type="text/xml"/>
  <manifest:file-entry manifest:full-path="Object 824/Configurations2/" manifest:media-type="application/vnd.sun.xml.ui.configuration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795/content.xml" manifest:media-type="text/xml"/>
  <manifest:file-entry manifest:full-path="Object 795/Configurations2/" manifest:media-type="application/vnd.sun.xml.ui.configuration"/>
  <manifest:file-entry manifest:full-path="Object 795/settings.xml" manifest:media-type="text/xml"/>
  <manifest:file-entry manifest:full-path="Object 795/" manifest:version="1.3" manifest:media-type="application/vnd.oasis.opendocument.formula"/>
  <manifest:file-entry manifest:full-path="Object 823/settings.xml" manifest:media-type="text/xml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3" manifest:media-type="application/vnd.oasis.opendocument.formula"/>
  <manifest:file-entry manifest:full-path="Object 915/Configurations2/" manifest:media-type="application/vnd.sun.xml.ui.configuration"/>
  <manifest:file-entry manifest:full-path="Object 915/content.xml" manifest:media-type="text/xml"/>
  <manifest:file-entry manifest:full-path="Object 915/settings.xml" manifest:media-type="text/xml"/>
  <manifest:file-entry manifest:full-path="Object 915/" manifest:version="1.3" manifest:media-type="application/vnd.oasis.opendocument.formula"/>
  <manifest:file-entry manifest:full-path="Object 886/Configurations2/" manifest:media-type="application/vnd.sun.xml.ui.configuration"/>
  <manifest:file-entry manifest:full-path="Object 886/content.xml" manifest:media-type="text/xml"/>
  <manifest:file-entry manifest:full-path="Object 886/settings.xml" manifest:media-type="text/xml"/>
  <manifest:file-entry manifest:full-path="Object 886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721/settings.xml" manifest:media-type="text/xml"/>
  <manifest:file-entry manifest:full-path="Object 721/content.xml" manifest:media-type="text/xml"/>
  <manifest:file-entry manifest:full-path="Object 721/Configurations2/" manifest:media-type="application/vnd.sun.xml.ui.configuration"/>
  <manifest:file-entry manifest:full-path="Object 721/" manifest:version="1.3" manifest:media-type="application/vnd.oasis.opendocument.formula"/>
  <manifest:file-entry manifest:full-path="Object 692/settings.xml" manifest:media-type="text/xml"/>
  <manifest:file-entry manifest:full-path="Object 692/content.xml" manifest:media-type="text/xml"/>
  <manifest:file-entry manifest:full-path="Object 692/Configurations2/" manifest:media-type="application/vnd.sun.xml.ui.configuration"/>
  <manifest:file-entry manifest:full-path="Object 692/" manifest:version="1.3" manifest:media-type="application/vnd.oasis.opendocument.formula"/>
  <manifest:file-entry manifest:full-path="Object 333/content.xml" manifest:media-type="text/xml"/>
  <manifest:file-entry manifest:full-path="Object 333/settings.xml" manifest:media-type="text/xml"/>
  <manifest:file-entry manifest:full-path="Object 333/Configurations2/" manifest:media-type="application/vnd.sun.xml.ui.configuration"/>
  <manifest:file-entry manifest:full-path="Object 333/" manifest:version="1.3" manifest:media-type="application/vnd.oasis.opendocument.formula"/>
  <manifest:file-entry manifest:full-path="Object 914/content.xml" manifest:media-type="text/xml"/>
  <manifest:file-entry manifest:full-path="Object 914/settings.xml" manifest:media-type="text/xml"/>
  <manifest:file-entry manifest:full-path="Object 914/Configurations2/" manifest:media-type="application/vnd.sun.xml.ui.configuration"/>
  <manifest:file-entry manifest:full-path="Object 914/" manifest:version="1.3" manifest:media-type="application/vnd.oasis.opendocument.formula"/>
  <manifest:file-entry manifest:full-path="Object 885/content.xml" manifest:media-type="text/xml"/>
  <manifest:file-entry manifest:full-path="Object 885/Configurations2/" manifest:media-type="application/vnd.sun.xml.ui.configuration"/>
  <manifest:file-entry manifest:full-path="Object 885/settings.xml" manifest:media-type="text/xml"/>
  <manifest:file-entry manifest:full-path="Object 885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720/settings.xml" manifest:media-type="text/xml"/>
  <manifest:file-entry manifest:full-path="Object 720/Configurations2/" manifest:media-type="application/vnd.sun.xml.ui.configuration"/>
  <manifest:file-entry manifest:full-path="Object 720/content.xml" manifest:media-type="text/xml"/>
  <manifest:file-entry manifest:full-path="Object 720/" manifest:version="1.3" manifest:media-type="application/vnd.oasis.opendocument.formula"/>
  <manifest:file-entry manifest:full-path="Object 691/settings.xml" manifest:media-type="text/xml"/>
  <manifest:file-entry manifest:full-path="Object 691/Configurations2/" manifest:media-type="application/vnd.sun.xml.ui.configuration"/>
  <manifest:file-entry manifest:full-path="Object 691/content.xml" manifest:media-type="text/xml"/>
  <manifest:file-entry manifest:full-path="Object 691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716/settings.xml" manifest:media-type="text/xml"/>
  <manifest:file-entry manifest:full-path="Object 716/Configurations2/" manifest:media-type="application/vnd.sun.xml.ui.configuration"/>
  <manifest:file-entry manifest:full-path="Object 716/content.xml" manifest:media-type="text/xml"/>
  <manifest:file-entry manifest:full-path="Object 716/" manifest:version="1.3" manifest:media-type="application/vnd.oasis.opendocument.formula"/>
  <manifest:file-entry manifest:full-path="Object 687/settings.xml" manifest:media-type="text/xml"/>
  <manifest:file-entry manifest:full-path="Object 687/Configurations2/" manifest:media-type="application/vnd.sun.xml.ui.configuration"/>
  <manifest:file-entry manifest:full-path="Object 687/content.xml" manifest:media-type="text/xml"/>
  <manifest:file-entry manifest:full-path="Object 687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826/content.xml" manifest:media-type="text/xml"/>
  <manifest:file-entry manifest:full-path="Object 826/Configurations2/" manifest:media-type="application/vnd.sun.xml.ui.configuration"/>
  <manifest:file-entry manifest:full-path="Object 826/settings.xml" manifest:media-type="text/xml"/>
  <manifest:file-entry manifest:full-path="Object 826/" manifest:version="1.3" manifest:media-type="application/vnd.oasis.opendocument.formula"/>
  <manifest:file-entry manifest:full-path="Object 825/content.xml" manifest:media-type="text/xml"/>
  <manifest:file-entry manifest:full-path="Object 825/settings.xml" manifest:media-type="text/xml"/>
  <manifest:file-entry manifest:full-path="Object 825/Configurations2/" manifest:media-type="application/vnd.sun.xml.ui.configuration"/>
  <manifest:file-entry manifest:full-path="Object 825/" manifest:version="1.3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Configurations2/" manifest:media-type="application/vnd.sun.xml.ui.configuration"/>
  <manifest:file-entry manifest:full-path="Object 340/" manifest:version="1.3" manifest:media-type="application/vnd.oasis.opendocument.formula"/>
  <manifest:file-entry manifest:full-path="Object 728/settings.xml" manifest:media-type="text/xml"/>
  <manifest:file-entry manifest:full-path="Object 728/content.xml" manifest:media-type="text/xml"/>
  <manifest:file-entry manifest:full-path="Object 728/Configurations2/" manifest:media-type="application/vnd.sun.xml.ui.configuration"/>
  <manifest:file-entry manifest:full-path="Object 728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854/content.xml" manifest:media-type="text/xml"/>
  <manifest:file-entry manifest:full-path="Object 854/settings.xml" manifest:media-type="text/xml"/>
  <manifest:file-entry manifest:full-path="Object 854/Configurations2/" manifest:media-type="application/vnd.sun.xml.ui.configuration"/>
  <manifest:file-entry manifest:full-path="Object 854/" manifest:version="1.3" manifest:media-type="application/vnd.oasis.opendocument.formula"/>
  <manifest:file-entry manifest:full-path="Object 820/content.xml" manifest:media-type="text/xml"/>
  <manifest:file-entry manifest:full-path="Object 820/settings.xml" manifest:media-type="text/xml"/>
  <manifest:file-entry manifest:full-path="Object 820/Configurations2/" manifest:media-type="application/vnd.sun.xml.ui.configuration"/>
  <manifest:file-entry manifest:full-path="Object 820/" manifest:version="1.3" manifest:media-type="application/vnd.oasis.opendocument.formula"/>
  <manifest:file-entry manifest:full-path="Object 376/settings.xml" manifest:media-type="text/xml"/>
  <manifest:file-entry manifest:full-path="Object 376/content.xml" manifest:media-type="text/xml"/>
  <manifest:file-entry manifest:full-path="Object 376/Configurations2/" manifest:media-type="application/vnd.sun.xml.ui.configuration"/>
  <manifest:file-entry manifest:full-path="Object 376/" manifest:version="1.3" manifest:media-type="application/vnd.oasis.opendocument.formula"/>
  <manifest:file-entry manifest:full-path="Object 853/content.xml" manifest:media-type="text/xml"/>
  <manifest:file-entry manifest:full-path="Object 853/settings.xml" manifest:media-type="text/xml"/>
  <manifest:file-entry manifest:full-path="Object 853/Configurations2/" manifest:media-type="application/vnd.sun.xml.ui.configuration"/>
  <manifest:file-entry manifest:full-path="Object 853/" manifest:version="1.3" manifest:media-type="application/vnd.oasis.opendocument.formula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650/settings.xml" manifest:media-type="text/xml"/>
  <manifest:file-entry manifest:full-path="Object 650/content.xml" manifest:media-type="text/xml"/>
  <manifest:file-entry manifest:full-path="Object 650/Configurations2/" manifest:media-type="application/vnd.sun.xml.ui.configuration"/>
  <manifest:file-entry manifest:full-path="Object 650/" manifest:version="1.3" manifest:media-type="application/vnd.oasis.opendocument.formula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718/content.xml" manifest:media-type="text/xml"/>
  <manifest:file-entry manifest:full-path="Object 718/Configurations2/" manifest:media-type="application/vnd.sun.xml.ui.configuration"/>
  <manifest:file-entry manifest:full-path="Object 718/settings.xml" manifest:media-type="text/xml"/>
  <manifest:file-entry manifest:full-path="Object 718/" manifest:version="1.3" manifest:media-type="application/vnd.oasis.opendocument.formula"/>
  <manifest:file-entry manifest:full-path="Object 689/settings.xml" manifest:media-type="text/xml"/>
  <manifest:file-entry manifest:full-path="Object 689/Configurations2/" manifest:media-type="application/vnd.sun.xml.ui.configuration"/>
  <manifest:file-entry manifest:full-path="Object 689/content.xml" manifest:media-type="text/xml"/>
  <manifest:file-entry manifest:full-path="Object 689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551/settings.xml" manifest:media-type="text/xml"/>
  <manifest:file-entry manifest:full-path="Object 551/content.xml" manifest:media-type="text/xml"/>
  <manifest:file-entry manifest:full-path="Object 551/Configurations2/" manifest:media-type="application/vnd.sun.xml.ui.configuration"/>
  <manifest:file-entry manifest:full-path="Object 551/" manifest:version="1.3" manifest:media-type="application/vnd.oasis.opendocument.formula"/>
  <manifest:file-entry manifest:full-path="Object 860/settings.xml" manifest:media-type="text/xml"/>
  <manifest:file-entry manifest:full-path="Object 860/Configurations2/" manifest:media-type="application/vnd.sun.xml.ui.configuration"/>
  <manifest:file-entry manifest:full-path="Object 860/content.xml" manifest:media-type="text/xml"/>
  <manifest:file-entry manifest:full-path="Object 860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737/content.xml" manifest:media-type="text/xml"/>
  <manifest:file-entry manifest:full-path="Object 737/settings.xml" manifest:media-type="text/xml"/>
  <manifest:file-entry manifest:full-path="Object 737/Configurations2/" manifest:media-type="application/vnd.sun.xml.ui.configuration"/>
  <manifest:file-entry manifest:full-path="Object 737/" manifest:version="1.3" manifest:media-type="application/vnd.oasis.opendocument.formula"/>
  <manifest:file-entry manifest:full-path="Object 735/Configurations2/" manifest:media-type="application/vnd.sun.xml.ui.configuration"/>
  <manifest:file-entry manifest:full-path="Object 735/content.xml" manifest:media-type="text/xml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929/settings.xml" manifest:media-type="text/xml"/>
  <manifest:file-entry manifest:full-path="Object 929/Configurations2/" manifest:media-type="application/vnd.sun.xml.ui.configuration"/>
  <manifest:file-entry manifest:full-path="Object 929/content.xml" manifest:media-type="text/xml"/>
  <manifest:file-entry manifest:full-path="Object 929/" manifest:version="1.3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668/content.xml" manifest:media-type="text/xml"/>
  <manifest:file-entry manifest:full-path="Object 668/Configurations2/" manifest:media-type="application/vnd.sun.xml.ui.configuration"/>
  <manifest:file-entry manifest:full-path="Object 668/settings.xml" manifest:media-type="text/xml"/>
  <manifest:file-entry manifest:full-path="Object 668/" manifest:version="1.3" manifest:media-type="application/vnd.oasis.opendocument.formula"/>
  <manifest:file-entry manifest:full-path="Object 372/settings.xml" manifest:media-type="text/xml"/>
  <manifest:file-entry manifest:full-path="Object 372/content.xml" manifest:media-type="text/xml"/>
  <manifest:file-entry manifest:full-path="Object 372/Configurations2/" manifest:media-type="application/vnd.sun.xml.ui.configuration"/>
  <manifest:file-entry manifest:full-path="Object 372/" manifest:version="1.3" manifest:media-type="application/vnd.oasis.opendocument.formula"/>
  <manifest:file-entry manifest:full-path="Object 566/settings.xml" manifest:media-type="text/xml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" manifest:version="1.3" manifest:media-type="application/vnd.oasis.opendocument.formula"/>
  <manifest:file-entry manifest:full-path="Object 609/Configurations2/" manifest:media-type="application/vnd.sun.xml.ui.configuration"/>
  <manifest:file-entry manifest:full-path="Object 609/content.xml" manifest:media-type="text/xml"/>
  <manifest:file-entry manifest:full-path="Object 609/settings.xml" manifest:media-type="text/xml"/>
  <manifest:file-entry manifest:full-path="Object 609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46/content.xml" manifest:media-type="text/xml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" manifest:version="1.3" manifest:media-type="application/vnd.oasis.opendocument.formula"/>
  <manifest:file-entry manifest:full-path="Object 928/content.xml" manifest:media-type="text/xml"/>
  <manifest:file-entry manifest:full-path="Object 928/Configurations2/" manifest:media-type="application/vnd.sun.xml.ui.configuration"/>
  <manifest:file-entry manifest:full-path="Object 928/settings.xml" manifest:media-type="text/xml"/>
  <manifest:file-entry manifest:full-path="Object 928/" manifest:version="1.3" manifest:media-type="application/vnd.oasis.opendocument.formula"/>
  <manifest:file-entry manifest:full-path="Object 899/settings.xml" manifest:media-type="text/xml"/>
  <manifest:file-entry manifest:full-path="Object 899/Configurations2/" manifest:media-type="application/vnd.sun.xml.ui.configuration"/>
  <manifest:file-entry manifest:full-path="Object 899/content.xml" manifest:media-type="text/xml"/>
  <manifest:file-entry manifest:full-path="Object 899/" manifest:version="1.3" manifest:media-type="application/vnd.oasis.opendocument.formula"/>
  <manifest:file-entry manifest:full-path="Object 341/settings.xml" manifest:media-type="text/xml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729/Configurations2/" manifest:media-type="application/vnd.sun.xml.ui.configuration"/>
  <manifest:file-entry manifest:full-path="Object 729/content.xml" manifest:media-type="text/xml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" manifest:version="1.3" manifest:media-type="application/vnd.oasis.opendocument.formula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743/settings.xml" manifest:media-type="text/xml"/>
  <manifest:file-entry manifest:full-path="Object 743/Configurations2/" manifest:media-type="application/vnd.sun.xml.ui.configuration"/>
  <manifest:file-entry manifest:full-path="Object 743/content.xml" manifest:media-type="text/xml"/>
  <manifest:file-entry manifest:full-path="Object 743/" manifest:version="1.3" manifest:media-type="application/vnd.oasis.opendocument.formula"/>
  <manifest:file-entry manifest:full-path="Object 937/content.xml" manifest:media-type="text/xml"/>
  <manifest:file-entry manifest:full-path="Object 937/settings.xml" manifest:media-type="text/xml"/>
  <manifest:file-entry manifest:full-path="Object 937/Configurations2/" manifest:media-type="application/vnd.sun.xml.ui.configuration"/>
  <manifest:file-entry manifest:full-path="Object 937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847/content.xml" manifest:media-type="text/xml"/>
  <manifest:file-entry manifest:full-path="Object 847/settings.xml" manifest:media-type="text/xml"/>
  <manifest:file-entry manifest:full-path="Object 847/Configurations2/" manifest:media-type="application/vnd.sun.xml.ui.configuration"/>
  <manifest:file-entry manifest:full-path="Object 847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686/content.xml" manifest:media-type="text/xml"/>
  <manifest:file-entry manifest:full-path="Object 686/Configurations2/" manifest:media-type="application/vnd.sun.xml.ui.configuration"/>
  <manifest:file-entry manifest:full-path="Object 686/settings.xml" manifest:media-type="text/xml"/>
  <manifest:file-entry manifest:full-path="Object 686/" manifest:version="1.3" manifest:media-type="application/vnd.oasis.opendocument.formula"/>
  <manifest:file-entry manifest:full-path="Object 936/settings.xml" manifest:media-type="text/xml"/>
  <manifest:file-entry manifest:full-path="Object 936/Configurations2/" manifest:media-type="application/vnd.sun.xml.ui.configuration"/>
  <manifest:file-entry manifest:full-path="Object 936/content.xml" manifest:media-type="text/xml"/>
  <manifest:file-entry manifest:full-path="Object 936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327/content.xml" manifest:media-type="text/xml"/>
  <manifest:file-entry manifest:full-path="Object 327/settings.xml" manifest:media-type="text/xml"/>
  <manifest:file-entry manifest:full-path="Object 327/Configurations2/" manifest:media-type="application/vnd.sun.xml.ui.configuration"/>
  <manifest:file-entry manifest:full-path="Object 327/" manifest:version="1.3" manifest:media-type="application/vnd.oasis.opendocument.formula"/>
  <manifest:file-entry manifest:full-path="Object 742/settings.xml" manifest:media-type="text/xml"/>
  <manifest:file-entry manifest:full-path="Object 742/Configurations2/" manifest:media-type="application/vnd.sun.xml.ui.configuration"/>
  <manifest:file-entry manifest:full-path="Object 742/content.xml" manifest:media-type="text/xml"/>
  <manifest:file-entry manifest:full-path="Object 742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351/settings.xml" manifest:media-type="text/xml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settings.xml" manifest:media-type="text/xml"/>
  <manifest:file-entry manifest:full-path="Object 739/content.xml" manifest:media-type="text/xml"/>
  <manifest:file-entry manifest:full-path="Object 739/" manifest:version="1.3" manifest:media-type="application/vnd.oasis.opendocument.formula"/>
  <manifest:file-entry manifest:full-path="Object 545/settings.xml" manifest:media-type="text/xml"/>
  <manifest:file-entry manifest:full-path="Object 545/Configurations2/" manifest:media-type="application/vnd.sun.xml.ui.configuration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" manifest:version="1.3" manifest:media-type="application/vnd.oasis.opendocument.formula"/>
  <manifest:file-entry manifest:full-path="Object 336/settings.xml" manifest:media-type="text/xml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745/content.xml" manifest:media-type="text/xml"/>
  <manifest:file-entry manifest:full-path="Object 745/settings.xml" manifest:media-type="text/xml"/>
  <manifest:file-entry manifest:full-path="Object 745/Configurations2/" manifest:media-type="application/vnd.sun.xml.ui.configuration"/>
  <manifest:file-entry manifest:full-path="Object 745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939/settings.xml" manifest:media-type="text/xml"/>
  <manifest:file-entry manifest:full-path="Object 939/content.xml" manifest:media-type="text/xml"/>
  <manifest:file-entry manifest:full-path="Object 939/Configurations2/" manifest:media-type="application/vnd.sun.xml.ui.configuration"/>
  <manifest:file-entry manifest:full-path="Object 939/" manifest:version="1.3" manifest:media-type="application/vnd.oasis.opendocument.formula"/>
  <manifest:file-entry manifest:full-path="Object 608/Configurations2/" manifest:media-type="application/vnd.sun.xml.ui.configuration"/>
  <manifest:file-entry manifest:full-path="Object 608/content.xml" manifest:media-type="text/xml"/>
  <manifest:file-entry manifest:full-path="Object 608/settings.xml" manifest:media-type="text/xml"/>
  <manifest:file-entry manifest:full-path="Object 60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565/settings.xml" manifest:media-type="text/xml"/>
  <manifest:file-entry manifest:full-path="Object 565/Configurations2/" manifest:media-type="application/vnd.sun.xml.ui.configuration"/>
  <manifest:file-entry manifest:full-path="Object 565/content.xml" manifest:media-type="text/xml"/>
  <manifest:file-entry manifest:full-path="Object 565/" manifest:version="1.3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Configurations2/" manifest:media-type="application/vnd.sun.xml.ui.configuration"/>
  <manifest:file-entry manifest:full-path="Object 345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696/content.xml" manifest:media-type="text/xml"/>
  <manifest:file-entry manifest:full-path="Object 696/Configurations2/" manifest:media-type="application/vnd.sun.xml.ui.configuration"/>
  <manifest:file-entry manifest:full-path="Object 696/settings.xml" manifest:media-type="text/xml"/>
  <manifest:file-entry manifest:full-path="Object 696/" manifest:version="1.3" manifest:media-type="application/vnd.oasis.opendocument.formula"/>
  <manifest:file-entry manifest:full-path="Object 725/content.xml" manifest:media-type="text/xml"/>
  <manifest:file-entry manifest:full-path="Object 725/Configurations2/" manifest:media-type="application/vnd.sun.xml.ui.configuration"/>
  <manifest:file-entry manifest:full-path="Object 725/settings.xml" manifest:media-type="text/xml"/>
  <manifest:file-entry manifest:full-path="Object 725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919/settings.xml" manifest:media-type="text/xml"/>
  <manifest:file-entry manifest:full-path="Object 919/content.xml" manifest:media-type="text/xml"/>
  <manifest:file-entry manifest:full-path="Object 919/Configurations2/" manifest:media-type="application/vnd.sun.xml.ui.configuration"/>
  <manifest:file-entry manifest:full-path="Object 919/" manifest:version="1.3" manifest:media-type="application/vnd.oasis.opendocument.formula"/>
  <manifest:file-entry manifest:full-path="Object 727/settings.xml" manifest:media-type="text/xml"/>
  <manifest:file-entry manifest:full-path="Object 727/Configurations2/" manifest:media-type="application/vnd.sun.xml.ui.configuration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660/settings.xml" manifest:media-type="text/xml"/>
  <manifest:file-entry manifest:full-path="Object 660/Configurations2/" manifest:media-type="application/vnd.sun.xml.ui.configuration"/>
  <manifest:file-entry manifest:full-path="Object 660/content.xml" manifest:media-type="text/xml"/>
  <manifest:file-entry manifest:full-path="Object 660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857/content.xml" manifest:media-type="text/xml"/>
  <manifest:file-entry manifest:full-path="Object 857/Configurations2/" manifest:media-type="application/vnd.sun.xml.ui.configuration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663/Configurations2/" manifest:media-type="application/vnd.sun.xml.ui.configuration"/>
  <manifest:file-entry manifest:full-path="Object 663/settings.xml" manifest:media-type="text/xml"/>
  <manifest:file-entry manifest:full-path="Object 663/content.xml" manifest:media-type="text/xml"/>
  <manifest:file-entry manifest:full-path="Object 663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" manifest:version="1.3" manifest:media-type="application/vnd.oasis.opendocument.formula"/>
  <manifest:file-entry manifest:full-path="Object 639/content.xml" manifest:media-type="text/xml"/>
  <manifest:file-entry manifest:full-path="Object 639/Configurations2/" manifest:media-type="application/vnd.sun.xml.ui.configuration"/>
  <manifest:file-entry manifest:full-path="Object 639/settings.xml" manifest:media-type="text/xml"/>
  <manifest:file-entry manifest:full-path="Object 639/" manifest:version="1.3" manifest:media-type="application/vnd.oasis.opendocument.formula"/>
  <manifest:file-entry manifest:full-path="ObjectReplacements/Object 217" manifest:media-type=""/>
  <manifest:file-entry manifest:full-path="ObjectReplacements/Object 188" manifest:media-type="application/x-openoffice-gdimetafile;windows_formatname=&quot;GDIMetaFile&quot;"/>
  <manifest:file-entry manifest:full-path="ObjectReplacements/Object 216" manifest:media-type=""/>
  <manifest:file-entry manifest:full-path="ObjectReplacements/Object 187" manifest:media-type="application/x-openoffice-gdimetafile;windows_formatname=&quot;GDIMetaFile&quot;"/>
  <manifest:file-entry manifest:full-path="ObjectReplacements/Object 215" manifest:media-type=""/>
  <manifest:file-entry manifest:full-path="ObjectReplacements/Object 186" manifest:media-type="application/x-openoffice-gdimetafile;windows_formatname=&quot;GDIMetaFile&quot;"/>
  <manifest:file-entry manifest:full-path="ObjectReplacements/Object 214" manifest:media-type=""/>
  <manifest:file-entry manifest:full-path="ObjectReplacements/Object 1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594" manifest:media-type="application/x-openoffice-gdimetafile;windows_formatname=&quot;GDIMetaFile&quot;"/>
  <manifest:file-entry manifest:full-path="ObjectReplacements/Object 208" manifest:media-type=""/>
  <manifest:file-entry manifest:full-path="ObjectReplacements/Object 478" manifest:media-type="application/x-openoffice-gdimetafile;windows_formatname=&quot;GDIMetaFile&quot;"/>
  <manifest:file-entry manifest:full-path="ObjectReplacements/Object 893" manifest:media-type=""/>
  <manifest:file-entry manifest:full-path="ObjectReplacements/Object 9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119" manifest:media-type=""/>
  <manifest:file-entry manifest:full-path="ObjectReplacements/Object 505" manifest:media-type="application/x-openoffice-gdimetafile;windows_formatname=&quot;GDIMetaFile&quot;"/>
  <manifest:file-entry manifest:full-path="ObjectReplacements/Object 920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117" manifest:media-type=""/>
  <manifest:file-entry manifest:full-path="ObjectReplacements/Object 912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109" manifest:media-type=""/>
  <manifest:file-entry manifest:full-path="ObjectReplacements/Object 524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911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108" manifest:media-type=""/>
  <manifest:file-entry manifest:full-path="ObjectReplacements/Object 523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910" manifest:media-type=""/>
  <manifest:file-entry manifest:full-path="ObjectReplacements/Object 466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107" manifest:media-type=""/>
  <manifest:file-entry manifest:full-path="ObjectReplacements/Object 522" manifest:media-type="application/x-openoffice-gdimetafile;windows_formatname=&quot;GDIMetaFile&quot;"/>
  <manifest:file-entry manifest:full-path="ObjectReplacements/Object 493" manifest:media-type=""/>
  <manifest:file-entry manifest:full-path="ObjectReplacements/Object 184" manifest:media-type="application/x-openoffice-gdimetafile;windows_formatname=&quot;GDIMetaFile&quot;"/>
  <manifest:file-entry manifest:full-path="ObjectReplacements/Object 213" manifest:media-type=""/>
  <manifest:file-entry manifest:full-path="ObjectReplacements/Object 99" manifest:media-type=""/>
  <manifest:file-entry manifest:full-path="ObjectReplacements/Object 183" manifest:media-type="application/x-openoffice-gdimetafile;windows_formatname=&quot;GDIMetaFile&quot;"/>
  <manifest:file-entry manifest:full-path="ObjectReplacements/Object 212" manifest:media-type=""/>
  <manifest:file-entry manifest:full-path="ObjectReplacements/Object 98" manifest:media-type=""/>
  <manifest:file-entry manifest:full-path="ObjectReplacements/Object 211" manifest:media-type=""/>
  <manifest:file-entry manifest:full-path="ObjectReplacements/Object 182" manifest:media-type="application/x-openoffice-gdimetafile;windows_formatname=&quot;GDIMetaFile&quot;"/>
  <manifest:file-entry manifest:full-path="ObjectReplacements/Object 97" manifest:media-type=""/>
  <manifest:file-entry manifest:full-path="ObjectReplacements/Object 210" manifest:media-type=""/>
  <manifest:file-entry manifest:full-path="ObjectReplacements/Object 181" manifest:media-type="application/x-openoffice-gdimetafile;windows_formatname=&quot;GDIMetaFile&quot;"/>
  <manifest:file-entry manifest:full-path="ObjectReplacements/Object 96" manifest:media-type=""/>
  <manifest:file-entry manifest:full-path="ObjectReplacements/Object 95" manifest:media-type=""/>
  <manifest:file-entry manifest:full-path="ObjectReplacements/Object 90" manifest:media-type=""/>
  <manifest:file-entry manifest:full-path="ObjectReplacements/Object 83" manifest:media-type=""/>
  <manifest:file-entry manifest:full-path="ObjectReplacements/Object 50" manifest:media-type=""/>
  <manifest:file-entry manifest:full-path="ObjectReplacements/Object 297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67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672" manifest:media-type="application/x-openoffice-gdimetafile;windows_formatname=&quot;GDIMetaFile&quot;"/>
  <manifest:file-entry manifest:full-path="ObjectReplacements/Object 618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671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662" manifest:media-type="application/x-openoffice-gdimetafile;windows_formatname=&quot;GDIMetaFile&quot;"/>
  <manifest:file-entry manifest:full-path="ObjectReplacements/Object 59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644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64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64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802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585" manifest:media-type="application/x-openoffice-gdimetafile;windows_formatname=&quot;GDIMetaFile&quot;"/>
  <manifest:file-entry manifest:full-path="ObjectReplacements/Object 614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598" manifest:media-type="application/x-openoffice-gdimetafile;windows_formatname=&quot;GDIMetaFile&quot;"/>
  <manifest:file-entry manifest:full-path="ObjectReplacements/Object 239" manifest:media-type=""/>
  <manifest:file-entry manifest:full-path="ObjectReplacements/Object 65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926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79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66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92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86" manifest:media-type=""/>
  <manifest:file-entry manifest:full-path="ObjectReplacements/Object 85" manifest:media-type="application/x-openoffice-gdimetafile;windows_formatname=&quot;GDIMetaFile&quot;"/>
  <manifest:file-entry manifest:full-path="ObjectReplacements/Object 915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69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914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69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9" manifest:media-type=""/>
  <manifest:file-entry manifest:full-path="ObjectReplacements/Object 716" manifest:media-type="application/x-openoffice-gdimetafile;windows_formatname=&quot;GDIMetaFile&quot;"/>
  <manifest:file-entry manifest:full-path="ObjectReplacements/Object 68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666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92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66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566" manifest:media-type=""/>
  <manifest:file-entry manifest:full-path="ObjectReplacements/Object 60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928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93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"/>
  <manifest:file-entry manifest:full-path="ObjectReplacements/Object 84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86" manifest:media-type="application/x-openoffice-gdimetafile;windows_formatname=&quot;GDIMetaFile&quot;"/>
  <manifest:file-entry manifest:full-path="ObjectReplacements/Object 93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39" manifest:media-type="application/x-openoffice-gdimetafile;windows_formatname=&quot;GDIMetaFile&quot;"/>
  <manifest:file-entry manifest:full-path="ObjectReplacements/Object 60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696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19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0" manifest:media-type=""/>
  <manifest:file-entry manifest:full-path="ObjectReplacements/Object 244" manifest:media-type=""/>
  <manifest:file-entry manifest:full-path="ObjectReplacements/Object 660" manifest:media-type="application/x-openoffice-gdimetafile;windows_formatname=&quot;GDIMetaFile&quot;"/>
  <manifest:file-entry manifest:full-path="ObjectReplacements/Object 245" manifest:media-type=""/>
  <manifest:file-entry manifest:full-path="ObjectReplacements/Object 857" manifest:media-type="application/x-openoffice-gdimetafile;windows_formatname=&quot;GDIMetaFile&quot;"/>
  <manifest:file-entry manifest:full-path="ObjectReplacements/Object 110" manifest:media-type=""/>
  <manifest:file-entry manifest:full-path="ObjectReplacements/Object 663" manifest:media-type="application/x-openoffice-gdimetafile;windows_formatname=&quot;GDIMetaFile&quot;"/>
  <manifest:file-entry manifest:full-path="ObjectReplacements/Object 248" manifest:media-type=""/>
  <manifest:file-entry manifest:full-path="ObjectReplacements/Object 251" manifest:media-type=""/>
  <manifest:file-entry manifest:full-path="ObjectReplacements/Object 639" manifest:media-type="application/x-openoffice-gdimetafile;windows_formatname=&quot;GDIMetaFile&quot;"/>
  <manifest:file-entry manifest:full-path="ObjectReplacements/Object 252" manifest:media-type=""/>
  <manifest:file-entry manifest:full-path="ObjectReplacements/Object 253" manifest:media-type=""/>
  <manifest:file-entry manifest:full-path="ObjectReplacements/Object 254" manifest:media-type=""/>
  <manifest:file-entry manifest:full-path="ObjectReplacements/Object 449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255" manifest:media-type=""/>
  <manifest:file-entry manifest:full-path="ObjectReplacements/Object 670" manifest:media-type="application/x-openoffice-gdimetafile;windows_formatname=&quot;GDIMetaFile&quot;"/>
  <manifest:file-entry manifest:full-path="ObjectReplacements/Object 260" manifest:media-type=""/>
  <manifest:file-entry manifest:full-path="ObjectReplacements/Object 454" manifest:media-type="application/x-openoffice-gdimetafile;windows_formatname=&quot;GDIMetaFile&quot;"/>
  <manifest:file-entry manifest:full-path="ObjectReplacements/Object 648" manifest:media-type="application/x-openoffice-gdimetafile;windows_formatname=&quot;GDIMetaFile&quot;"/>
  <manifest:file-entry manifest:full-path="ObjectReplacements/Object 261" manifest:media-type=""/>
  <manifest:file-entry manifest:full-path="ObjectReplacements/Object 649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2" manifest:media-type=""/>
  <manifest:file-entry manifest:full-path="ObjectReplacements/Object 39" manifest:media-type="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3" manifest:media-type="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0" manifest:media-type=""/>
  <manifest:file-entry manifest:full-path="ObjectReplacements/Object 57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918" manifest:media-type="application/x-openoffice-gdimetafile;windows_formatname=&quot;GDIMetaFile&quot;"/>
  <manifest:file-entry manifest:full-path="ObjectReplacements/Object 695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264" manifest:media-type=""/>
  <manifest:file-entry manifest:full-path="ObjectReplacements/Object 265" manifest:media-type=""/>
  <manifest:file-entry manifest:full-path="ObjectReplacements/Object 680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241" manifest:media-type=""/>
  <manifest:file-entry manifest:full-path="ObjectReplacements/Object 363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646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64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690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249" manifest:media-type=""/>
  <manifest:file-entry manifest:full-path="ObjectReplacements/Object 664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7" manifest:media-type=""/>
  <manifest:file-entry manifest:full-path="ObjectReplacements/Object 75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59" manifest:media-type=""/>
  <manifest:file-entry manifest:full-path="ObjectReplacements/Object 674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606" manifest:media-type="application/x-openoffice-gdimetafile;windows_formatname=&quot;GDIMetaFile&quot;"/>
  <manifest:file-entry manifest:full-path="ObjectReplacements/Object 59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677" manifest:media-type="application/x-openoffice-gdimetafile;windows_formatname=&quot;GDIMetaFile&quot;"/>
  <manifest:file-entry manifest:full-path="ObjectReplacements/Object 58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12" manifest:media-type="application/x-openoffice-gdimetafile;windows_formatname=&quot;GDIMetaFile&quot;"/>
  <manifest:file-entry manifest:full-path="ObjectReplacements/Object 806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120" manifest:media-type=""/>
  <manifest:file-entry manifest:full-path="ObjectReplacements/Object 243" manifest:media-type=""/>
  <manifest:file-entry manifest:full-path="ObjectReplacements/Object 894" manifest:media-type=""/>
  <manifest:file-entry manifest:full-path="ObjectReplacements/Object 479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92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17" manifest:media-type="application/x-openoffice-gdimetafile;windows_formatname=&quot;GDIMetaFile&quot;"/>
  <manifest:file-entry manifest:full-path="ObjectReplacements/Object 807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60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13" manifest:media-type="application/x-openoffice-gdimetafile;windows_formatname=&quot;GDIMetaFile&quot;"/>
  <manifest:file-entry manifest:full-path="ObjectReplacements/Object 584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4" manifest:media-type="application/x-openoffice-gdimetafile;windows_formatname=&quot;GDIMetaFile&quot;"/>
  <manifest:file-entry manifest:full-path="ObjectReplacements/Object 80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11" manifest:media-type="application/x-openoffice-gdimetafile;windows_formatname=&quot;GDIMetaFile&quot;"/>
  <manifest:file-entry manifest:full-path="ObjectReplacements/Object 167" manifest:media-type=""/>
  <manifest:file-entry manifest:full-path="ObjectReplacements/Object 582" manifest:media-type="application/x-openoffice-gdimetafile;windows_formatname=&quot;GDIMetaFile&quot;"/>
  <manifest:file-entry manifest:full-path="ObjectReplacements/Object 61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04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88" manifest:media-type=""/>
  <manifest:file-entry manifest:full-path="ObjectReplacements/Object 821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07" manifest:media-type="application/x-openoffice-gdimetafile;windows_formatname=&quot;GDIMetaFile&quot;"/>
  <manifest:file-entry manifest:full-path="ObjectReplacements/Object 61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8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" manifest:media-type=""/>
  <manifest:file-entry manifest:full-path="ObjectReplacements/Object 498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60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8" manifest:media-type=""/>
  <manifest:file-entry manifest:full-path="ObjectReplacements/Object 60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8" manifest:media-type=""/>
  <manifest:file-entry manifest:full-path="ObjectReplacements/Object 189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84" manifest:media-type="application/x-openoffice-gdimetafile;windows_formatname=&quot;GDIMetaFile&quot;"/>
  <manifest:file-entry manifest:full-path="ObjectReplacements/Object 913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60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0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902" manifest:media-type=""/>
  <manifest:file-entry manifest:full-path="ObjectReplacements/Object 87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901" manifest:media-type=""/>
  <manifest:file-entry manifest:full-path="ObjectReplacements/Object 872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903" manifest:media-type=""/>
  <manifest:file-entry manifest:full-path="ObjectReplacements/Object 42" manifest:media-type=""/>
  <manifest:file-entry manifest:full-path="ObjectReplacements/Object 84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79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92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1" manifest:media-type="application/x-openoffice-gdimetafile;windows_formatname=&quot;GDIMetaFile&quot;"/>
  <manifest:file-entry manifest:full-path="ObjectReplacements/Object 266" manifest:media-type=""/>
  <manifest:file-entry manifest:full-path="ObjectReplacements/Object 586" manifest:media-type="application/x-openoffice-gdimetafile;windows_formatname=&quot;GDIMetaFile&quot;"/>
  <manifest:file-entry manifest:full-path="ObjectReplacements/Object 615" manifest:media-type="application/x-openoffice-gdimetafile;windows_formatname=&quot;GDIMetaFile&quot;"/>
  <manifest:file-entry manifest:full-path="ObjectReplacements/Object 809" manifest:media-type="application/x-openoffice-gdimetafile;windows_formatname=&quot;GDIMetaFile&quot;"/>
  <manifest:file-entry manifest:full-path="ObjectReplacements/Object 268" manifest:media-type=""/>
  <manifest:file-entry manifest:full-path="ObjectReplacements/Object 68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682" manifest:media-type="application/x-openoffice-gdimetafile;windows_formatname=&quot;GDIMetaFile&quot;"/>
  <manifest:file-entry manifest:full-path="ObjectReplacements/Object 267" manifest:media-type=""/>
  <manifest:file-entry manifest:full-path="ObjectReplacements/Object 66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892" manifest:media-type=""/>
  <manifest:file-entry manifest:full-path="ObjectReplacements/Object 506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92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907" manifest:media-type=""/>
  <manifest:file-entry manifest:full-path="ObjectReplacements/Object 909" manifest:media-type="application/x-openoffice-gdimetafile;windows_formatname=&quot;GDIMetaFile&quot;"/>
  <manifest:file-entry manifest:full-path="ObjectReplacements/Object 48" manifest:media-type=""/>
  <manifest:file-entry manifest:full-path="ObjectReplacements/Object 549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650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68" manifest:media-type=""/>
  <manifest:file-entry manifest:full-path="ObjectReplacements/Object 37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66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56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657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104" manifest:media-type=""/>
  <manifest:file-entry manifest:full-path="ObjectReplacements/Object 463" manifest:media-type="application/x-openoffice-gdimetafile;windows_formatname=&quot;GDIMetaFile&quot;"/>
  <manifest:file-entry manifest:full-path="ObjectReplacements/Object 658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659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665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48" manifest:media-type="application/x-openoffice-gdimetafile;windows_formatname=&quot;GDIMetaFile&quot;"/>
  <manifest:file-entry manifest:full-path="ObjectReplacements/Object 101" manifest:media-type=""/>
  <manifest:file-entry manifest:full-path="ObjectReplacements/Object 460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67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96" manifest:media-type="application/x-openoffice-gdimetafile;windows_formatname=&quot;GDIMetaFile&quot;"/>
  <manifest:file-entry manifest:full-path="ObjectReplacements/Object 65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597" manifest:media-type="application/x-openoffice-gdimetafile;windows_formatname=&quot;GDIMetaFile&quot;"/>
  <manifest:file-entry manifest:full-path="ObjectReplacements/Object 837" manifest:media-type="application/x-openoffice-gdimetafile;windows_formatname=&quot;GDIMetaFile&quot;"/>
  <manifest:file-entry manifest:full-path="ObjectReplacements/Object 638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861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19" manifest:media-type=""/>
  <manifest:file-entry manifest:full-path="ObjectReplacements/Object 122" manifest:media-type="application/x-openoffice-gdimetafile;windows_formatname=&quot;GDIMetaFile&quot;"/>
  <manifest:file-entry manifest:full-path="ObjectReplacements/Object 675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827" manifest:media-type="application/x-openoffice-gdimetafile;windows_formatname=&quot;GDIMetaFile&quot;"/>
  <manifest:file-entry manifest:full-path="ObjectReplacements/Object 862" manifest:media-type="application/x-openoffice-gdimetafile;windows_formatname=&quot;GDIMetaFile&quot;"/>
  <manifest:file-entry manifest:full-path="ObjectReplacements/Object 93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694" manifest:media-type="application/x-openoffice-gdimetafile;windows_formatname=&quot;GDIMetaFile&quot;"/>
  <manifest:file-entry manifest:full-path="ObjectReplacements/Object 917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655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102" manifest:media-type=""/>
  <manifest:file-entry manifest:full-path="ObjectReplacements/Object 461" manifest:media-type="application/x-openoffice-gdimetafile;windows_formatname=&quot;GDIMetaFile&quot;"/>
  <manifest:file-entry manifest:full-path="ObjectReplacements/Object 863" manifest:media-type="application/x-openoffice-gdimetafile;windows_formatname=&quot;GDIMetaFile&quot;"/>
  <manifest:file-entry manifest:full-path="ObjectReplacements/Object 645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932" manifest:media-type="application/x-openoffice-gdimetafile;windows_formatname=&quot;GDIMetaFile&quot;"/>
  <manifest:file-entry manifest:full-path="ObjectReplacements/Object 678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25" manifest:media-type=""/>
  <manifest:file-entry manifest:full-path="ObjectReplacements/Object 73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4" manifest:media-type=""/>
  <manifest:file-entry manifest:full-path="ObjectReplacements/Object 876" manifest:media-type="application/x-openoffice-gdimetafile;windows_formatname=&quot;GDIMetaFile&quot;"/>
  <manifest:file-entry manifest:full-path="ObjectReplacements/Object 905" manifest:media-type=""/>
  <manifest:file-entry manifest:full-path="ObjectReplacements/Object 516" manifest:media-type="application/x-openoffice-gdimetafile;windows_formatname=&quot;GDIMetaFile&quot;"/>
  <manifest:file-entry manifest:full-path="ObjectReplacements/Object 93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3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7" manifest:media-type=""/>
  <manifest:file-entry manifest:full-path="ObjectReplacements/Object 519" manifest:media-type="application/x-openoffice-gdimetafile;windows_formatname=&quot;GDIMetaFile&quot;"/>
  <manifest:file-entry manifest:full-path="ObjectReplacements/Object 93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59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14" manifest:media-type="application/x-openoffice-gdimetafile;windows_formatname=&quot;GDIMetaFile&quot;"/>
  <manifest:file-entry manifest:full-path="ObjectReplacements/Object 685" manifest:media-type="application/x-openoffice-gdimetafile;windows_formatname=&quot;GDIMetaFile&quot;"/>
  <manifest:file-entry manifest:full-path="ObjectReplacements/Object 908" manifest:media-type=""/>
  <manifest:file-entry manifest:full-path="ObjectReplacements/Object 87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933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43" manifest:media-type=""/>
  <manifest:file-entry manifest:full-path="ObjectReplacements/Object 875" manifest:media-type="application/x-openoffice-gdimetafile;windows_formatname=&quot;GDIMetaFile&quot;"/>
  <manifest:file-entry manifest:full-path="ObjectReplacements/Object 904" manifest:media-type=""/>
  <manifest:file-entry manifest:full-path="ObjectReplacements/Object 515" manifest:media-type="application/x-openoffice-gdimetafile;windows_formatname=&quot;GDIMetaFile&quot;"/>
  <manifest:file-entry manifest:full-path="ObjectReplacements/Object 930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803" manifest:media-type="application/x-openoffice-gdimetafile;windows_formatname=&quot;GDIMetaFile&quot;"/>
  <manifest:file-entry manifest:full-path="ObjectReplacements/Object 812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652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8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801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00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59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856" manifest:media-type=""/>
  <manifest:file-entry manifest:full-path="ObjectReplacements/Object 369" manifest:media-type="application/x-openoffice-gdimetafile;windows_formatname=&quot;GDIMetaFile&quot;"/>
  <manifest:file-entry manifest:full-path="ObjectReplacements/Object 813" manifest:media-type="application/x-openoffice-gdimetafile;windows_formatname=&quot;GDIMetaFile&quot;"/>
  <manifest:file-entry manifest:full-path="ObjectReplacements/Object 855" manifest:media-type=""/>
  <manifest:file-entry manifest:full-path="ObjectReplacements/Object 24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924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693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91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906" manifest:media-type=""/>
  <manifest:file-entry manifest:full-path="ObjectReplacements/Object 45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642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4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91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688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65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09" manifest:media-type=""/>
  <manifest:file-entry manifest:full-path="ObjectReplacements/Object 595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36" manifest:media-type=""/>
  <manifest:file-entry manifest:full-path="ObjectReplacements/Object 689" manifest:media-type="application/x-openoffice-gdimetafile;windows_formatname=&quot;GDIMetaFile&quot;"/>
  <manifest:file-entry manifest:full-path="ObjectReplacements/Object 718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253/content.xml" manifest:media-type="text/xml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9/content.xml" manifest:media-type="text/xml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864/content.xml" manifest:media-type="text/xml"/>
  <manifest:file-entry manifest:full-path="Object 864/Configurations2/" manifest:media-type="application/vnd.sun.xml.ui.configuration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670/Configurations2/" manifest:media-type="application/vnd.sun.xml.ui.configuration"/>
  <manifest:file-entry manifest:full-path="Object 670/settings.xml" manifest:media-type="text/xml"/>
  <manifest:file-entry manifest:full-path="Object 670/content.xml" manifest:media-type="text/xml"/>
  <manifest:file-entry manifest:full-path="Object 67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454/settings.xml" manifest:media-type="text/xml"/>
  <manifest:file-entry manifest:full-path="Object 454/Configurations2/" manifest:media-type="application/vnd.sun.xml.ui.configuration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648/settings.xml" manifest:media-type="text/xml"/>
  <manifest:file-entry manifest:full-path="Object 648/Configurations2/" manifest:media-type="application/vnd.sun.xml.ui.configuration"/>
  <manifest:file-entry manifest:full-path="Object 648/content.xml" manifest:media-type="text/xml"/>
  <manifest:file-entry manifest:full-path="Object 648/" manifest:version="1.3" manifest:media-type="application/vnd.oasis.opendocument.formula"/>
  <manifest:file-entry manifest:full-path="Object 261/settings.xml" manifest:media-type="text/xml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649/Configurations2/" manifest:media-type="application/vnd.sun.xml.ui.configuration"/>
  <manifest:file-entry manifest:full-path="Object 649/content.xml" manifest:media-type="text/xml"/>
  <manifest:file-entry manifest:full-path="Object 649/settings.xml" manifest:media-type="text/xml"/>
  <manifest:file-entry manifest:full-path="Object 649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870/Configurations2/" manifest:media-type="application/vnd.sun.xml.ui.configuration"/>
  <manifest:file-entry manifest:full-path="Object 870/settings.xml" manifest:media-type="text/xml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settings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871/content.xml" manifest:media-type="text/xml"/>
  <manifest:file-entry manifest:full-path="Object 871/settings.xml" manifest:media-type="text/xml"/>
  <manifest:file-entry manifest:full-path="Object 871/Configurations2/" manifest:media-type="application/vnd.sun.xml.ui.configuration"/>
  <manifest:file-entry manifest:full-path="Object 871/" manifest:version="1.3" manifest:media-type="application/vnd.oasis.opendocument.formula"/>
  <manifest:file-entry manifest:full-path="Object 900/Configurations2/" manifest:media-type="application/vnd.sun.xml.ui.configuration"/>
  <manifest:file-entry manifest:full-path="Object 900/settings.xml" manifest:media-type="text/xml"/>
  <manifest:file-entry manifest:full-path="Object 900/content.xml" manifest:media-type="text/xml"/>
  <manifest:file-entry manifest:full-path="Object 900/" manifest:version="1.3" manifest:media-type="application/vnd.oasis.opendocument.formula"/>
  <manifest:file-entry manifest:full-path="Object 831/content.xml" manifest:media-type="text/xml"/>
  <manifest:file-entry manifest:full-path="Object 831/settings.xml" manifest:media-type="text/xml"/>
  <manifest:file-entry manifest:full-path="Object 831/Configurations2/" manifest:media-type="application/vnd.sun.xml.ui.configuration"/>
  <manifest:file-entry manifest:full-path="Object 831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style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889/content.xml" manifest:media-type="text/xml"/>
  <manifest:file-entry manifest:full-path="Object 889/settings.xml" manifest:media-type="text/xml"/>
  <manifest:file-entry manifest:full-path="Object 889/Configurations2/" manifest:media-type="application/vnd.sun.xml.ui.configuration"/>
  <manifest:file-entry manifest:full-path="Object 889/" manifest:version="1.3" manifest:media-type="application/vnd.oasis.opendocument.formula"/>
  <manifest:file-entry manifest:full-path="Object 918/settings.xml" manifest:media-type="text/xml"/>
  <manifest:file-entry manifest:full-path="Object 918/Configurations2/" manifest:media-type="application/vnd.sun.xml.ui.configuration"/>
  <manifest:file-entry manifest:full-path="Object 918/content.xml" manifest:media-type="text/xml"/>
  <manifest:file-entry manifest:full-path="Object 918/" manifest:version="1.3" manifest:media-type="application/vnd.oasis.opendocument.formula"/>
  <manifest:file-entry manifest:full-path="Object 695/settings.xml" manifest:media-type="text/xml"/>
  <manifest:file-entry manifest:full-path="Object 695/Configurations2/" manifest:media-type="application/vnd.sun.xml.ui.configuration"/>
  <manifest:file-entry manifest:full-path="Object 695/content.xml" manifest:media-type="text/xml"/>
  <manifest:file-entry manifest:full-path="Object 695/" manifest:version="1.3" manifest:media-type="application/vnd.oasis.opendocument.formula"/>
  <manifest:file-entry manifest:full-path="Object 724/content.xml" manifest:media-type="text/xml"/>
  <manifest:file-entry manifest:full-path="Object 724/Configurations2/" manifest:media-type="application/vnd.sun.xml.ui.configuration"/>
  <manifest:file-entry manifest:full-path="Object 724/settings.xml" manifest:media-type="text/xml"/>
  <manifest:file-entry manifest:full-path="Object 724/" manifest:version="1.3" manifest:media-type="application/vnd.oasis.opendocument.formula"/>
  <manifest:file-entry manifest:full-path="Object 264/content.xml" manifest:media-type="text/xml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680/Configurations2/" manifest:media-type="application/vnd.sun.xml.ui.configuration"/>
  <manifest:file-entry manifest:full-path="Object 680/settings.xml" manifest:media-type="text/xml"/>
  <manifest:file-entry manifest:full-path="Object 680/content.xml" manifest:media-type="text/xml"/>
  <manifest:file-entry manifest:full-path="Object 680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546/settings.xml" manifest:media-type="text/xml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" manifest:version="1.3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363/settings.xml" manifest:media-type="text/xml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557/settings.xml" manifest:media-type="text/xml"/>
  <manifest:file-entry manifest:full-path="Object 557/Configurations2/" manifest:media-type="application/vnd.sun.xml.ui.configuration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547/content.xml" manifest:media-type="text/xml"/>
  <manifest:file-entry manifest:full-path="Object 547/Configurations2/" manifest:media-type="application/vnd.sun.xml.ui.configuration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558/settings.xml" manifest:media-type="text/xml"/>
  <manifest:file-entry manifest:full-path="Object 558/content.xml" manifest:media-type="text/xml"/>
  <manifest:file-entry manifest:full-path="Object 558/Configurations2/" manifest:media-type="application/vnd.sun.xml.ui.configuration"/>
  <manifest:file-entry manifest:full-path="Object 558/" manifest:version="1.3" manifest:media-type="application/vnd.oasis.opendocument.formula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555/settings.xml" manifest:media-type="text/xml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556/settings.xml" manifest:media-type="text/xml"/>
  <manifest:file-entry manifest:full-path="Object 556/content.xml" manifest:media-type="text/xml"/>
  <manifest:file-entry manifest:full-path="Object 556/Configurations2/" manifest:media-type="application/vnd.sun.xml.ui.configuration"/>
  <manifest:file-entry manifest:full-path="Object 556/" manifest:version="1.3" manifest:media-type="application/vnd.oasis.opendocument.formula"/>
  <manifest:file-entry manifest:full-path="Object 452/settings.xml" manifest:media-type="text/xml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646/settings.xml" manifest:media-type="text/xml"/>
  <manifest:file-entry manifest:full-path="Object 646/Configurations2/" manifest:media-type="application/vnd.sun.xml.ui.configuration"/>
  <manifest:file-entry manifest:full-path="Object 646/content.xml" manifest:media-type="text/xml"/>
  <manifest:file-entry manifest:full-path="Object 646/" manifest:version="1.3" manifest:media-type="application/vnd.oasis.opendocument.formula"/>
  <manifest:file-entry manifest:full-path="Object 453/settings.xml" manifest:media-type="text/xml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647/settings.xml" manifest:media-type="text/xml"/>
  <manifest:file-entry manifest:full-path="Object 647/content.xml" manifest:media-type="text/xml"/>
  <manifest:file-entry manifest:full-path="Object 647/Configurations2/" manifest:media-type="application/vnd.sun.xml.ui.configuration"/>
  <manifest:file-entry manifest:full-path="Object 647/" manifest:version="1.3" manifest:media-type="application/vnd.oasis.opendocument.formula"/>
  <manifest:file-entry manifest:full-path="Object 350/content.xml" manifest:media-type="text/xml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690/settings.xml" manifest:media-type="text/xml"/>
  <manifest:file-entry manifest:full-path="Object 690/content.xml" manifest:media-type="text/xml"/>
  <manifest:file-entry manifest:full-path="Object 690/Configurations2/" manifest:media-type="application/vnd.sun.xml.ui.configuration"/>
  <manifest:file-entry manifest:full-path="Object 690/" manifest:version="1.3" manifest:media-type="application/vnd.oasis.opendocument.formula"/>
  <manifest:file-entry manifest:full-path="Object 719/Configurations2/" manifest:media-type="application/vnd.sun.xml.ui.configuration"/>
  <manifest:file-entry manifest:full-path="Object 719/content.xml" manifest:media-type="text/xml"/>
  <manifest:file-entry manifest:full-path="Object 719/settings.xml" manifest:media-type="text/xml"/>
  <manifest:file-entry manifest:full-path="Object 719/" manifest:version="1.3" manifest:media-type="application/vnd.oasis.opendocument.formula"/>
  <manifest:file-entry manifest:full-path="Object 331/settings.xml" manifest:media-type="text/xml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" manifest:version="1.3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Configurations2/" manifest:media-type="application/vnd.sun.xml.ui.configuration"/>
  <manifest:file-entry manifest:full-path="Object 249/" manifest:version="1.3" manifest:media-type="application/vnd.oasis.opendocument.formula"/>
  <manifest:file-entry manifest:full-path="Object 664/content.xml" manifest:media-type="text/xml"/>
  <manifest:file-entry manifest:full-path="Object 664/Configurations2/" manifest:media-type="application/vnd.sun.xml.ui.configuration"/>
  <manifest:file-entry manifest:full-path="Object 664/settings.xml" manifest:media-type="text/xml"/>
  <manifest:file-entry manifest:full-path="Object 664/" manifest:version="1.3" manifest:media-type="application/vnd.oasis.opendocument.formula"/>
  <manifest:file-entry manifest:full-path="Object 470/settings.xml" manifest:media-type="text/xml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" manifest:version="1.3" manifest:media-type="application/vnd.oasis.opendocument.formula"/>
  <manifest:file-entry manifest:full-path="Object 858/Configurations2/" manifest:media-type="application/vnd.sun.xml.ui.configuration"/>
  <manifest:file-entry manifest:full-path="Object 858/content.xml" manifest:media-type="text/xml"/>
  <manifest:file-entry manifest:full-path="Object 858/settings.xml" manifest:media-type="text/xml"/>
  <manifest:file-entry manifest:full-path="Object 858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754/content.xml" manifest:media-type="text/xml"/>
  <manifest:file-entry manifest:full-path="Object 754/settings.xml" manifest:media-type="text/xml"/>
  <manifest:file-entry manifest:full-path="Object 754/Configurations2/" manifest:media-type="application/vnd.sun.xml.ui.configuration"/>
  <manifest:file-entry manifest:full-path="Object 754/" manifest:version="1.3" manifest:media-type="application/vnd.oasis.opendocument.formula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settings.xml" manifest:media-type="text/xml"/>
  <manifest:file-entry manifest:full-path="Object 560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674/Configurations2/" manifest:media-type="application/vnd.sun.xml.ui.configuration"/>
  <manifest:file-entry manifest:full-path="Object 674/settings.xml" manifest:media-type="text/xml"/>
  <manifest:file-entry manifest:full-path="Object 674/content.xml" manifest:media-type="text/xml"/>
  <manifest:file-entry manifest:full-path="Object 674/" manifest:version="1.3" manifest:media-type="application/vnd.oasis.opendocument.formula"/>
  <manifest:file-entry manifest:full-path="Object 868/content.xml" manifest:media-type="text/xml"/>
  <manifest:file-entry manifest:full-path="Object 868/settings.xml" manifest:media-type="text/xml"/>
  <manifest:file-entry manifest:full-path="Object 868/Configurations2/" manifest:media-type="application/vnd.sun.xml.ui.configuration"/>
  <manifest:file-entry manifest:full-path="Object 868/" manifest:version="1.3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577/content.xml" manifest:media-type="text/xml"/>
  <manifest:file-entry manifest:full-path="Object 577/settings.xml" manifest:media-type="text/xml"/>
  <manifest:file-entry manifest:full-path="Object 577/Configurations2/" manifest:media-type="application/vnd.sun.xml.ui.configuration"/>
  <manifest:file-entry manifest:full-path="Object 577/" manifest:version="1.3" manifest:media-type="application/vnd.oasis.opendocument.formula"/>
  <manifest:file-entry manifest:full-path="Object 606/content.xml" manifest:media-type="text/xml"/>
  <manifest:file-entry manifest:full-path="Object 606/settings.xml" manifest:media-type="text/xml"/>
  <manifest:file-entry manifest:full-path="Object 606/Configurations2/" manifest:media-type="application/vnd.sun.xml.ui.configuration"/>
  <manifest:file-entry manifest:full-path="Object 606/" manifest:version="1.3" manifest:media-type="application/vnd.oasis.opendocument.formula"/>
  <manifest:file-entry manifest:full-path="Object 599/Configurations2/" manifest:media-type="application/vnd.sun.xml.ui.configuration"/>
  <manifest:file-entry manifest:full-path="Object 599/settings.xml" manifest:media-type="text/xml"/>
  <manifest:file-entry manifest:full-path="Object 599/content.xml" manifest:media-type="text/xml"/>
  <manifest:file-entry manifest:full-path="Object 599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" manifest:version="1.3" manifest:media-type="application/vnd.oasis.opendocument.formula"/>
  <manifest:file-entry manifest:full-path="Object 512/Configurations2/" manifest:media-type="application/vnd.sun.xml.ui.configuration"/>
  <manifest:file-entry manifest:full-path="Object 512/settings.xml" manifest:media-type="text/xml"/>
  <manifest:file-entry manifest:full-path="Object 512/content.xml" manifest:media-type="text/xml"/>
  <manifest:file-entry manifest:full-path="Object 512/" manifest:version="1.3" manifest:media-type="application/vnd.oasis.opendocument.formula"/>
  <manifest:file-entry manifest:full-path="Object 483/content.xml" manifest:media-type="text/xml"/>
  <manifest:file-entry manifest:full-path="Object 483/Configurations2/" manifest:media-type="application/vnd.sun.xml.ui.configuration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677/Configurations2/" manifest:media-type="application/vnd.sun.xml.ui.configuration"/>
  <manifest:file-entry manifest:full-path="Object 677/content.xml" manifest:media-type="text/xml"/>
  <manifest:file-entry manifest:full-path="Object 677/settings.xml" manifest:media-type="text/xml"/>
  <manifest:file-entry manifest:full-path="Object 677/" manifest:version="1.3" manifest:media-type="application/vnd.oasis.opendocument.formula"/>
  <manifest:file-entry manifest:full-path="Object 804/settings.xml" manifest:media-type="text/xml"/>
  <manifest:file-entry manifest:full-path="Object 804/Configurations2/" manifest:media-type="application/vnd.sun.xml.ui.configuration"/>
  <manifest:file-entry manifest:full-path="Object 804/content.xml" manifest:media-type="text/xml"/>
  <manifest:file-entry manifest:full-path="Object 804/" manifest:version="1.3" manifest:media-type="application/vnd.oasis.opendocument.formula"/>
  <manifest:file-entry manifest:full-path="content.xml" manifest:media-type="text/xml"/>
  <manifest:file-entry manifest:full-path="Object 867/settings.xml" manifest:media-type="text/xml"/>
  <manifest:file-entry manifest:full-path="Object 867/content.xml" manifest:media-type="text/xml"/>
  <manifest:file-entry manifest:full-path="Object 867/Configurations2/" manifest:media-type="application/vnd.sun.xml.ui.configuration"/>
  <manifest:file-entry manifest:full-path="Object 867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806/Configurations2/" manifest:media-type="application/vnd.sun.xml.ui.configuration"/>
  <manifest:file-entry manifest:full-path="Object 806/settings.xml" manifest:media-type="text/xml"/>
  <manifest:file-entry manifest:full-path="Object 806/content.xml" manifest:media-type="text/xml"/>
  <manifest:file-entry manifest:full-path="Object 806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617/Configurations2/" manifest:media-type="application/vnd.sun.xml.ui.configuration"/>
  <manifest:file-entry manifest:full-path="Object 617/settings.xml" manifest:media-type="text/xml"/>
  <manifest:file-entry manifest:full-path="Object 617/content.xml" manifest:media-type="text/xml"/>
  <manifest:file-entry manifest:full-path="Object 617/" manifest:version="1.3" manifest:media-type="application/vnd.oasis.opendocument.formula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681/Configurations2/" manifest:media-type="application/vnd.sun.xml.ui.configuration"/>
  <manifest:file-entry manifest:full-path="Object 681/settings.xml" manifest:media-type="text/xml"/>
  <manifest:file-entry manifest:full-path="Object 681/content.xml" manifest:media-type="text/xml"/>
  <manifest:file-entry manifest:full-path="Object 681/" manifest:version="1.3" manifest:media-type="application/vnd.oasis.opendocument.formula"/>
  <manifest:file-entry manifest:full-path="Object 807/Configurations2/" manifest:media-type="application/vnd.sun.xml.ui.configuration"/>
  <manifest:file-entry manifest:full-path="Object 807/content.xml" manifest:media-type="text/xml"/>
  <manifest:file-entry manifest:full-path="Object 807/settings.xml" manifest:media-type="text/xml"/>
  <manifest:file-entry manifest:full-path="Object 807/" manifest:version="1.3" manifest:media-type="application/vnd.oasis.opendocument.formula"/>
  <manifest:file-entry manifest:full-path="Object 576/settings.xml" manifest:media-type="text/xml"/>
  <manifest:file-entry manifest:full-path="Object 576/Configurations2/" manifest:media-type="application/vnd.sun.xml.ui.configuration"/>
  <manifest:file-entry manifest:full-path="Object 576/content.xml" manifest:media-type="text/xml"/>
  <manifest:file-entry manifest:full-path="Object 576/" manifest:version="1.3" manifest:media-type="application/vnd.oasis.opendocument.formula"/>
  <manifest:file-entry manifest:full-path="Object 605/settings.xml" manifest:media-type="text/xml"/>
  <manifest:file-entry manifest:full-path="Object 605/Configurations2/" manifest:media-type="application/vnd.sun.xml.ui.configuration"/>
  <manifest:file-entry manifest:full-path="Object 605/content.xml" manifest:media-type="text/xml"/>
  <manifest:file-entry manifest:full-path="Object 605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805/Configurations2/" manifest:media-type="application/vnd.sun.xml.ui.configuration"/>
  <manifest:file-entry manifest:full-path="Object 805/content.xml" manifest:media-type="text/xml"/>
  <manifest:file-entry manifest:full-path="Object 805/settings.xml" manifest:media-type="text/xml"/>
  <manifest:file-entry manifest:full-path="Object 805/" manifest:version="1.3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894/settings.xml" manifest:media-type="text/xml"/>
  <manifest:file-entry manifest:full-path="Object 894/Configurations2/" manifest:media-type="application/vnd.sun.xml.ui.configuration"/>
  <manifest:file-entry manifest:full-path="Object 894/content.xml" manifest:media-type="text/xml"/>
  <manifest:file-entry manifest:full-path="Object 894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content.xml" manifest:media-type="text/xml"/>
  <manifest:file-entry manifest:full-path="Object 508/" manifest:version="1.3" manifest:media-type="application/vnd.oasis.opendocument.formula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923/content.xml" manifest:media-type="text/xml"/>
  <manifest:file-entry manifest:full-path="Object 923/Configurations2/" manifest:media-type="application/vnd.sun.xml.ui.configuration"/>
  <manifest:file-entry manifest:full-path="Object 923/settings.xml" manifest:media-type="text/xml"/>
  <manifest:file-entry manifest:full-path="Object 923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349/settings.xml" manifest:media-type="text/xml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613/Configurations2/" manifest:media-type="application/vnd.sun.xml.ui.configuration"/>
  <manifest:file-entry manifest:full-path="Object 613/content.xml" manifest:media-type="text/xml"/>
  <manifest:file-entry manifest:full-path="Object 613/settings.xml" manifest:media-type="text/xml"/>
  <manifest:file-entry manifest:full-path="Object 613/" manifest:version="1.3" manifest:media-type="application/vnd.oasis.opendocument.formula"/>
  <manifest:file-entry manifest:full-path="Object 584/Configurations2/" manifest:media-type="application/vnd.sun.xml.ui.configuration"/>
  <manifest:file-entry manifest:full-path="Object 584/content.xml" manifest:media-type="text/xml"/>
  <manifest:file-entry manifest:full-path="Object 584/settings.xml" manifest:media-type="text/xml"/>
  <manifest:file-entry manifest:full-path="Object 584/" manifest:version="1.3" manifest:media-type="application/vnd.oasis.opendocument.formula"/>
  <manifest:file-entry manifest:full-path="Object 833/settings.xml" manifest:media-type="text/xml"/>
  <manifest:file-entry manifest:full-path="Object 833/Configurations2/" manifest:media-type="application/vnd.sun.xml.ui.configuration"/>
  <manifest:file-entry manifest:full-path="Object 833/content.xml" manifest:media-type="text/xml"/>
  <manifest:file-entry manifest:full-path="Object 833/" manifest:version="1.3" manifest:media-type="application/vnd.oasis.opendocument.formula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612/content.xml" manifest:media-type="text/xml"/>
  <manifest:file-entry manifest:full-path="Object 612/Configurations2/" manifest:media-type="application/vnd.sun.xml.ui.configuration"/>
  <manifest:file-entry manifest:full-path="Object 612/settings.xml" manifest:media-type="text/xml"/>
  <manifest:file-entry manifest:full-path="Object 612/" manifest:version="1.3" manifest:media-type="application/vnd.oasis.opendocument.formula"/>
  <manifest:file-entry manifest:full-path="Object 583/content.xml" manifest:media-type="text/xml"/>
  <manifest:file-entry manifest:full-path="Object 583/settings.xml" manifest:media-type="text/xml"/>
  <manifest:file-entry manifest:full-path="Object 583/Configurations2/" manifest:media-type="application/vnd.sun.xml.ui.configuration"/>
  <manifest:file-entry manifest:full-path="Object 583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611/settings.xml" manifest:media-type="text/xml"/>
  <manifest:file-entry manifest:full-path="Object 611/Configurations2/" manifest:media-type="application/vnd.sun.xml.ui.configuration"/>
  <manifest:file-entry manifest:full-path="Object 611/content.xml" manifest:media-type="text/xml"/>
  <manifest:file-entry manifest:full-path="Object 611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582/content.xml" manifest:media-type="text/xml"/>
  <manifest:file-entry manifest:full-path="Object 582/Configurations2/" manifest:media-type="application/vnd.sun.xml.ui.configuration"/>
  <manifest:file-entry manifest:full-path="Object 582/settings.xml" manifest:media-type="text/xml"/>
  <manifest:file-entry manifest:full-path="Object 582/" manifest:version="1.3" manifest:media-type="application/vnd.oasis.opendocument.formula"/>
  <manifest:file-entry manifest:full-path="Object 610/content.xml" manifest:media-type="text/xml"/>
  <manifest:file-entry manifest:full-path="Object 610/Configurations2/" manifest:media-type="application/vnd.sun.xml.ui.configuration"/>
  <manifest:file-entry manifest:full-path="Object 610/settings.xml" manifest:media-type="text/xml"/>
  <manifest:file-entry manifest:full-path="Object 610/" manifest:version="1.3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604/content.xml" manifest:media-type="text/xml"/>
  <manifest:file-entry manifest:full-path="Object 604/Configurations2/" manifest:media-type="application/vnd.sun.xml.ui.configuration"/>
  <manifest:file-entry manifest:full-path="Object 604/settings.xml" manifest:media-type="text/xml"/>
  <manifest:file-entry manifest:full-path="Object 604/" manifest:version="1.3" manifest:media-type="application/vnd.oasis.opendocument.formula"/>
  <manifest:file-entry manifest:full-path="Object 575/settings.xml" manifest:media-type="text/xml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821/settings.xml" manifest:media-type="text/xml"/>
  <manifest:file-entry manifest:full-path="Object 821/Configurations2/" manifest:media-type="application/vnd.sun.xml.ui.configuration"/>
  <manifest:file-entry manifest:full-path="Object 821/content.xml" manifest:media-type="text/xml"/>
  <manifest:file-entry manifest:full-path="Object 821/" manifest:version="1.3" manifest:media-type="application/vnd.oasis.opendocument.formula"/>
  <manifest:file-entry manifest:full-path="Object 792/settings.xml" manifest:media-type="text/xml"/>
  <manifest:file-entry manifest:full-path="Object 792/content.xml" manifest:media-type="text/xml"/>
  <manifest:file-entry manifest:full-path="Object 792/Configurations2/" manifest:media-type="application/vnd.sun.xml.ui.configuration"/>
  <manifest:file-entry manifest:full-path="Object 792/" manifest:version="1.3" manifest:media-type="application/vnd.oasis.opendocument.formula"/>
  <manifest:file-entry manifest:full-path="Object 561/Configurations2/" manifest:media-type="application/vnd.sun.xml.ui.configuration"/>
  <manifest:file-entry manifest:full-path="Object 561/content.xml" manifest:media-type="text/xml"/>
  <manifest:file-entry manifest:full-path="Object 561/settings.xml" manifest:media-type="text/xml"/>
  <manifest:file-entry manifest:full-path="Object 561/" manifest:version="1.3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607/Configurations2/" manifest:media-type="application/vnd.sun.xml.ui.configuration"/>
  <manifest:file-entry manifest:full-path="Object 607/content.xml" manifest:media-type="text/xml"/>
  <manifest:file-entry manifest:full-path="Object 607/settings.xml" manifest:media-type="text/xml"/>
  <manifest:file-entry manifest:full-path="Object 607/" manifest:version="1.3" manifest:media-type="application/vnd.oasis.opendocument.formula"/>
  <manifest:file-entry manifest:full-path="Object 616/Configurations2/" manifest:media-type="application/vnd.sun.xml.ui.configuration"/>
  <manifest:file-entry manifest:full-path="Object 616/settings.xml" manifest:media-type="text/xml"/>
  <manifest:file-entry manifest:full-path="Object 616/content.xml" manifest:media-type="text/xml"/>
  <manifest:file-entry manifest:full-path="Object 616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684/settings.xml" manifest:media-type="text/xml"/>
  <manifest:file-entry manifest:full-path="Object 684/Configurations2/" manifest:media-type="application/vnd.sun.xml.ui.configuration"/>
  <manifest:file-entry manifest:full-path="Object 684/content.xml" manifest:media-type="text/xml"/>
  <manifest:file-entry manifest:full-path="Object 684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67/content.xml" manifest:media-type="text/xml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811/settings.xml" manifest:media-type="text/xml"/>
  <manifest:file-entry manifest:full-path="Object 811/Configurations2/" manifest:media-type="application/vnd.sun.xml.ui.configuration"/>
  <manifest:file-entry manifest:full-path="Object 811/content.xml" manifest:media-type="text/xml"/>
  <manifest:file-entry manifest:full-path="Object 811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498/settings.xml" manifest:media-type="text/xml"/>
  <manifest:file-entry manifest:full-path="Object 498/Configurations2/" manifest:media-type="application/vnd.sun.xml.ui.configuration"/>
  <manifest:file-entry manifest:full-path="Object 498/content.xml" manifest:media-type="text/xml"/>
  <manifest:file-entry manifest:full-path="Object 498/" manifest:version="1.3" manifest:media-type="application/vnd.oasis.opendocument.formula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603/Configurations2/" manifest:media-type="application/vnd.sun.xml.ui.configuration"/>
  <manifest:file-entry manifest:full-path="Object 603/content.xml" manifest:media-type="text/xml"/>
  <manifest:file-entry manifest:full-path="Object 603/settings.xml" manifest:media-type="text/xml"/>
  <manifest:file-entry manifest:full-path="Object 603/" manifest:version="1.3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574/content.xml" manifest:media-type="text/xml"/>
  <manifest:file-entry manifest:full-path="Object 574/Configurations2/" manifest:media-type="application/vnd.sun.xml.ui.configuration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559/Configurations2/" manifest:media-type="application/vnd.sun.xml.ui.configuration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840/Configurations2/" manifest:media-type="application/vnd.sun.xml.ui.configuration"/>
  <manifest:file-entry manifest:full-path="Object 840/content.xml" manifest:media-type="text/xml"/>
  <manifest:file-entry manifest:full-path="Object 840/settings.xml" manifest:media-type="text/xml"/>
  <manifest:file-entry manifest:full-path="Object 840/" manifest:version="1.3" manifest:media-type="application/vnd.oasis.opendocument.formula"/>
  <manifest:file-entry manifest:full-path="Object 571/settings.xml" manifest:media-type="text/xml"/>
  <manifest:file-entry manifest:full-path="Object 571/content.xml" manifest:media-type="text/xml"/>
  <manifest:file-entry manifest:full-path="Object 571/Configurations2/" manifest:media-type="application/vnd.sun.xml.ui.configuration"/>
  <manifest:file-entry manifest:full-path="Object 571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00/Configurations2/" manifest:media-type="application/vnd.sun.xml.ui.configuration"/>
  <manifest:file-entry manifest:full-path="Object 600/content.xml" manifest:media-type="text/xml"/>
  <manifest:file-entry manifest:full-path="Object 600/settings.xml" manifest:media-type="text/xml"/>
  <manifest:file-entry manifest:full-path="Object 600/" manifest:version="1.3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" manifest:version="1.3" manifest:media-type="application/vnd.oasis.opendocument.formula"/>
  <manifest:file-entry manifest:full-path="Object 865/settings.xml" manifest:media-type="text/xml"/>
  <manifest:file-entry manifest:full-path="Object 865/Configurations2/" manifest:media-type="application/vnd.sun.xml.ui.configuration"/>
  <manifest:file-entry manifest:full-path="Object 865/content.xml" manifest:media-type="text/xml"/>
  <manifest:file-entry manifest:full-path="Object 865/" manifest:version="1.3" manifest:media-type="application/vnd.oasis.opendocument.formula"/>
  <manifest:file-entry manifest:full-path="Object 415/content.xml" manifest:media-type="text/xml"/>
  <manifest:file-entry manifest:full-path="Object 415/settings.xml" manifest:media-type="text/xml"/>
  <manifest:file-entry manifest:full-path="Object 415/Configurations2/" manifest:media-type="application/vnd.sun.xml.ui.configuration"/>
  <manifest:file-entry manifest:full-path="Object 415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settings.xml" manifest:media-type="text/xml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564/content.xml" manifest:media-type="text/xml"/>
  <manifest:file-entry manifest:full-path="Object 564/Configurations2/" manifest:media-type="application/vnd.sun.xml.ui.configuration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884/Configurations2/" manifest:media-type="application/vnd.sun.xml.ui.configuration"/>
  <manifest:file-entry manifest:full-path="Object 884/settings.xml" manifest:media-type="text/xml"/>
  <manifest:file-entry manifest:full-path="Object 884/content.xml" manifest:media-type="text/xml"/>
  <manifest:file-entry manifest:full-path="Object 884/" manifest:version="1.3" manifest:media-type="application/vnd.oasis.opendocument.formula"/>
  <manifest:file-entry manifest:full-path="Object 913/Configurations2/" manifest:media-type="application/vnd.sun.xml.ui.configuration"/>
  <manifest:file-entry manifest:full-path="Object 913/content.xml" manifest:media-type="text/xml"/>
  <manifest:file-entry manifest:full-path="Object 913/settings.xml" manifest:media-type="text/xml"/>
  <manifest:file-entry manifest:full-path="Object 913/" manifest:version="1.3" manifest:media-type="application/vnd.oasis.opendocument.formula"/>
  <manifest:file-entry manifest:full-path="Object 469/content.xml" manifest:media-type="text/xml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570/Configurations2/" manifest:media-type="application/vnd.sun.xml.ui.configuration"/>
  <manifest:file-entry manifest:full-path="Object 570/content.xml" manifest:media-type="text/xml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753/Configurations2/" manifest:media-type="application/vnd.sun.xml.ui.configuration"/>
  <manifest:file-entry manifest:full-path="Object 753/settings.xml" manifest:media-type="text/xml"/>
  <manifest:file-entry manifest:full-path="Object 753/content.xml" manifest:media-type="text/xml"/>
  <manifest:file-entry manifest:full-path="Object 753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" manifest:version="1.3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" manifest:version="1.3" manifest:media-type="application/vnd.oasis.opendocument.formula"/>
  <manifest:file-entry manifest:full-path="Object 601/Configurations2/" manifest:media-type="application/vnd.sun.xml.ui.configuration"/>
  <manifest:file-entry manifest:full-path="Object 601/settings.xml" manifest:media-type="text/xml"/>
  <manifest:file-entry manifest:full-path="Object 601/content.xml" manifest:media-type="text/xml"/>
  <manifest:file-entry manifest:full-path="Object 601/" manifest:version="1.3" manifest:media-type="application/vnd.oasis.opendocument.formula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572/settings.xml" manifest:media-type="text/xml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" manifest:version="1.3" manifest:media-type="application/vnd.oasis.opendocument.formula"/>
  <manifest:file-entry manifest:full-path="Object 544/content.xml" manifest:media-type="text/xml"/>
  <manifest:file-entry manifest:full-path="Object 544/Configurations2/" manifest:media-type="application/vnd.sun.xml.ui.configuration"/>
  <manifest:file-entry manifest:full-path="Object 544/settings.xml" manifest:media-type="text/xml"/>
  <manifest:file-entry manifest:full-path="Object 544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602/settings.xml" manifest:media-type="text/xml"/>
  <manifest:file-entry manifest:full-path="Object 602/Configurations2/" manifest:media-type="application/vnd.sun.xml.ui.configuration"/>
  <manifest:file-entry manifest:full-path="Object 602/content.xml" manifest:media-type="text/xml"/>
  <manifest:file-entry manifest:full-path="Object 602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562/settings.xml" manifest:media-type="text/xml"/>
  <manifest:file-entry manifest:full-path="Object 562/Configurations2/" manifest:media-type="application/vnd.sun.xml.ui.configuration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866/Configurations2/" manifest:media-type="application/vnd.sun.xml.ui.configuration"/>
  <manifest:file-entry manifest:full-path="Object 866/settings.xml" manifest:media-type="text/xml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" manifest:version="1.3" manifest:media-type="application/vnd.oasis.opendocument.formula"/>
  <manifest:file-entry manifest:full-path="Object 458/settings.xml" manifest:media-type="text/xml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settings.xml" manifest:media-type="text/xml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873/settings.xml" manifest:media-type="text/xml"/>
  <manifest:file-entry manifest:full-path="Object 873/Configurations2/" manifest:media-type="application/vnd.sun.xml.ui.configuration"/>
  <manifest:file-entry manifest:full-path="Object 873/content.xml" manifest:media-type="text/xml"/>
  <manifest:file-entry manifest:full-path="Object 873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settings.xml" manifest:media-type="text/xml"/>
  <manifest:file-entry manifest:full-path="Object 514/content.xml" manifest:media-type="text/xml"/>
  <manifest:file-entry manifest:full-path="Object 51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457/settings.xml" manifest:media-type="text/xml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" manifest:version="1.3" manifest:media-type="application/vnd.oasis.opendocument.formula"/>
  <manifest:file-entry manifest:full-path="Object 901/content.xml" manifest:media-type="text/xml"/>
  <manifest:file-entry manifest:full-path="Object 901/Configurations2/" manifest:media-type="application/vnd.sun.xml.ui.configuration"/>
  <manifest:file-entry manifest:full-path="Object 901/settings.xml" manifest:media-type="text/xml"/>
  <manifest:file-entry manifest:full-path="Object 901/" manifest:version="1.3" manifest:media-type="application/vnd.oasis.opendocument.formula"/>
  <manifest:file-entry manifest:full-path="Object 872/Configurations2/" manifest:media-type="application/vnd.sun.xml.ui.configuration"/>
  <manifest:file-entry manifest:full-path="Object 872/settings.xml" manifest:media-type="text/xml"/>
  <manifest:file-entry manifest:full-path="Object 872/content.xml" manifest:media-type="text/xml"/>
  <manifest:file-entry manifest:full-path="Object 872/" manifest:version="1.3" manifest:media-type="application/vnd.oasis.opendocument.formula"/>
  <manifest:file-entry manifest:full-path="Object 337/settings.xml" manifest:media-type="text/xml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content.xml" manifest:media-type="text/xml"/>
  <manifest:file-entry manifest:full-path="Object 752/settings.xml" manifest:media-type="text/xml"/>
  <manifest:file-entry manifest:full-path="Object 752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874/Configurations2/" manifest:media-type="application/vnd.sun.xml.ui.configuration"/>
  <manifest:file-entry manifest:full-path="Object 874/settings.xml" manifest:media-type="text/xml"/>
  <manifest:file-entry manifest:full-path="Object 874/content.xml" manifest:media-type="text/xml"/>
  <manifest:file-entry manifest:full-path="Object 874/" manifest:version="1.3" manifest:media-type="application/vnd.oasis.opendocument.formula"/>
  <manifest:file-entry manifest:full-path="Object 903/settings.xml" manifest:media-type="text/xml"/>
  <manifest:file-entry manifest:full-path="Object 903/Configurations2/" manifest:media-type="application/vnd.sun.xml.ui.configuration"/>
  <manifest:file-entry manifest:full-path="Object 903/content.xml" manifest:media-type="text/xml"/>
  <manifest:file-entry manifest:full-path="Object 90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Configurations2/" manifest:media-type="application/vnd.sun.xml.ui.configuration"/>
  <manifest:file-entry manifest:full-path="Object 320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679/Configurations2/" manifest:media-type="application/vnd.sun.xml.ui.configuration"/>
  <manifest:file-entry manifest:full-path="Object 679/content.xml" manifest:media-type="text/xml"/>
  <manifest:file-entry manifest:full-path="Object 679/settings.xml" manifest:media-type="text/xml"/>
  <manifest:file-entry manifest:full-path="Object 679/" manifest:version="1.3" manifest:media-type="application/vnd.oasis.opendocument.formula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733/content.xml" manifest:media-type="text/xml"/>
  <manifest:file-entry manifest:full-path="Object 733/Configurations2/" manifest:media-type="application/vnd.sun.xml.ui.configuration"/>
  <manifest:file-entry manifest:full-path="Object 733/settings.xml" manifest:media-type="text/xml"/>
  <manifest:file-entry manifest:full-path="Object 733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settings.xml" manifest:media-type="text/xml"/>
  <manifest:file-entry manifest:full-path="Object 898/content.xml" manifest:media-type="text/xml"/>
  <manifest:file-entry manifest:full-path="Object 898/" manifest:version="1.3" manifest:media-type="application/vnd.oasis.opendocument.formula"/>
  <manifest:file-entry manifest:full-path="Object 927/content.xml" manifest:media-type="text/xml"/>
  <manifest:file-entry manifest:full-path="Object 927/Configurations2/" manifest:media-type="application/vnd.sun.xml.ui.configuration"/>
  <manifest:file-entry manifest:full-path="Object 927/settings.xml" manifest:media-type="text/xml"/>
  <manifest:file-entry manifest:full-path="Object 927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86/Configurations2/" manifest:media-type="application/vnd.sun.xml.ui.configuration"/>
  <manifest:file-entry manifest:full-path="Object 586/settings.xml" manifest:media-type="text/xml"/>
  <manifest:file-entry manifest:full-path="Object 586/content.xml" manifest:media-type="text/xml"/>
  <manifest:file-entry manifest:full-path="Object 586/" manifest:version="1.3" manifest:media-type="application/vnd.oasis.opendocument.formula"/>
  <manifest:file-entry manifest:full-path="Object 615/Configurations2/" manifest:media-type="application/vnd.sun.xml.ui.configuration"/>
  <manifest:file-entry manifest:full-path="Object 615/content.xml" manifest:media-type="text/xml"/>
  <manifest:file-entry manifest:full-path="Object 615/settings.xml" manifest:media-type="text/xml"/>
  <manifest:file-entry manifest:full-path="Object 615/" manifest:version="1.3" manifest:media-type="application/vnd.oasis.opendocument.formula"/>
  <manifest:file-entry manifest:full-path="Object 809/settings.xml" manifest:media-type="text/xml"/>
  <manifest:file-entry manifest:full-path="Object 809/Configurations2/" manifest:media-type="application/vnd.sun.xml.ui.configuration"/>
  <manifest:file-entry manifest:full-path="Object 809/content.xml" manifest:media-type="text/xml"/>
  <manifest:file-entry manifest:full-path="Object 809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683/Configurations2/" manifest:media-type="application/vnd.sun.xml.ui.configuration"/>
  <manifest:file-entry manifest:full-path="Object 683/content.xml" manifest:media-type="text/xml"/>
  <manifest:file-entry manifest:full-path="Object 683/settings.xml" manifest:media-type="text/xml"/>
  <manifest:file-entry manifest:full-path="Object 683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682/Configurations2/" manifest:media-type="application/vnd.sun.xml.ui.configuration"/>
  <manifest:file-entry manifest:full-path="Object 682/content.xml" manifest:media-type="text/xml"/>
  <manifest:file-entry manifest:full-path="Object 682/settings.xml" manifest:media-type="text/xml"/>
  <manifest:file-entry manifest:full-path="Object 682/" manifest:version="1.3" manifest:media-type="application/vnd.oasis.opendocument.formula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666/settings.xml" manifest:media-type="text/xml"/>
  <manifest:file-entry manifest:full-path="Object 666/content.xml" manifest:media-type="text/xml"/>
  <manifest:file-entry manifest:full-path="Object 666/Configurations2/" manifest:media-type="application/vnd.sun.xml.ui.configuration"/>
  <manifest:file-entry manifest:full-path="Object 666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667/content.xml" manifest:media-type="text/xml"/>
  <manifest:file-entry manifest:full-path="Object 667/Configurations2/" manifest:media-type="application/vnd.sun.xml.ui.configuration"/>
  <manifest:file-entry manifest:full-path="Object 667/settings.xml" manifest:media-type="text/xml"/>
  <manifest:file-entry manifest:full-path="Object 667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746/settings.xml" manifest:media-type="text/xml"/>
  <manifest:file-entry manifest:full-path="Object 746/Configurations2/" manifest:media-type="application/vnd.sun.xml.ui.configuration"/>
  <manifest:file-entry manifest:full-path="Object 746/content.xml" manifest:media-type="text/xml"/>
  <manifest:file-entry manifest:full-path="Object 746/" manifest:version="1.3" manifest:media-type="application/vnd.oasis.opendocument.formula"/>
  <manifest:file-entry manifest:full-path="Object 892/settings.xml" manifest:media-type="text/xml"/>
  <manifest:file-entry manifest:full-path="Object 892/Configurations2/" manifest:media-type="application/vnd.sun.xml.ui.configuration"/>
  <manifest:file-entry manifest:full-path="Object 892/content.xml" manifest:media-type="text/xml"/>
  <manifest:file-entry manifest:full-path="Object 892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477/content.xml" manifest:media-type="text/xml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921/settings.xml" manifest:media-type="text/xml"/>
  <manifest:file-entry manifest:full-path="Object 921/Configurations2/" manifest:media-type="application/vnd.sun.xml.ui.configuration"/>
  <manifest:file-entry manifest:full-path="Object 921/content.xml" manifest:media-type="text/xml"/>
  <manifest:file-entry manifest:full-path="Object 921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878/content.xml" manifest:media-type="text/xml"/>
  <manifest:file-entry manifest:full-path="Object 878/Configurations2/" manifest:media-type="application/vnd.sun.xml.ui.configuration"/>
  <manifest:file-entry manifest:full-path="Object 878/settings.xml" manifest:media-type="text/xml"/>
  <manifest:file-entry manifest:full-path="Object 878/" manifest:version="1.3" manifest:media-type="application/vnd.oasis.opendocument.formula"/>
  <manifest:file-entry manifest:full-path="Object 907/settings.xml" manifest:media-type="text/xml"/>
  <manifest:file-entry manifest:full-path="Object 907/Configurations2/" manifest:media-type="application/vnd.sun.xml.ui.configuration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settings.xml" manifest:media-type="text/xml"/>
  <manifest:file-entry manifest:full-path="Object 909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49/settings.xml" manifest:media-type="text/xml"/>
  <manifest:file-entry manifest:full-path="Object 549/Configurations2/" manifest:media-type="application/vnd.sun.xml.ui.configuration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355/content.xml" manifest:media-type="text/xml"/>
  <manifest:file-entry manifest:full-path="Object 355/settings.xml" manifest:media-type="text/xml"/>
  <manifest:file-entry manifest:full-path="Object 355/Configurations2/" manifest:media-type="application/vnd.sun.xml.ui.configuration"/>
  <manifest:file-entry manifest:full-path="Object 355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" manifest:version="1.3" manifest:media-type="application/vnd.oasis.opendocument.formula"/>
  <manifest:file-entry manifest:full-path="Object 841/Configurations2/" manifest:media-type="application/vnd.sun.xml.ui.configuration"/>
  <manifest:file-entry manifest:full-path="Object 841/settings.xml" manifest:media-type="text/xml"/>
  <manifest:file-entry manifest:full-path="Object 841/content.xml" manifest:media-type="text/xml"/>
  <manifest:file-entry manifest:full-path="Object 841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842/Configurations2/" manifest:media-type="application/vnd.sun.xml.ui.configuration"/>
  <manifest:file-entry manifest:full-path="Object 842/settings.xml" manifest:media-type="text/xml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843/settings.xml" manifest:media-type="text/xml"/>
  <manifest:file-entry manifest:full-path="Object 843/Configurations2/" manifest:media-type="application/vnd.sun.xml.ui.configuration"/>
  <manifest:file-entry manifest:full-path="Object 843/content.xml" manifest:media-type="text/xml"/>
  <manifest:file-entry manifest:full-path="Object 843/" manifest:version="1.3" manifest:media-type="application/vnd.oasis.opendocument.formula"/>
  <manifest:file-entry manifest:full-path="Object 844/settings.xml" manifest:media-type="text/xml"/>
  <manifest:file-entry manifest:full-path="Object 844/Configurations2/" manifest:media-type="application/vnd.sun.xml.ui.configuration"/>
  <manifest:file-entry manifest:full-path="Object 844/content.xml" manifest:media-type="text/xml"/>
  <manifest:file-entry manifest:full-path="Object 844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375/content.xml" manifest:media-type="text/xml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567/settings.xml" manifest:media-type="text/xml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851/settings.xml" manifest:media-type="text/xml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68/settings.xml" manifest:media-type="text/xml"/>
  <manifest:file-entry manifest:full-path="Object 568/Configurations2/" manifest:media-type="application/vnd.sun.xml.ui.configuration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374/content.xml" manifest:media-type="text/xml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595/content.xml" manifest:media-type="text/xml"/>
  <manifest:file-entry manifest:full-path="Object 595/Configurations2/" manifest:media-type="application/vnd.sun.xml.ui.configuration"/>
  <manifest:file-entry manifest:full-path="Object 595/settings.xml" manifest:media-type="text/xml"/>
  <manifest:file-entry manifest:full-path="Object 595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852/content.xml" manifest:media-type="text/xml"/>
  <manifest:file-entry manifest:full-path="Object 852/Configurations2/" manifest:media-type="application/vnd.sun.xml.ui.configuration"/>
  <manifest:file-entry manifest:full-path="Object 852/settings.xml" manifest:media-type="text/xml"/>
  <manifest:file-entry manifest:full-path="Object 852/" manifest:version="1.3" manifest:media-type="application/vnd.oasis.opendocument.formula"/>
  <manifest:file-entry manifest:full-path="Object 890/Configurations2/" manifest:media-type="application/vnd.sun.xml.ui.configuration"/>
  <manifest:file-entry manifest:full-path="Object 890/settings.xml" manifest:media-type="text/xml"/>
  <manifest:file-entry manifest:full-path="Object 890/content.xml" manifest:media-type="text/xml"/>
  <manifest:file-entry manifest:full-path="Object 890/" manifest:version="1.3" manifest:media-type="application/vnd.oasis.opendocument.formula"/>
  <manifest:file-entry manifest:full-path="Object 475/settings.xml" manifest:media-type="text/xml"/>
  <manifest:file-entry manifest:full-path="Object 475/content.xml" manifest:media-type="text/xml"/>
  <manifest:file-entry manifest:full-path="Object 475/Configurations2/" manifest:media-type="application/vnd.sun.xml.ui.configuration"/>
  <manifest:file-entry manifest:full-path="Object 475/" manifest:version="1.3" manifest:media-type="application/vnd.oasis.opendocument.formula"/>
  <manifest:file-entry manifest:full-path="Object 669/settings.xml" manifest:media-type="text/xml"/>
  <manifest:file-entry manifest:full-path="Object 669/Configurations2/" manifest:media-type="application/vnd.sun.xml.ui.configuration"/>
  <manifest:file-entry manifest:full-path="Object 669/content.xml" manifest:media-type="text/xml"/>
  <manifest:file-entry manifest:full-path="Object 669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50/settings.xml" manifest:media-type="text/xml"/>
  <manifest:file-entry manifest:full-path="Object 850/Configurations2/" manifest:media-type="application/vnd.sun.xml.ui.configuration"/>
  <manifest:file-entry manifest:full-path="Object 850/content.xml" manifest:media-type="text/xml"/>
  <manifest:file-entry manifest:full-path="Object 850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656/content.xml" manifest:media-type="text/xml"/>
  <manifest:file-entry manifest:full-path="Object 656/Configurations2/" manifest:media-type="application/vnd.sun.xml.ui.configuration"/>
  <manifest:file-entry manifest:full-path="Object 656/settings.xml" manifest:media-type="text/xml"/>
  <manifest:file-entry manifest:full-path="Object 656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657/settings.xml" manifest:media-type="text/xml"/>
  <manifest:file-entry manifest:full-path="Object 657/Configurations2/" manifest:media-type="application/vnd.sun.xml.ui.configuration"/>
  <manifest:file-entry manifest:full-path="Object 657/content.xml" manifest:media-type="text/xml"/>
  <manifest:file-entry manifest:full-path="Object 657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settings.xml" manifest:media-type="text/xml"/>
  <manifest:file-entry manifest:full-path="Object 490/content.xml" manifest:media-type="text/xml"/>
  <manifest:file-entry manifest:full-path="Object 490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3" manifest:media-type="application/vnd.oasis.opendocument.formula"/>
  <manifest:file-entry manifest:full-path="Object 658/settings.xml" manifest:media-type="text/xml"/>
  <manifest:file-entry manifest:full-path="Object 658/Configurations2/" manifest:media-type="application/vnd.sun.xml.ui.configuration"/>
  <manifest:file-entry manifest:full-path="Object 658/content.xml" manifest:media-type="text/xml"/>
  <manifest:file-entry manifest:full-path="Object 658/" manifest:version="1.3" manifest:media-type="application/vnd.oasis.opendocument.formula"/>
  <manifest:file-entry manifest:full-path="Object 464/settings.xml" manifest:media-type="text/xml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" manifest:version="1.3" manifest:media-type="application/vnd.oasis.opendocument.formula"/>
  <manifest:file-entry manifest:full-path="Object 659/settings.xml" manifest:media-type="text/xml"/>
  <manifest:file-entry manifest:full-path="Object 659/Configurations2/" manifest:media-type="application/vnd.sun.xml.ui.configuration"/>
  <manifest:file-entry manifest:full-path="Object 659/content.xml" manifest:media-type="text/xml"/>
  <manifest:file-entry manifest:full-path="Object 659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settings.xml" manifest:media-type="text/xml"/>
  <manifest:file-entry manifest:full-path="Object 521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" manifest:version="1.3" manifest:media-type="application/vnd.oasis.opendocument.formula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465/content.xml" manifest:media-type="text/xml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" manifest:version="1.3" manifest:media-type="application/vnd.oasis.opendocument.formula"/>
  <manifest:file-entry manifest:full-path="Object 665/settings.xml" manifest:media-type="text/xml"/>
  <manifest:file-entry manifest:full-path="Object 665/content.xml" manifest:media-type="text/xml"/>
  <manifest:file-entry manifest:full-path="Object 665/Configurations2/" manifest:media-type="application/vnd.sun.xml.ui.configuration"/>
  <manifest:file-entry manifest:full-path="Object 665/" manifest:version="1.3" manifest:media-type="application/vnd.oasis.opendocument.formula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859/settings.xml" manifest:media-type="text/xml"/>
  <manifest:file-entry manifest:full-path="Object 859/Configurations2/" manifest:media-type="application/vnd.sun.xml.ui.configuration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848/settings.xml" manifest:media-type="text/xml"/>
  <manifest:file-entry manifest:full-path="Object 848/Configurations2/" manifest:media-type="application/vnd.sun.xml.ui.configuration"/>
  <manifest:file-entry manifest:full-path="Object 848/content.xml" manifest:media-type="text/xml"/>
  <manifest:file-entry manifest:full-path="Object 84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511/content.xml" manifest:media-type="text/xml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676/content.xml" manifest:media-type="text/xml"/>
  <manifest:file-entry manifest:full-path="Object 676/Configurations2/" manifest:media-type="application/vnd.sun.xml.ui.configuration"/>
  <manifest:file-entry manifest:full-path="Object 676/settings.xml" manifest:media-type="text/xml"/>
  <manifest:file-entry manifest:full-path="Object 676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596/Configurations2/" manifest:media-type="application/vnd.sun.xml.ui.configuration"/>
  <manifest:file-entry manifest:full-path="Object 596/settings.xml" manifest:media-type="text/xml"/>
  <manifest:file-entry manifest:full-path="Object 596/content.xml" manifest:media-type="text/xml"/>
  <manifest:file-entry manifest:full-path="Object 596/" manifest:version="1.3" manifest:media-type="application/vnd.oasis.opendocument.formula"/>
  <manifest:file-entry manifest:full-path="Object 653/Configurations2/" manifest:media-type="application/vnd.sun.xml.ui.configuration"/>
  <manifest:file-entry manifest:full-path="Object 653/settings.xml" manifest:media-type="text/xml"/>
  <manifest:file-entry manifest:full-path="Object 653/content.xml" manifest:media-type="text/xml"/>
  <manifest:file-entry manifest:full-path="Object 653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597/Configurations2/" manifest:media-type="application/vnd.sun.xml.ui.configuration"/>
  <manifest:file-entry manifest:full-path="Object 597/content.xml" manifest:media-type="text/xml"/>
  <manifest:file-entry manifest:full-path="Object 597/settings.xml" manifest:media-type="text/xml"/>
  <manifest:file-entry manifest:full-path="Object 597/" manifest:version="1.3" manifest:media-type="application/vnd.oasis.opendocument.formula"/>
  <manifest:file-entry manifest:full-path="Object 837/content.xml" manifest:media-type="text/xml"/>
  <manifest:file-entry manifest:full-path="Object 837/Configurations2/" manifest:media-type="application/vnd.sun.xml.ui.configuration"/>
  <manifest:file-entry manifest:full-path="Object 837/settings.xml" manifest:media-type="text/xml"/>
  <manifest:file-entry manifest:full-path="Object 837/" manifest:version="1.3" manifest:media-type="application/vnd.oasis.opendocument.formula"/>
  <manifest:file-entry manifest:full-path="Object 638/content.xml" manifest:media-type="text/xml"/>
  <manifest:file-entry manifest:full-path="Object 638/settings.xml" manifest:media-type="text/xml"/>
  <manifest:file-entry manifest:full-path="Object 638/Configurations2/" manifest:media-type="application/vnd.sun.xml.ui.configuration"/>
  <manifest:file-entry manifest:full-path="Object 638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861/Configurations2/" manifest:media-type="application/vnd.sun.xml.ui.configuration"/>
  <manifest:file-entry manifest:full-path="Object 861/content.xml" manifest:media-type="text/xml"/>
  <manifest:file-entry manifest:full-path="Object 861/settings.xml" manifest:media-type="text/xml"/>
  <manifest:file-entry manifest:full-path="Object 861/" manifest:version="1.3" manifest:media-type="application/vnd.oasis.opendocument.formula"/>
  <manifest:file-entry manifest:full-path="Object 473/content.xml" manifest:media-type="text/xml"/>
  <manifest:file-entry manifest:full-path="Object 473/settings.xml" manifest:media-type="text/xml"/>
  <manifest:file-entry manifest:full-path="Object 473/Configurations2/" manifest:media-type="application/vnd.sun.xml.ui.configuration"/>
  <manifest:file-entry manifest:full-path="Object 473/" manifest:version="1.3" manifest:media-type="application/vnd.oasis.opendocument.formula"/>
  <manifest:file-entry manifest:full-path="Object 502/content.xml" manifest:media-type="text/xml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827/content.xml" manifest:media-type="text/xml"/>
  <manifest:file-entry manifest:full-path="Object 827/Configurations2/" manifest:media-type="application/vnd.sun.xml.ui.configuration"/>
  <manifest:file-entry manifest:full-path="Object 827/settings.xml" manifest:media-type="text/xml"/>
  <manifest:file-entry manifest:full-path="Object 827/" manifest:version="1.3" manifest:media-type="application/vnd.oasis.opendocument.formula"/>
  <manifest:file-entry manifest:full-path="Object 862/settings.xml" manifest:media-type="text/xml"/>
  <manifest:file-entry manifest:full-path="Object 862/Configurations2/" manifest:media-type="application/vnd.sun.xml.ui.configuration"/>
  <manifest:file-entry manifest:full-path="Object 862/content.xml" manifest:media-type="text/xml"/>
  <manifest:file-entry manifest:full-path="Object 862/" manifest:version="1.3" manifest:media-type="application/vnd.oasis.opendocument.formula"/>
  <manifest:file-entry manifest:full-path="Object 935/content.xml" manifest:media-type="text/xml"/>
  <manifest:file-entry manifest:full-path="Object 935/Configurations2/" manifest:media-type="application/vnd.sun.xml.ui.configuration"/>
  <manifest:file-entry manifest:full-path="Object 935/settings.xml" manifest:media-type="text/xml"/>
  <manifest:file-entry manifest:full-path="Object 93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23/content.xml" manifest:media-type="text/xml"/>
  <manifest:file-entry manifest:full-path="Object 723/Configurations2/" manifest:media-type="application/vnd.sun.xml.ui.configuration"/>
  <manifest:file-entry manifest:full-path="Object 723/settings.xml" manifest:media-type="text/xml"/>
  <manifest:file-entry manifest:full-path="Object 723/" manifest:version="1.3" manifest:media-type="application/vnd.oasis.opendocument.formula"/>
  <manifest:file-entry manifest:full-path="Object 694/Configurations2/" manifest:media-type="application/vnd.sun.xml.ui.configuration"/>
  <manifest:file-entry manifest:full-path="Object 694/settings.xml" manifest:media-type="text/xml"/>
  <manifest:file-entry manifest:full-path="Object 694/content.xml" manifest:media-type="text/xml"/>
  <manifest:file-entry manifest:full-path="Object 694/" manifest:version="1.3" manifest:media-type="application/vnd.oasis.opendocument.formula"/>
  <manifest:file-entry manifest:full-path="Object 917/Configurations2/" manifest:media-type="application/vnd.sun.xml.ui.configuration"/>
  <manifest:file-entry manifest:full-path="Object 917/content.xml" manifest:media-type="text/xml"/>
  <manifest:file-entry manifest:full-path="Object 917/settings.xml" manifest:media-type="text/xml"/>
  <manifest:file-entry manifest:full-path="Object 917/" manifest:version="1.3" manifest:media-type="application/vnd.oasis.opendocument.formula"/>
  <manifest:file-entry manifest:full-path="Object 888/settings.xml" manifest:media-type="text/xml"/>
  <manifest:file-entry manifest:full-path="Object 888/content.xml" manifest:media-type="text/xml"/>
  <manifest:file-entry manifest:full-path="Object 888/Configurations2/" manifest:media-type="application/vnd.sun.xml.ui.configuration"/>
  <manifest:file-entry manifest:full-path="Object 888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655/settings.xml" manifest:media-type="text/xml"/>
  <manifest:file-entry manifest:full-path="Object 655/content.xml" manifest:media-type="text/xml"/>
  <manifest:file-entry manifest:full-path="Object 655/Configurations2/" manifest:media-type="application/vnd.sun.xml.ui.configuration"/>
  <manifest:file-entry manifest:full-path="Object 655/" manifest:version="1.3" manifest:media-type="application/vnd.oasis.opendocument.formula"/>
  <manifest:file-entry manifest:full-path="Object 849/settings.xml" manifest:media-type="text/xml"/>
  <manifest:file-entry manifest:full-path="Object 849/Configurations2/" manifest:media-type="application/vnd.sun.xml.ui.configuration"/>
  <manifest:file-entry manifest:full-path="Object 849/content.xml" manifest:media-type="text/xml"/>
  <manifest:file-entry manifest:full-path="Object 849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Thumbnails/thumbnail.png" manifest:media-type="image/png"/>
  <manifest:file-entry manifest:full-path="Object 863/Configurations2/" manifest:media-type="application/vnd.sun.xml.ui.configuration"/>
  <manifest:file-entry manifest:full-path="Object 863/settings.xml" manifest:media-type="text/xml"/>
  <manifest:file-entry manifest:full-path="Object 863/content.xml" manifest:media-type="text/xml"/>
  <manifest:file-entry manifest:full-path="Object 863/" manifest:version="1.3" manifest:media-type="application/vnd.oasis.opendocument.formula"/>
  <manifest:file-entry manifest:full-path="Object 645/content.xml" manifest:media-type="text/xml"/>
  <manifest:file-entry manifest:full-path="Object 645/Configurations2/" manifest:media-type="application/vnd.sun.xml.ui.configuration"/>
  <manifest:file-entry manifest:full-path="Object 645/settings.xml" manifest:media-type="text/xml"/>
  <manifest:file-entry manifest:full-path="Object 645/" manifest:version="1.3" manifest:media-type="application/vnd.oasis.opendocument.formula"/>
  <manifest:file-entry manifest:full-path="Object 839/content.xml" manifest:media-type="text/xml"/>
  <manifest:file-entry manifest:full-path="Object 839/Configurations2/" manifest:media-type="application/vnd.sun.xml.ui.configuration"/>
  <manifest:file-entry manifest:full-path="Object 839/settings.xml" manifest:media-type="text/xml"/>
  <manifest:file-entry manifest:full-path="Object 839/" manifest:version="1.3" manifest:media-type="application/vnd.oasis.opendocument.formula"/>
  <manifest:file-entry manifest:full-path="Object 451/settings.xml" manifest:media-type="text/xml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517/content.xml" manifest:media-type="text/xml"/>
  <manifest:file-entry manifest:full-path="Object 517/Configurations2/" manifest:media-type="application/vnd.sun.xml.ui.configuration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932/content.xml" manifest:media-type="text/xml"/>
  <manifest:file-entry manifest:full-path="Object 932/settings.xml" manifest:media-type="text/xml"/>
  <manifest:file-entry manifest:full-path="Object 932/Configurations2/" manifest:media-type="application/vnd.sun.xml.ui.configuration"/>
  <manifest:file-entry manifest:full-path="Object 932/" manifest:version="1.3" manifest:media-type="application/vnd.oasis.opendocument.formula"/>
  <manifest:file-entry manifest:full-path="Object 678/settings.xml" manifest:media-type="text/xml"/>
  <manifest:file-entry manifest:full-path="Object 678/Configurations2/" manifest:media-type="application/vnd.sun.xml.ui.configuration"/>
  <manifest:file-entry manifest:full-path="Object 678/content.xml" manifest:media-type="text/xml"/>
  <manifest:file-entry manifest:full-path="Object 678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content.xml" manifest:media-type="text/xml"/>
  <manifest:file-entry manifest:full-path="Object 734/settings.xml" manifest:media-type="text/xml"/>
  <manifest:file-entry manifest:full-path="Object 734/" manifest:version="1.3" manifest:media-type="application/vnd.oasis.opendocument.formula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settings.xml" manifest:media-type="text/xml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905/content.xml" manifest:media-type="text/xml"/>
  <manifest:file-entry manifest:full-path="Object 905/Configurations2/" manifest:media-type="application/vnd.sun.xml.ui.configuration"/>
  <manifest:file-entry manifest:full-path="Object 905/settings.xml" manifest:media-type="text/xml"/>
  <manifest:file-entry manifest:full-path="Object 905/" manifest:version="1.3" manifest:media-type="application/vnd.oasis.opendocument.formula"/>
  <manifest:file-entry manifest:full-path="Object 516/settings.xml" manifest:media-type="text/xml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" manifest:version="1.3" manifest:media-type="application/vnd.oasis.opendocument.formula"/>
  <manifest:file-entry manifest:full-path="Object 931/content.xml" manifest:media-type="text/xml"/>
  <manifest:file-entry manifest:full-path="Object 931/Configurations2/" manifest:media-type="application/vnd.sun.xml.ui.configuration"/>
  <manifest:file-entry manifest:full-path="Object 931/settings.xml" manifest:media-type="text/xml"/>
  <manifest:file-entry manifest:full-path="Object 931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938/Configurations2/" manifest:media-type="application/vnd.sun.xml.ui.configuration"/>
  <manifest:file-entry manifest:full-path="Object 938/content.xml" manifest:media-type="text/xml"/>
  <manifest:file-entry manifest:full-path="Object 938/settings.xml" manifest:media-type="text/xml"/>
  <manifest:file-entry manifest:full-path="Object 938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19/Configurations2/" manifest:media-type="application/vnd.sun.xml.ui.configuration"/>
  <manifest:file-entry manifest:full-path="Object 519/content.xml" manifest:media-type="text/xml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934/Configurations2/" manifest:media-type="application/vnd.sun.xml.ui.configuration"/>
  <manifest:file-entry manifest:full-path="Object 934/content.xml" manifest:media-type="text/xml"/>
  <manifest:file-entry manifest:full-path="Object 934/settings.xml" manifest:media-type="text/xml"/>
  <manifest:file-entry manifest:full-path="Object 934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75/content.xml" manifest:media-type="text/xml"/>
  <manifest:file-entry manifest:full-path="Object 675/Configurations2/" manifest:media-type="application/vnd.sun.xml.ui.configuration"/>
  <manifest:file-entry manifest:full-path="Object 675/settings.xml" manifest:media-type="text/xml"/>
  <manifest:file-entry manifest:full-path="Object 675/" manifest:version="1.3" manifest:media-type="application/vnd.oasis.opendocument.formula"/>
  <manifest:file-entry manifest:full-path="Object 869/content.xml" manifest:media-type="text/xml"/>
  <manifest:file-entry manifest:full-path="Object 869/Configurations2/" manifest:media-type="application/vnd.sun.xml.ui.configuration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836/content.xml" manifest:media-type="text/xml"/>
  <manifest:file-entry manifest:full-path="Object 836/Configurations2/" manifest:media-type="application/vnd.sun.xml.ui.configuration"/>
  <manifest:file-entry manifest:full-path="Object 836/settings.xml" manifest:media-type="text/xml"/>
  <manifest:file-entry manifest:full-path="Object 836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593/content.xml" manifest:media-type="text/xml"/>
  <manifest:file-entry manifest:full-path="Object 593/Configurations2/" manifest:media-type="application/vnd.sun.xml.ui.configuration"/>
  <manifest:file-entry manifest:full-path="Object 593/settings.xml" manifest:media-type="text/xml"/>
  <manifest:file-entry manifest:full-path="Object 593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510/settings.xml" manifest:media-type="text/xml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15/settings.xml" manifest:media-type="text/xml"/>
  <manifest:file-entry manifest:full-path="Object 815/Configurations2/" manifest:media-type="application/vnd.sun.xml.ui.configuration"/>
  <manifest:file-entry manifest:full-path="Object 815/content.xml" manifest:media-type="text/xml"/>
  <manifest:file-entry manifest:full-path="Object 8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45/Configurations2/" manifest:media-type="application/vnd.sun.xml.ui.configuration"/>
  <manifest:file-entry manifest:full-path="Object 845/settings.xml" manifest:media-type="text/xml"/>
  <manifest:file-entry manifest:full-path="Object 845/content.xml" manifest:media-type="text/xml"/>
  <manifest:file-entry manifest:full-path="Object 845/" manifest:version="1.3" manifest:media-type="application/vnd.oasis.opendocument.formula"/>
  <manifest:file-entry manifest:full-path="Object 814/Configurations2/" manifest:media-type="application/vnd.sun.xml.ui.configuration"/>
  <manifest:file-entry manifest:full-path="Object 814/content.xml" manifest:media-type="text/xml"/>
  <manifest:file-entry manifest:full-path="Object 814/settings.xml" manifest:media-type="text/xml"/>
  <manifest:file-entry manifest:full-path="Object 814/" manifest:version="1.3" manifest:media-type="application/vnd.oasis.opendocument.formula"/>
  <manifest:file-entry manifest:full-path="Object 685/Configurations2/" manifest:media-type="application/vnd.sun.xml.ui.configuration"/>
  <manifest:file-entry manifest:full-path="Object 685/content.xml" manifest:media-type="text/xml"/>
  <manifest:file-entry manifest:full-path="Object 685/settings.xml" manifest:media-type="text/xml"/>
  <manifest:file-entry manifest:full-path="Object 685/" manifest:version="1.3" manifest:media-type="application/vnd.oasis.opendocument.formula"/>
  <manifest:file-entry manifest:full-path="Object 908/content.xml" manifest:media-type="text/xml"/>
  <manifest:file-entry manifest:full-path="Object 908/Configurations2/" manifest:media-type="application/vnd.sun.xml.ui.configuration"/>
  <manifest:file-entry manifest:full-path="Object 908/settings.xml" manifest:media-type="text/xml"/>
  <manifest:file-entry manifest:full-path="Object 908/" manifest:version="1.3" manifest:media-type="application/vnd.oasis.opendocument.formula"/>
  <manifest:file-entry manifest:full-path="Object 879/settings.xml" manifest:media-type="text/xml"/>
  <manifest:file-entry manifest:full-path="Object 879/Configurations2/" manifest:media-type="application/vnd.sun.xml.ui.configuration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520/content.xml" manifest:media-type="text/xml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content.xml" manifest:media-type="text/xml"/>
  <manifest:file-entry manifest:full-path="Object 518/" manifest:version="1.3" manifest:media-type="application/vnd.oasis.opendocument.formula"/>
  <manifest:file-entry manifest:full-path="Object 933/content.xml" manifest:media-type="text/xml"/>
  <manifest:file-entry manifest:full-path="Object 933/settings.xml" manifest:media-type="text/xml"/>
  <manifest:file-entry manifest:full-path="Object 933/Configurations2/" manifest:media-type="application/vnd.sun.xml.ui.configuration"/>
  <manifest:file-entry manifest:full-path="Object 933/" manifest:version="1.3" manifest:media-type="application/vnd.oasis.opendocument.formula"/>
  <manifest:file-entry manifest:full-path="Object 489/content.xml" manifest:media-type="text/xml"/>
  <manifest:file-entry manifest:full-path="Object 489/Configurations2/" manifest:media-type="application/vnd.sun.xml.ui.configuration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295/settings.xml" manifest:media-type="text/xml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875/content.xml" manifest:media-type="text/xml"/>
  <manifest:file-entry manifest:full-path="Object 875/Configurations2/" manifest:media-type="application/vnd.sun.xml.ui.configuration"/>
  <manifest:file-entry manifest:full-path="Object 875/settings.xml" manifest:media-type="text/xml"/>
  <manifest:file-entry manifest:full-path="Object 875/" manifest:version="1.3" manifest:media-type="application/vnd.oasis.opendocument.formula"/>
  <manifest:file-entry manifest:full-path="Object 904/Configurations2/" manifest:media-type="application/vnd.sun.xml.ui.configuration"/>
  <manifest:file-entry manifest:full-path="Object 904/settings.xml" manifest:media-type="text/xml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Configurations2/" manifest:media-type="application/vnd.sun.xml.ui.configuration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930/Configurations2/" manifest:media-type="application/vnd.sun.xml.ui.configuration"/>
  <manifest:file-entry manifest:full-path="Object 930/settings.xml" manifest:media-type="text/xml"/>
  <manifest:file-entry manifest:full-path="Object 930/content.xml" manifest:media-type="text/xml"/>
  <manifest:file-entry manifest:full-path="Object 930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803/content.xml" manifest:media-type="text/xml"/>
  <manifest:file-entry manifest:full-path="Object 803/Configurations2/" manifest:media-type="application/vnd.sun.xml.ui.configuration"/>
  <manifest:file-entry manifest:full-path="Object 803/settings.xml" manifest:media-type="text/xml"/>
  <manifest:file-entry manifest:full-path="Object 803/" manifest:version="1.3" manifest:media-type="application/vnd.oasis.opendocument.formula"/>
  <manifest:file-entry manifest:full-path="Object 812/content.xml" manifest:media-type="text/xml"/>
  <manifest:file-entry manifest:full-path="Object 812/Configurations2/" manifest:media-type="application/vnd.sun.xml.ui.configuration"/>
  <manifest:file-entry manifest:full-path="Object 812/settings.xml" manifest:media-type="text/xml"/>
  <manifest:file-entry manifest:full-path="Object 812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652/content.xml" manifest:media-type="text/xml"/>
  <manifest:file-entry manifest:full-path="Object 652/Configurations2/" manifest:media-type="application/vnd.sun.xml.ui.configuration"/>
  <manifest:file-entry manifest:full-path="Object 652/settings.xml" manifest:media-type="text/xml"/>
  <manifest:file-entry manifest:full-path="Object 652/" manifest:version="1.3" manifest:media-type="application/vnd.oasis.opendocument.formula"/>
  <manifest:file-entry manifest:full-path="Object 846/content.xml" manifest:media-type="text/xml"/>
  <manifest:file-entry manifest:full-path="Object 846/Configurations2/" manifest:media-type="application/vnd.sun.xml.ui.configuration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66/content.xml" manifest:media-type="text/xml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810/settings.xml" manifest:media-type="text/xml"/>
  <manifest:file-entry manifest:full-path="Object 810/Configurations2/" manifest:media-type="application/vnd.sun.xml.ui.configuration"/>
  <manifest:file-entry manifest:full-path="Object 810/content.xml" manifest:media-type="text/xml"/>
  <manifest:file-entry manifest:full-path="Object 81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357/content.xml" manifest:media-type="text/xml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" manifest:version="1.3" manifest:media-type="application/vnd.oasis.opendocument.formula"/>
  <manifest:file-entry manifest:full-path="Object 801/content.xml" manifest:media-type="text/xml"/>
  <manifest:file-entry manifest:full-path="Object 801/Configurations2/" manifest:media-type="application/vnd.sun.xml.ui.configuration"/>
  <manifest:file-entry manifest:full-path="Object 801/settings.xml" manifest:media-type="text/xml"/>
  <manifest:file-entry manifest:full-path="Object 801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800/Configurations2/" manifest:media-type="application/vnd.sun.xml.ui.configuration"/>
  <manifest:file-entry manifest:full-path="Object 800/settings.xml" manifest:media-type="text/xml"/>
  <manifest:file-entry manifest:full-path="Object 800/content.xml" manifest:media-type="text/xml"/>
  <manifest:file-entry manifest:full-path="Object 800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592/Configurations2/" manifest:media-type="application/vnd.sun.xml.ui.configuration"/>
  <manifest:file-entry manifest:full-path="Object 592/content.xml" manifest:media-type="text/xml"/>
  <manifest:file-entry manifest:full-path="Object 592/settings.xml" manifest:media-type="text/xml"/>
  <manifest:file-entry manifest:full-path="Object 592/" manifest:version="1.3" manifest:media-type="application/vnd.oasis.opendocument.formula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856/settings.xml" manifest:media-type="text/xml"/>
  <manifest:file-entry manifest:full-path="Object 856/Configurations2/" manifest:media-type="application/vnd.sun.xml.ui.configuration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813/settings.xml" manifest:media-type="text/xml"/>
  <manifest:file-entry manifest:full-path="Object 813/content.xml" manifest:media-type="text/xml"/>
  <manifest:file-entry manifest:full-path="Object 813/Configurations2/" manifest:media-type="application/vnd.sun.xml.ui.configuration"/>
  <manifest:file-entry manifest:full-path="Object 813/" manifest:version="1.3" manifest:media-type="application/vnd.oasis.opendocument.formula"/>
  <manifest:file-entry manifest:full-path="Object 855/Configurations2/" manifest:media-type="application/vnd.sun.xml.ui.configuration"/>
  <manifest:file-entry manifest:full-path="Object 855/settings.xml" manifest:media-type="text/xml"/>
  <manifest:file-entry manifest:full-path="Object 855/content.xml" manifest:media-type="text/xml"/>
  <manifest:file-entry manifest:full-path="Object 855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settings.xml" manifest:media-type="text/xml"/>
  <manifest:file-entry manifest:full-path="Object 509/content.xml" manifest:media-type="text/xml"/>
  <manifest:file-entry manifest:full-path="Object 509/" manifest:version="1.3" manifest:media-type="application/vnd.oasis.opendocument.formula"/>
  <manifest:file-entry manifest:full-path="Object 924/content.xml" manifest:media-type="text/xml"/>
  <manifest:file-entry manifest:full-path="Object 924/settings.xml" manifest:media-type="text/xml"/>
  <manifest:file-entry manifest:full-path="Object 924/Configurations2/" manifest:media-type="application/vnd.sun.xml.ui.configuration"/>
  <manifest:file-entry manifest:full-path="Object 924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693/settings.xml" manifest:media-type="text/xml"/>
  <manifest:file-entry manifest:full-path="Object 693/content.xml" manifest:media-type="text/xml"/>
  <manifest:file-entry manifest:full-path="Object 693/Configurations2/" manifest:media-type="application/vnd.sun.xml.ui.configuration"/>
  <manifest:file-entry manifest:full-path="Object 693/" manifest:version="1.3" manifest:media-type="application/vnd.oasis.opendocument.formula"/>
  <manifest:file-entry manifest:full-path="Object 722/settings.xml" manifest:media-type="text/xml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887/Configurations2/" manifest:media-type="application/vnd.sun.xml.ui.configuration"/>
  <manifest:file-entry manifest:full-path="Object 887/settings.xml" manifest:media-type="text/xml"/>
  <manifest:file-entry manifest:full-path="Object 887/content.xml" manifest:media-type="text/xml"/>
  <manifest:file-entry manifest:full-path="Object 887/" manifest:version="1.3" manifest:media-type="application/vnd.oasis.opendocument.formula"/>
  <manifest:file-entry manifest:full-path="Object 916/Configurations2/" manifest:media-type="application/vnd.sun.xml.ui.configuration"/>
  <manifest:file-entry manifest:full-path="Object 916/settings.xml" manifest:media-type="text/xml"/>
  <manifest:file-entry manifest:full-path="Object 916/content.xml" manifest:media-type="text/xml"/>
  <manifest:file-entry manifest:full-path="Object 916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877/content.xml" manifest:media-type="text/xml"/>
  <manifest:file-entry manifest:full-path="Object 877/Configurations2/" manifest:media-type="application/vnd.sun.xml.ui.configuration"/>
  <manifest:file-entry manifest:full-path="Object 877/settings.xml" manifest:media-type="text/xml"/>
  <manifest:file-entry manifest:full-path="Object 877/" manifest:version="1.3" manifest:media-type="application/vnd.oasis.opendocument.formula"/>
  <manifest:file-entry manifest:full-path="Object 906/settings.xml" manifest:media-type="text/xml"/>
  <manifest:file-entry manifest:full-path="Object 906/Configurations2/" manifest:media-type="application/vnd.sun.xml.ui.configuration"/>
  <manifest:file-entry manifest:full-path="Object 906/content.xml" manifest:media-type="text/xml"/>
  <manifest:file-entry manifest:full-path="Object 90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832/Configurations2/" manifest:media-type="application/vnd.sun.xml.ui.configuration"/>
  <manifest:file-entry manifest:full-path="Object 832/content.xml" manifest:media-type="text/xml"/>
  <manifest:file-entry manifest:full-path="Object 832/settings.xml" manifest:media-type="text/xml"/>
  <manifest:file-entry manifest:full-path="Object 832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642/settings.xml" manifest:media-type="text/xml"/>
  <manifest:file-entry manifest:full-path="Object 642/content.xml" manifest:media-type="text/xml"/>
  <manifest:file-entry manifest:full-path="Object 642/Configurations2/" manifest:media-type="application/vnd.sun.xml.ui.configuration"/>
  <manifest:file-entry manifest:full-path="Object 642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43/Configurations2/" manifest:media-type="application/vnd.sun.xml.ui.configuration"/>
  <manifest:file-entry manifest:full-path="Object 643/settings.xml" manifest:media-type="text/xml"/>
  <manifest:file-entry manifest:full-path="Object 643/content.xml" manifest:media-type="text/xml"/>
  <manifest:file-entry manifest:full-path="Object 643/" manifest:version="1.3" manifest:media-type="application/vnd.oasis.opendocument.formula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744/settings.xml" manifest:media-type="text/xml"/>
  <manifest:file-entry manifest:full-path="Object 744/Configurations2/" manifest:media-type="application/vnd.sun.xml.ui.configuration"/>
  <manifest:file-entry manifest:full-path="Object 744/content.xml" manifest:media-type="text/xml"/>
  <manifest:file-entry manifest:full-path="Object 744/" manifest:version="1.3" manifest:media-type="application/vnd.oasis.opendocument.formula"/>
  <manifest:file-entry manifest:full-path="Object 329/content.xml" manifest:media-type="text/xml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" manifest:version="1.3" manifest:media-type="application/vnd.oasis.opendocument.formula"/>
  <manifest:file-entry manifest:full-path="Object 550/settings.xml" manifest:media-type="text/xml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91/Configurations2/" manifest:media-type="application/vnd.sun.xml.ui.configuration"/>
  <manifest:file-entry manifest:full-path="Object 591/content.xml" manifest:media-type="text/xml"/>
  <manifest:file-entry manifest:full-path="Object 591/settings.xml" manifest:media-type="text/xml"/>
  <manifest:file-entry manifest:full-path="Object 591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settings.xml" manifest:media-type="text/xml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688/content.xml" manifest:media-type="text/xml"/>
  <manifest:file-entry manifest:full-path="Object 688/Configurations2/" manifest:media-type="application/vnd.sun.xml.ui.configuration"/>
  <manifest:file-entry manifest:full-path="Object 688/settings.xml" manifest:media-type="text/xml"/>
  <manifest:file-entry manifest:full-path="Object 688/" manifest:version="1.3" manifest:media-type="application/vnd.oasis.opendocument.formula"/>
  <manifest:file-entry manifest:full-path="Object 717/content.xml" manifest:media-type="text/xml"/>
  <manifest:file-entry manifest:full-path="Object 717/Configurations2/" manifest:media-type="application/vnd.sun.xml.ui.configuration"/>
  <manifest:file-entry manifest:full-path="Object 717/settings.xml" manifest:media-type="text/xml"/>
  <manifest:file-entry manifest:full-path="Object 717/" manifest:version="1.3" manifest:media-type="application/vnd.oasis.opendocument.formula"/>
  <manifest:file-entry manifest:full-path="Object 651/content.xml" manifest:media-type="text/xml"/>
  <manifest:file-entry manifest:full-path="Object 651/settings.xml" manifest:media-type="text/xml"/>
  <manifest:file-entry manifest:full-path="Object 651/Configurations2/" manifest:media-type="application/vnd.sun.xml.ui.configuration"/>
  <manifest:file-entry manifest:full-path="Object 651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9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62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703cm" fo:min-width="18.6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143" style:family="graphic" style:parent-style-name="Default_20_Drawing_20_Style_5f_2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4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4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4.453cm" fo:min-width="0.239cm" loext:decorative="false"/>
      <style:paragraph-properties style:writing-mode="lr-tb"/>
    </style:style>
    <style:style style:name="gr1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4.135cm" fo:min-width="0.223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49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807cm" fo:min-width="3.997cm" loext:decorative="false"/>
      <style:paragraph-properties style:writing-mode="lr-tb"/>
    </style:style>
    <style:style style:name="gr150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1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953cm" fo:min-width="4.413cm" loext:decorative="false"/>
      <style:paragraph-properties style:writing-mode="lr-tb"/>
    </style:style>
    <style:style style:name="gr154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121cm" loext:decorative="false"/>
      <style:paragraph-properties style:writing-mode="lr-tb"/>
    </style:style>
    <style:style style:name="gr15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252cm" loext:decorative="false"/>
      <style:paragraph-properties style:writing-mode="lr-tb"/>
    </style:style>
    <style:style style:name="gr15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654cm" loext:decorative="false"/>
      <style:paragraph-properties style:writing-mode="lr-tb"/>
    </style:style>
    <style:style style:name="gr15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60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1" style:family="graphic" style:parent-style-name="Default_20_Drawing_20_Style_5f_2">
      <style:graphic-properties draw:fill="solid" draw:fill-color="#55308d" draw:textarea-horizontal-align="justify" draw:textarea-vertical-align="middle" draw:auto-grow-height="false" fo:min-height="0.071cm" fo:min-width="0.123cm" loext:decorative="false"/>
    </style:style>
    <style:style style:name="gr16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3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164" style:family="graphic" style:parent-style-name="objectwithoutfill">
      <style:graphic-properties draw:stroke="dash" draw:fill="none" draw:textarea-vertical-align="middle" draw:shadow-offset-x="0.203cm" draw:shadow-offset-y="0.203cm" loext:decorative="false"/>
    </style:style>
    <style:style style:name="gr165" style:family="graphic" style:parent-style-name="objectwithoutfill">
      <style:graphic-properties draw:marker-end="Arrowheads_20_29" draw:marker-end-width="0.102cm" draw:fill="none" draw:textarea-vertical-align="middle" draw:shadow-offset-x="0.203cm" draw:shadow-offset-y="0.203cm" loext:decorative="false"/>
    </style:style>
    <style:style style:name="gr166" style:family="graphic" style:parent-style-name="Default_20_Drawing_20_Style_5f_2">
      <style:graphic-properties draw:fill="solid" draw:fill-color="#55308d" draw:textarea-horizontal-align="justify" draw:textarea-vertical-align="middle" draw:auto-grow-height="false" fo:min-height="0cm" fo:min-width="0cm" loext:decorative="false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75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76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79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8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8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8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8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8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8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8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8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8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9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9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9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93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9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95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9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97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2cm" loext:decorative="false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6cm" loext:decorative="false"/>
      <style:paragraph-properties style:writing-mode="lr-tb"/>
    </style:style>
    <style:style style:name="gr203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204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205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0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207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08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209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210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211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12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21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214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6.195cm" loext:decorative="false"/>
      <style:paragraph-properties style:writing-mode="lr-tb"/>
    </style:style>
    <style:style style:name="gr21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5cm" fo:min-width="6.505cm" loext:decorative="false"/>
      <style:paragraph-properties style:writing-mode="lr-tb"/>
    </style:style>
    <style:style style:name="gr21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98cm" fo:min-width="6.505cm" loext:decorative="false"/>
      <style:paragraph-properties style:writing-mode="lr-tb"/>
    </style:style>
    <style:style style:name="gr21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096cm" fo:min-width="6.505cm" loext:decorative="false"/>
      <style:paragraph-properties style:writing-mode="lr-tb"/>
    </style:style>
    <style:style style:name="gr21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5cm" fo:min-width="6.505cm" loext:decorative="false"/>
      <style:paragraph-properties style:writing-mode="lr-tb"/>
    </style:style>
    <style:style style:name="gr22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4cm" fo:min-width="6.505cm" loext:decorative="false"/>
      <style:paragraph-properties style:writing-mode="lr-tb"/>
    </style:style>
    <style:style style:name="gr221" style:family="graphic" style:parent-style-name="Default_20_Drawing_20_Style_5f_3">
      <style:graphic-properties draw:textarea-horizontal-align="justify" draw:textarea-vertical-align="middle" draw:auto-grow-height="false" fo:min-height="4.9cm" fo:min-width="4.75cm" loext:decorative="false"/>
    </style:style>
    <style:style style:name="gr222" style:family="graphic" style:parent-style-name="Default_20_Drawing_20_Style_5f_3">
      <style:graphic-properties draw:textarea-horizontal-align="justify" draw:textarea-vertical-align="middle" draw:auto-grow-height="false" fo:min-height="4.95cm" fo:min-width="4.75cm" loext:decorative="false"/>
    </style:style>
    <style:style style:name="gr223" style:family="graphic" style:parent-style-name="Default_20_Drawing_20_Style_5f_3">
      <style:graphic-properties draw:textarea-horizontal-align="justify" draw:textarea-vertical-align="middle" draw:auto-grow-height="false" fo:min-height="5.05cm" fo:min-width="4.75cm" loext:decorative="false"/>
    </style:style>
    <style:style style:name="gr22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17cm" loext:decorative="false"/>
      <style:paragraph-properties style:writing-mode="lr-tb"/>
    </style:style>
    <style:style style:name="gr22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976cm" loext:decorative="false"/>
      <style:paragraph-properties style:writing-mode="lr-tb"/>
    </style:style>
    <style:style style:name="gr22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 fo:font-weight="bold"/>
    </style:style>
    <style:style style:name="P50" style:family="paragraph">
      <loext:graphic-properties draw:fill="none" draw:fill-color="#ffffff"/>
      <style:text-properties fo:font-size="8.69999980926514pt"/>
    </style:style>
    <style:style style:name="P51" style:family="paragraph">
      <loext:graphic-properties draw:fill="none" draw:fill-color="#1c1c1c"/>
      <style:paragraph-properties fo:text-align="center"/>
    </style:style>
    <style:style style:name="P52" style:family="paragraph">
      <loext:graphic-properties draw:fill="none" draw:fill-color="#ffffff"/>
      <style:text-properties fo:font-size="7pt" style:font-size-asian="16pt" style:font-size-complex="16pt"/>
    </style:style>
    <style:style style:name="P53" style:family="paragraph">
      <loext:graphic-properties draw:fill="solid" draw:fill-color="#55308d"/>
      <style:paragraph-properties fo:text-align="center"/>
    </style:style>
    <style:style style:name="P54" style:family="paragraph">
      <loext:graphic-properties draw:fill="none"/>
      <style:text-properties fo:font-size="10.1999998092651pt" style:font-size-asian="20pt" style:font-size-complex="20pt"/>
    </style:style>
    <style:style style:name="P55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6" style:family="paragraph">
      <loext:graphic-properties draw:fill="solid" draw:fill-color="#999999"/>
      <style:paragraph-properties fo:text-align="center"/>
    </style:style>
    <style:style style:name="P57" style:family="paragraph">
      <loext:graphic-properties draw:fill="none" draw:fill-color="#ffffff"/>
      <style:text-properties fo:font-size="7pt" style:font-size-asian="20pt" style:font-size-complex="20pt"/>
    </style:style>
    <style:style style:name="P58" style:family="paragraph">
      <loext:graphic-properties draw:fill="none"/>
      <style:paragraph-properties fo:text-align="center"/>
      <style:text-properties fo:font-size="6pt"/>
    </style:style>
    <style:style style:name="P59" style:family="paragraph">
      <style:paragraph-properties fo:text-align="center"/>
      <style:text-properties fo:font-size="6pt"/>
    </style:style>
    <style:style style:name="P60" style:family="paragraph">
      <loext:graphic-properties draw:fill="none"/>
      <style:text-properties fo:font-size="6pt" fo:font-weight="bold"/>
    </style:style>
    <style:style style:name="P61" style:family="paragraph">
      <style:paragraph-properties fo:text-align="center"/>
      <style:text-properties fo:font-weight="normal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8.69999980926514pt" fo:font-weight="bold"/>
    </style:style>
    <style:style style:name="T44" style:family="text">
      <style:text-properties fo:font-size="8.69999980926514pt"/>
    </style:style>
    <style:style style:name="T45" style:family="text">
      <style:text-properties fo:font-size="7pt" style:font-size-asian="16pt" style:font-size-complex="16pt"/>
    </style:style>
    <style:style style:name="T46" style:family="text">
      <style:text-properties fo:font-size="9pt" style:font-size-asian="22pt" style:font-size-complex="22pt"/>
    </style:style>
    <style:style style:name="T47" style:family="text">
      <style:text-properties fo:font-size="9pt" fo:font-weight="bold" style:font-size-asian="22pt" style:font-weight-asian="bold" style:font-size-complex="22pt" style:font-weight-complex="bold"/>
    </style:style>
    <style:style style:name="T48" style:family="text">
      <style:text-properties fo:font-size="10.5pt" style:font-size-asian="26pt" style:font-size-complex="26pt"/>
    </style:style>
    <style:style style:name="T49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font-size="8.69999980926514pt" fo:font-weight="bold" style:font-weight-asian="bold" style:font-weight-complex="bold"/>
    </style:style>
    <style:style style:name="T51" style:family="text">
      <style:text-properties fo:font-size="5.40000009536743pt" style:font-size-asian="14pt" style:font-size-complex="14pt"/>
    </style:style>
    <style:style style:name="T52" style:family="text">
      <style:text-properties fo:font-size="8.69999980926514pt" fo:font-weight="normal" style:font-weight-asian="normal" style:font-weight-complex="normal"/>
    </style:style>
    <style:style style:name="T53" style:family="text">
      <style:text-properties fo:font-size="4.09999990463257pt"/>
    </style:style>
    <style:style style:name="T54" style:family="text">
      <style:text-properties fo:font-size="7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j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9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7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5cm" svg:y2="15.75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7.78cm" svg:y="13.9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102cm" svg:x2="8.5cm" svg:y2="17.1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401cm" svg:y1="17.001cm" svg:x2="9.4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3.15cm" svg:x2="18.7cm" svg:y2="23.1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65cm" svg:y1="22cm" svg:x2="16.7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651cm" svg:y="2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62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3" draw:text-style-name="P23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255cm" svg:y="20.1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9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65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6.6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9.3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8.151cm 19.3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496cm" svg:height="0.47cm" svg:x="3.381cm" svg:y="21.2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5" draw:text-style-name="P10" draw:layer="layout" svg:width="0.606cm" svg:height="0.47cm" svg:x="10.782cm" svg:y="21.4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3" draw:text-style-name="P23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19" draw:text-style-name="P14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2" draw:text-style-name="P3" draw:layer="layout" svg:x1="14.6cm" svg:y1="4.1cm" svg:x2="17.75cm" svg:y2="8.25cm">
          <text:p/>
        </draw:line>
        <draw:line draw:style-name="gr2" draw:text-style-name="P3" draw:layer="layout" svg:x1="14.4cm" svg:y1="3.3cm" svg:x2="18.3cm" svg:y2="8.15cm">
          <text:p/>
        </draw:line>
        <draw:path draw:style-name="gr3" draw:text-style-name="P3" draw:layer="layout" svg:width="3.397cm" svg:height="3.149cm" draw:transform="rotate (-3.14159265358979) translate (19.1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546cm" svg:height="0.588cm" svg:x="13.787cm" svg:y="5.464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19" draw:text-style-name="P14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line draw:style-name="gr82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line draw:style-name="gr83" draw:text-style-name="P3" draw:layer="layout" svg:x1="15.5cm" svg:y1="6.25cm" svg:x2="15.479cm" svg:y2="5.749cm">
          <text:p/>
        </draw:line>
        <draw:line draw:style-name="gr84" draw:text-style-name="P3" draw:layer="layout" svg:x1="16.15cm" svg:y1="7cm" svg:x2="16.6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" draw:text-style-name="P3" draw:layer="layout" svg:x1="4.25cm" svg:y1="15.2cm" svg:x2="7cm" svg:y2="19.7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19" draw:text-style-name="P14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19" draw:text-style-name="P14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82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161cm" svg:y="17.631cm">
          <draw:text-box>
            <text:p><text:span text:style-name="T13">C</text:span></text:p>
          </draw:text-box>
        </draw:frame>
        <draw:line draw:style-name="gr85" draw:text-style-name="P3" draw:layer="layout" svg:x1="6.5cm" svg:y1="17.7cm" svg:x2="6cm" svg:y2="16.95cm">
          <text:p/>
        </draw:line>
        <draw:line draw:style-name="gr86" draw:text-style-name="P3" draw:layer="layout" svg:x1="5.25cm" svg:y1="17.5cm" svg:x2="4.75cm" svg:y2="17.5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19" draw:text-style-name="P14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custom-shape draw:style-name="gr87" draw:text-style-name="P36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4cm" svg:y1="22.55cm" svg:x2="5.9cm" svg:y2="23.55cm">
          <text:p/>
        </draw:line>
        <draw:frame draw:style-name="gr81" draw:text-style-name="P17" draw:layer="layout" svg:width="3.389cm" svg:height="0.619cm" svg:x="5.804cm" svg:y="25.4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351cm" svg:y1="6.501cm" svg:x2="3.351cm" svg:y2="8.151cm">
          <text:p/>
        </draw:line>
        <draw:line draw:style-name="gr76" draw:text-style-name="P3" draw:layer="layout" svg:x1="1.6cm" svg:y1="6.35cm" svg:x2="3.6cm" svg:y2="6.35cm">
          <text:p/>
        </draw:line>
        <draw:line draw:style-name="gr76" draw:text-style-name="P3" draw:layer="layout" svg:x1="1.65cm" svg:y1="6.6cm" svg:x2="2.4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85cm" svg:x2="16.5cm" svg:y2="5.8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95" draw:text-style-name="P22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15cm" svg:y1="15.2cm" svg:x2="5.15cm" svg:y2="19.6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1.781cm" svg:y="18.9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1.781cm" svg:y="14.9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6.881cm" svg:y="2.1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147cm" svg:height="2.953cm" svg:x="5.75cm" svg:y="14.5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55cm" svg:x2="3.75cm" svg:y2="16.5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2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381cm" svg:y="18.9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7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78" draw:text-style-name="P22" draw:layer="layout" svg:width="20.298cm" svg:height="1.275cm" svg:x="0.952cm" svg:y="0.356cm">
          <draw:text-box>
            <text:p><text:span text:style-name="T17">Ufullkommen konkurranse: Kartel, duopol, oligiopol og monopolistiks konkurranse</text:span></text:p>
          </draw:text-box>
        </draw:frame>
        <draw:frame draw:style-name="gr15" draw:text-style-name="P38" draw:layer="layout" svg:width="0.2cm" svg:height="0.36cm" svg:x="1.379cm" svg:y="5.81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2" draw:text-style-name="P3" draw:layer="layout" svg:x1="1cm" svg:y1="6.001cm" svg:x2="20.59cm" svg:y2="6.001cm">
          <text:p/>
        </draw:line>
        <draw:frame draw:style-name="gr15" draw:text-style-name="P10" draw:layer="layout" svg:width="0.496cm" svg:height="0.47cm" svg:x="17.281cm" svg:y="1.764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15" draw:text-style-name="P10" draw:layer="layout" svg:width="0.534cm" svg:height="0.47cm" svg:x="19.981cm" svg:y="4.664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line draw:style-name="gr96" draw:text-style-name="P3" draw:layer="layout" svg:x1="17.502cm" svg:y1="4.951cm" svg:x2="17.502cm" svg:y2="2.201cm">
          <text:p/>
        </draw:line>
        <draw:line draw:style-name="gr97" draw:text-style-name="P3" draw:layer="layout" svg:x1="17.502cm" svg:y1="4.951cm" svg:x2="20.002cm" svg:y2="4.951cm">
          <text:p/>
        </draw:line>
        <draw:line draw:style-name="gr2" draw:text-style-name="P3" draw:layer="layout" svg:x1="17.85cm" svg:y1="2.851cm" svg:x2="19.6cm" svg:y2="4.601cm">
          <text:p/>
        </draw:line>
        <draw:line draw:style-name="gr2" draw:text-style-name="P3" draw:layer="layout" svg:x1="17.75cm" svg:y1="4.551cm" svg:x2="19.5cm" svg:y2="2.801cm">
          <text:p/>
        </draw:line>
        <draw:frame draw:style-name="gr15" draw:text-style-name="P39" draw:layer="layout" svg:width="3.771cm" svg:height="2.072cm" svg:x="5.479cm" svg:y="1.864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2" draw:text-style-name="P40" draw:layer="layout" svg:width="0.723cm" svg:height="3.431cm" svg:x="0.95cm" svg:y="1.801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3" draw:text-style-name="P14" draw:layer="layout" svg:width="0.25cm" svg:height="0.25cm" svg:x="18.553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7cm" svg:y="1.911cm">
          <draw:object xlink:href="./Object 582" xlink:type="simple" xlink:show="embed" xlink:actuate="onLoad">
            <loext:p/>
          </draw:object>
          <draw:image xlink:href="./ObjectReplacements/Object 582" xlink:type="simple" xlink:show="embed" xlink:actuate="onLoad"/>
        </draw:frame>
        <draw:frame draw:style-name="gr15" draw:text-style-name="P39" draw:layer="layout" svg:width="5.977cm" svg:height="3.632cm" svg:x="9.773cm" svg:y="1.501cm">
          <draw:object xlink:href="./Object 583" xlink:type="simple" xlink:show="embed" xlink:actuate="onLoad">
            <loext:p/>
          </draw:object>
          <draw:image xlink:href="./ObjectReplacements/Object 583" xlink:type="simple" xlink:show="embed" xlink:actuate="onLoad"/>
        </draw:frame>
        <draw:frame draw:style-name="gr144" draw:text-style-name="P9" draw:layer="layout" svg:width="1.387cm" svg:height="0.489cm" svg:x="18.65cm" svg:y="3.429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4cm">
          <draw:object xlink:href="./Object 584" xlink:type="simple" xlink:show="embed" xlink:actuate="onLoad">
            <loext:p/>
          </draw:object>
          <draw:image xlink:href="./ObjectReplacements/Object 584" xlink:type="simple" xlink:show="embed" xlink:actuate="onLoad"/>
        </draw:frame>
        <draw:frame draw:style-name="gr15" draw:text-style-name="P10" draw:layer="layout" svg:width="0.504cm" svg:height="0.47cm" svg:x="19.884cm" svg:y="4.164cm">
          <draw:object xlink:href="./Object 585" xlink:type="simple" xlink:show="embed" xlink:actuate="onLoad">
            <loext:p/>
          </draw:object>
          <draw:image xlink:href="./ObjectReplacements/Object 585" xlink:type="simple" xlink:show="embed" xlink:actuate="onLoad"/>
        </draw:frame>
        <draw:frame draw:style-name="gr145" draw:text-style-name="P40" draw:layer="layout" svg:width="0.739cm" svg:height="2.795cm" svg:x="0.952cm" svg:y="16.103cm">
          <draw:text-box>
            <text:p><text:span text:style-name="T30">D</text:span></text:p>
            <text:p><text:span text:style-name="T30">U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/></text:p>
          </draw:text-box>
        </draw:frame>
        <draw:frame draw:style-name="gr146" draw:text-style-name="P40" draw:layer="layout" svg:width="0.739cm" svg:height="4.703cm" svg:x="0.854cm" svg:y="22.10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76" draw:text-style-name="P3" draw:layer="layout" svg:x1="18.65cm" svg:y1="4.901cm" svg:x2="18.65cm" svg:y2="3.651cm">
          <text:p/>
        </draw:line>
        <draw:frame draw:style-name="gr15" draw:text-style-name="P10" draw:layer="layout" svg:width="0.681cm" svg:height="0.53cm" svg:x="18.48cm" svg:y="5.064cm">
          <draw:object xlink:href="./Object 586" xlink:type="simple" xlink:show="embed" xlink:actuate="onLoad">
            <loext:p/>
          </draw:object>
          <draw:image xlink:href="./ObjectReplacements/Object 586" xlink:type="simple" xlink:show="embed" xlink:actuate="onLoad"/>
        </draw:frame>
        <draw:line draw:style-name="gr2" draw:text-style-name="P3" draw:layer="layout" svg:x1="1cm" svg:y1="16.151cm" svg:x2="20.59cm" svg:y2="16.151cm">
          <text:p/>
        </draw:line>
        <draw:frame draw:style-name="gr147" draw:text-style-name="P40" draw:layer="layout" svg:width="0.723cm" svg:height="4.385cm" svg:x="1.155cm" svg:y="22.106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  <text:p><text:span text:style-name="T30"/></text:p>
            <text:p><text:span text:style-name="T30"/></text:p>
          </draw:text-box>
        </draw:frame>
        <draw:line draw:style-name="gr2" draw:text-style-name="P3" draw:layer="layout" svg:x1="1cm" svg:y1="21.451cm" svg:x2="20.59cm" svg:y2="21.451cm">
          <text:p/>
        </draw:line>
        <draw:frame draw:style-name="gr148" draw:text-style-name="P49" draw:layer="layout" svg:width="4.497cm" svg:height="1.057cm" svg:x="2.255cm" svg:y="16.234cm">
          <draw:text-box>
            <text:p><text:span text:style-name="T43">Cournot</text:span></text:p>
          </draw:text-box>
        </draw:frame>
        <draw:frame draw:style-name="gr148" draw:text-style-name="P49" draw:layer="layout" svg:width="4.497cm" svg:height="1.057cm" svg:x="8.453cm" svg:y="16.3cm">
          <draw:text-box>
            <text:p><text:span text:style-name="T43">Stackelberg</text:span></text:p>
          </draw:text-box>
        </draw:frame>
        <draw:frame draw:style-name="gr148" draw:text-style-name="P49" draw:layer="layout" svg:width="4.497cm" svg:height="1.057cm" svg:x="14.156cm" svg:y="16.235cm">
          <draw:text-box>
            <text:p><text:span text:style-name="T43">Bertrand</text:span></text:p>
          </draw:text-box>
        </draw:frame>
        <draw:frame draw:style-name="gr149" draw:text-style-name="P50" draw:layer="layout" svg:width="4.497cm" svg:height="1.057cm" svg:x="3.056cm" svg:y="21.535cm">
          <draw:text-box>
            <text:p><text:span text:style-name="T44">Kort sikt</text:span></text:p>
          </draw:text-box>
        </draw:frame>
        <draw:line draw:style-name="gr2" draw:text-style-name="P3" draw:layer="layout" svg:x1="15.681cm" svg:y1="22.451cm" svg:x2="19.75cm" svg:y2="25.9cm">
          <text:p/>
        </draw:line>
        <draw:line draw:style-name="gr150" draw:text-style-name="P3" draw:layer="layout" svg:x1="20.25cm" svg:y1="23.5cm" svg:x2="19.75cm" svg:y2="25.5cm">
          <text:p/>
        </draw:line>
        <draw:line draw:style-name="gr151" draw:text-style-name="P51" draw:layer="layout" svg:x1="16.5cm" svg:y1="22.75cm" svg:x2="16.253cm" svg:y2="25.6cm">
          <text:p/>
        </draw:line>
        <draw:frame draw:style-name="gr152" draw:text-style-name="P9" draw:layer="layout" svg:width="1.721cm" svg:height="0.965cm" svg:x="18.901cm" svg:y="22.3cm">
          <draw:text-box>
            <text:p><text:span text:style-name="T1">Fullkommen </text:span></text:p>
            <text:p><text:span text:style-name="T1">Konkurranse</text:span></text:p>
            <text:p><text:span text:style-name="T1">(kapittel 9)</text:span></text:p>
          </draw:text-box>
        </draw:frame>
        <draw:frame draw:style-name="gr153" draw:text-style-name="P9" draw:layer="layout" svg:width="4.913cm" svg:height="1.203cm" svg:x="16.902cm" svg:y="22.601cm">
          <draw:text-box>
            <text:p><text:span text:style-name="T1">Duopol:</text:span></text:p>
            <text:p><text:span text:style-name="T1">- Cournot, </text:span></text:p>
            <text:p><text:span text:style-name="T1">- Stackelberg</text:span></text:p>
            <text:p><text:span text:style-name="T1">- Bertrand</text:span></text:p>
          </draw:text-box>
        </draw:frame>
        <draw:custom-shape draw:style-name="gr154" draw:text-style-name="P10" draw:layer="layout" svg:width="0.347cm" svg:height="0.28cm" svg:x="19.4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5.9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6.5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0" draw:text-style-name="P3" draw:layer="layout" svg:x1="15.549cm" svg:y1="24.5cm" svg:x2="17.75cm" svg:y2="25cm">
          <text:p/>
        </draw:line>
        <draw:line draw:style-name="gr2" draw:text-style-name="P3" draw:layer="layout" svg:x1="15.6cm" svg:y1="25.9cm" svg:x2="20.031cm" svg:y2="25.858cm">
          <text:p/>
        </draw:line>
        <draw:line draw:style-name="gr2" draw:text-style-name="P3" draw:layer="layout" svg:x1="15.689cm" svg:y1="22.399cm" svg:x2="15.661cm" svg:y2="25.902cm">
          <text:p/>
        </draw:line>
        <draw:frame draw:style-name="gr155" draw:text-style-name="P50" draw:layer="layout" svg:width="3.859cm" svg:height="0.71cm" draw:transform="rotate (-1.58790055346444) translate (15.607cm 22.413cm)">
          <draw:text-box>
            <text:p><text:span text:style-name="T44">Grad av differensiering</text:span></text:p>
          </draw:text-box>
        </draw:frame>
        <draw:custom-shape draw:style-name="gr154" draw:text-style-name="P10" draw:layer="layout" svg:width="0.347cm" svg:height="0.28cm" svg:x="17.138cm" svg:y="2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5.749cm" svg:y1="25.635cm" svg:x2="19.251cm" svg:y2="25.614cm">
          <text:p/>
        </draw:line>
        <draw:frame draw:style-name="gr156" draw:text-style-name="P9" draw:layer="layout" svg:width="0.621cm" svg:height="0.489cm" svg:x="15.8cm" svg:y="26.2cm">
          <draw:text-box>
            <text:p><text:span text:style-name="T1">1</text:span></text:p>
          </draw:text-box>
        </draw:frame>
        <draw:frame draw:style-name="gr156" draw:text-style-name="P9" draw:layer="layout" svg:width="0.621cm" svg:height="0.489cm" svg:x="16.401cm" svg:y="26.201cm">
          <draw:text-box>
            <text:p><text:span text:style-name="T1">2</text:span></text:p>
          </draw:text-box>
        </draw:frame>
        <draw:frame draw:style-name="gr157" draw:text-style-name="P9" draw:layer="layout" svg:width="0.752cm" svg:height="0.489cm" svg:x="16.902cm" svg:y="26.202cm">
          <draw:text-box>
            <text:p><text:span text:style-name="T1">Få</text:span></text:p>
          </draw:text-box>
        </draw:frame>
        <draw:frame draw:style-name="gr155" draw:text-style-name="P52" draw:layer="layout" svg:width="3.859cm" svg:height="0.71cm" svg:x="15.989cm" svg:y="26.487cm">
          <draw:text-box>
            <text:p><text:span text:style-name="T45">Antall konkurrenter</text:span></text:p>
          </draw:text-box>
        </draw:frame>
        <draw:frame draw:style-name="gr158" draw:text-style-name="P9" draw:layer="layout" svg:width="1.154cm" svg:height="0.489cm" svg:x="19.05cm" svg:y="26.2cm">
          <draw:text-box>
            <text:p><text:span text:style-name="T1">Mange</text:span></text:p>
          </draw:text-box>
        </draw:frame>
        <draw:frame draw:style-name="gr159" draw:text-style-name="P9" draw:layer="layout" svg:width="2.492cm" svg:height="0.489cm" svg:x="15.902cm" svg:y="22.202cm">
          <draw:text-box>
            <text:p><text:span text:style-name="T1">Monopol (kapittel 10)</text:span></text:p>
          </draw:text-box>
        </draw:frame>
        <draw:line draw:style-name="gr150" draw:text-style-name="P3" draw:layer="layout" svg:x1="17.5cm" svg:y1="23.5cm" svg:x2="16.899cm" svg:y2="25.512cm">
          <text:p/>
        </draw:line>
        <draw:line draw:style-name="gr150" draw:text-style-name="P3" draw:layer="layout" svg:x1="18.5cm" svg:y1="24cm" svg:x2="17.471cm" svg:y2="25.512cm">
          <text:p/>
        </draw:line>
        <draw:line draw:style-name="gr96" draw:text-style-name="P3" draw:layer="layout" svg:x1="2.652cm" svg:y1="20.751cm" svg:x2="2.656cm" svg:y2="17.352cm">
          <text:p/>
        </draw:line>
        <draw:line draw:style-name="gr97" draw:text-style-name="P3" draw:layer="layout" svg:x1="2.55cm" svg:y1="20.723cm" svg:x2="6.4cm" svg:y2="20.772cm">
          <text:p/>
        </draw:line>
        <draw:line draw:style-name="gr96" draw:text-style-name="P3" draw:layer="layout" svg:x1="14.427cm" svg:y1="20.824cm" svg:x2="14.431cm" svg:y2="17.425cm">
          <text:p/>
        </draw:line>
        <draw:line draw:style-name="gr97" draw:text-style-name="P3" draw:layer="layout" svg:x1="14.327cm" svg:y1="20.775cm" svg:x2="18.177cm" svg:y2="20.824cm">
          <text:p/>
        </draw:line>
        <draw:frame draw:style-name="gr15" draw:text-style-name="P10" draw:layer="layout" svg:width="0.661cm" svg:height="0.53cm" svg:x="6.48cm" svg:y="20.464cm">
          <draw:object xlink:href="./Object 590" xlink:type="simple" xlink:show="embed" xlink:actuate="onLoad">
            <loext:p/>
          </draw:object>
          <draw:image xlink:href="./ObjectReplacements/Object 590" xlink:type="simple" xlink:show="embed" xlink:actuate="onLoad"/>
        </draw:frame>
        <draw:line draw:style-name="gr96" draw:text-style-name="P3" draw:layer="layout" svg:x1="2.727cm" svg:y1="26.325cm" svg:x2="2.731cm" svg:y2="22.926cm">
          <text:p/>
        </draw:line>
        <draw:line draw:style-name="gr97" draw:text-style-name="P3" draw:layer="layout" svg:x1="2.627cm" svg:y1="26.276cm" svg:x2="7.25cm" svg:y2="26.25cm">
          <text:p/>
        </draw:line>
        <draw:frame draw:style-name="gr15" draw:text-style-name="P10" draw:layer="layout" svg:width="0.534cm" svg:height="0.47cm" svg:x="7.18cm" svg:y="26.065cm">
          <draw:object xlink:href="./Object 591" xlink:type="simple" xlink:show="embed" xlink:actuate="onLoad">
            <loext:p/>
          </draw:object>
          <draw:image xlink:href="./ObjectReplacements/Object 591" xlink:type="simple" xlink:show="embed" xlink:actuate="onLoad"/>
        </draw:frame>
        <draw:frame draw:style-name="gr160" draw:text-style-name="P9" draw:layer="layout" svg:width="4.913cm" svg:height="0.489cm" svg:x="17.803cm" svg:y="23.502cm">
          <draw:text-box>
            <text:p><text:span text:style-name="T1">Oligopol</text:span></text:p>
          </draw:text-box>
        </draw:frame>
        <draw:frame draw:style-name="gr159" draw:text-style-name="P9" draw:layer="layout" svg:width="2.492cm" svg:height="0.489cm" svg:x="15.302cm" svg:y="21.803cm">
          <draw:text-box>
            <text:p><text:span text:style-name="T1">1 (fullstendig)</text:span></text:p>
          </draw:text-box>
        </draw:frame>
        <draw:frame draw:style-name="gr159" draw:text-style-name="P9" draw:layer="layout" svg:width="2.492cm" svg:height="0.489cm" svg:x="15.102cm" svg:y="25.704cm">
          <draw:text-box>
            <text:p><text:span text:style-name="T1">0 </text:span></text:p>
          </draw:text-box>
        </draw:frame>
        <draw:line draw:style-name="gr2" draw:text-style-name="P3" draw:layer="layout" svg:x1="2.75cm" svg:y1="19.25cm" svg:x2="5.5cm" svg:y2="20.75cm">
          <text:p/>
        </draw:line>
        <draw:line draw:style-name="gr2" draw:text-style-name="P3" draw:layer="layout" svg:x1="2.75cm" svg:y1="18cm" svg:x2="4.25cm" svg:y2="20.75cm">
          <text:p/>
        </draw:line>
        <draw:frame draw:style-name="gr15" draw:text-style-name="P10" draw:layer="layout" svg:width="0.624cm" svg:height="0.53cm" svg:x="3.182cm" svg:y="18.064cm">
          <draw:object xlink:href="./Object 592" xlink:type="simple" xlink:show="embed" xlink:actuate="onLoad">
            <loext:p/>
          </draw:object>
          <draw:image xlink:href="./ObjectReplacements/Object 592" xlink:type="simple" xlink:show="embed" xlink:actuate="onLoad"/>
        </draw:frame>
        <draw:frame draw:style-name="gr15" draw:text-style-name="P10" draw:layer="layout" svg:width="0.628cm" svg:height="0.53cm" svg:x="4.583cm" svg:y="19.464cm">
          <draw:object xlink:href="./Object 593" xlink:type="simple" xlink:show="embed" xlink:actuate="onLoad">
            <loext:p/>
          </draw:object>
          <draw:image xlink:href="./ObjectReplacements/Object 593" xlink:type="simple" xlink:show="embed" xlink:actuate="onLoad"/>
        </draw:frame>
        <draw:line draw:style-name="gr2" draw:text-style-name="P3" draw:layer="layout" svg:x1="2.75cm" svg:y1="23.45cm" svg:x2="5.95cm" svg:y2="26.25cm">
          <text:p/>
        </draw:line>
        <draw:line draw:style-name="gr2" draw:text-style-name="P3" draw:layer="layout" svg:x1="2.75cm" svg:y1="23.45cm" svg:x2="4.45cm" svg:y2="26.25cm">
          <text:p/>
        </draw:line>
        <draw:line draw:style-name="gr2" draw:text-style-name="P3" draw:layer="layout" svg:x1="2.748cm" svg:y1="25.439cm" svg:x2="6.452cm" svg:y2="25.415cm">
          <text:p/>
        </draw:line>
        <draw:frame draw:style-name="gr15" draw:text-style-name="P10" draw:layer="layout" svg:width="0.496cm" svg:height="0.47cm" svg:x="2.38cm" svg:y="22.265cm">
          <draw:object xlink:href="./Object 594" xlink:type="simple" xlink:show="embed" xlink:actuate="onLoad">
            <loext:p/>
          </draw:object>
          <draw:image xlink:href="./ObjectReplacements/Object 594" xlink:type="simple" xlink:show="embed" xlink:actuate="onLoad"/>
        </draw:frame>
        <draw:line draw:style-name="gr2" draw:text-style-name="P3" draw:layer="layout" svg:x1="14.45cm" svg:y1="19.35cm" svg:x2="17.75cm" svg:y2="19.4cm">
          <text:p/>
        </draw:line>
        <draw:line draw:style-name="gr2" draw:text-style-name="P3" draw:layer="layout" svg:x1="14.5cm" svg:y1="18.25cm" svg:x2="17.189cm" svg:y2="20.75cm">
          <text:p/>
        </draw:line>
        <draw:custom-shape draw:style-name="gr161" draw:text-style-name="P53" draw:layer="layout" svg:width="1.245cm" svg:height="0.991cm" svg:x="3.9cm" svg:y="24.45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2.115cm" svg:height="0.53cm" svg:x="5.583cm" svg:y="25.564cm">
          <draw:object xlink:href="./Object 595" xlink:type="simple" xlink:show="embed" xlink:actuate="onLoad">
            <loext:p/>
          </draw:object>
          <draw:image xlink:href="./ObjectReplacements/Object 595" xlink:type="simple" xlink:show="embed" xlink:actuate="onLoad"/>
        </draw:frame>
        <draw:line draw:style-name="gr76" draw:text-style-name="P3" draw:layer="layout" svg:x1="2.801cm" svg:y1="24.439cm" svg:x2="3.95cm" svg:y2="24.5cm">
          <text:p/>
        </draw:line>
        <draw:line draw:style-name="gr76" draw:text-style-name="P3" draw:layer="layout" svg:x1="2.801cm" svg:y1="24.46cm" svg:x2="3.951cm" svg:y2="24.481cm">
          <text:p/>
        </draw:line>
        <draw:line draw:style-name="gr76" draw:text-style-name="P3" draw:layer="layout" svg:x1="3.903cm" svg:y1="24.441cm" svg:x2="3.95cm" svg:y2="26.25cm">
          <text:p/>
        </draw:line>
        <draw:frame draw:style-name="gr15" draw:text-style-name="P10" draw:layer="layout" svg:width="0.837cm" svg:height="0.53cm" svg:x="4.282cm" svg:y="25.664cm">
          <draw:object xlink:href="./Object 596" xlink:type="simple" xlink:show="embed" xlink:actuate="onLoad">
            <loext:p/>
          </draw:object>
          <draw:image xlink:href="./ObjectReplacements/Object 596" xlink:type="simple" xlink:show="embed" xlink:actuate="onLoad"/>
        </draw:frame>
        <draw:frame draw:style-name="gr15" draw:text-style-name="P10" draw:layer="layout" svg:width="0.824cm" svg:height="0.47cm" svg:x="6.483cm" svg:y="25.064cm">
          <draw:object xlink:href="./Object 597" xlink:type="simple" xlink:show="embed" xlink:actuate="onLoad">
            <loext:p/>
          </draw:object>
          <draw:image xlink:href="./ObjectReplacements/Object 597" xlink:type="simple" xlink:show="embed" xlink:actuate="onLoad"/>
        </draw:frame>
        <draw:frame draw:style-name="gr15" draw:text-style-name="P10" draw:layer="layout" svg:width="1.189cm" svg:height="0.529cm" svg:x="1.58cm" svg:y="24.165cm">
          <draw:object xlink:href="./Object 598" xlink:type="simple" xlink:show="embed" xlink:actuate="onLoad">
            <loext:p/>
          </draw:object>
          <draw:image xlink:href="./ObjectReplacements/Object 598" xlink:type="simple" xlink:show="embed" xlink:actuate="onLoad"/>
        </draw:frame>
        <draw:frame draw:style-name="gr15" draw:text-style-name="P10" draw:layer="layout" svg:width="1.227cm" svg:height="0.529cm" svg:x="3.68cm" svg:y="26.365cm">
          <draw:object xlink:href="./Object 599" xlink:type="simple" xlink:show="embed" xlink:actuate="onLoad">
            <loext:p/>
          </draw:object>
          <draw:image xlink:href="./ObjectReplacements/Object 599" xlink:type="simple" xlink:show="embed" xlink:actuate="onLoad"/>
        </draw:frame>
        <draw:frame draw:style-name="gr149" draw:text-style-name="P50" draw:layer="layout" svg:width="4.497cm" svg:height="1.057cm" svg:x="9.056cm" svg:y="21.536cm">
          <draw:text-box>
            <text:p><text:span text:style-name="T44">Lang sikt</text:span></text:p>
          </draw:text-box>
        </draw:frame>
        <draw:line draw:style-name="gr96" draw:text-style-name="P3" draw:layer="layout" svg:x1="8.727cm" svg:y1="26.326cm" svg:x2="8.731cm" svg:y2="22.927cm">
          <text:p/>
        </draw:line>
        <draw:line draw:style-name="gr97" draw:text-style-name="P3" draw:layer="layout" svg:x1="8.627cm" svg:y1="26.277cm" svg:x2="13.25cm" svg:y2="26.251cm">
          <text:p/>
        </draw:line>
        <draw:frame draw:style-name="gr15" draw:text-style-name="P10" draw:layer="layout" svg:width="0.534cm" svg:height="0.47cm" svg:x="13.28cm" svg:y="26.066cm">
          <draw:object xlink:href="./Object 600" xlink:type="simple" xlink:show="embed" xlink:actuate="onLoad">
            <loext:p/>
          </draw:object>
          <draw:image xlink:href="./ObjectReplacements/Object 600" xlink:type="simple" xlink:show="embed" xlink:actuate="onLoad"/>
        </draw:frame>
        <draw:line draw:style-name="gr2" draw:text-style-name="P3" draw:layer="layout" svg:x1="8.748cm" svg:y1="25.44cm" svg:x2="12.452cm" svg:y2="25.416cm">
          <text:p/>
        </draw:line>
        <draw:frame draw:style-name="gr15" draw:text-style-name="P10" draw:layer="layout" svg:width="0.496cm" svg:height="0.47cm" svg:x="8.38cm" svg:y="22.266cm">
          <draw:object xlink:href="./Object 601" xlink:type="simple" xlink:show="embed" xlink:actuate="onLoad">
            <loext:p/>
          </draw:object>
          <draw:image xlink:href="./ObjectReplacements/Object 601" xlink:type="simple" xlink:show="embed" xlink:actuate="onLoad"/>
        </draw:frame>
        <draw:frame draw:style-name="gr15" draw:text-style-name="P10" draw:layer="layout" svg:width="2.131cm" svg:height="0.53cm" svg:x="9.683cm" svg:y="24.565cm">
          <draw:object xlink:href="./Object 602" xlink:type="simple" xlink:show="embed" xlink:actuate="onLoad">
            <loext:p/>
          </draw:object>
          <draw:image xlink:href="./ObjectReplacements/Object 602" xlink:type="simple" xlink:show="embed" xlink:actuate="onLoad"/>
        </draw:frame>
        <draw:line draw:style-name="gr76" draw:text-style-name="P3" draw:layer="layout" svg:x1="8.792cm" svg:y1="24.927cm" svg:x2="9.261cm" svg:y2="24.935cm">
          <text:p/>
        </draw:line>
        <draw:line draw:style-name="gr76" draw:text-style-name="P3" draw:layer="layout" svg:x1="9.289cm" svg:y1="24.848cm" svg:x2="9.31cm" svg:y2="26.352cm">
          <text:p/>
        </draw:line>
        <draw:frame draw:style-name="gr15" draw:text-style-name="P10" draw:layer="layout" svg:width="0.824cm" svg:height="0.47cm" svg:x="12.583cm" svg:y="25.065cm">
          <draw:object xlink:href="./Object 603" xlink:type="simple" xlink:show="embed" xlink:actuate="onLoad">
            <loext:p/>
          </draw:object>
          <draw:image xlink:href="./ObjectReplacements/Object 603" xlink:type="simple" xlink:show="embed" xlink:actuate="onLoad"/>
        </draw:frame>
        <draw:frame draw:style-name="gr15" draw:text-style-name="P10" draw:layer="layout" svg:width="1.197cm" svg:height="0.529cm" svg:x="7.58cm" svg:y="24.566cm">
          <draw:object xlink:href="./Object 604" xlink:type="simple" xlink:show="embed" xlink:actuate="onLoad">
            <loext:p/>
          </draw:object>
          <draw:image xlink:href="./ObjectReplacements/Object 604" xlink:type="simple" xlink:show="embed" xlink:actuate="onLoad"/>
        </draw:frame>
        <draw:frame draw:style-name="gr15" draw:text-style-name="P10" draw:layer="layout" svg:width="1.235cm" svg:height="0.529cm" svg:x="9.28cm" svg:y="26.366cm">
          <draw:object xlink:href="./Object 605" xlink:type="simple" xlink:show="embed" xlink:actuate="onLoad">
            <loext:p/>
          </draw:object>
          <draw:image xlink:href="./ObjectReplacements/Object 605" xlink:type="simple" xlink:show="embed" xlink:actuate="onLoad"/>
        </draw:frame>
        <draw:frame draw:style-name="gr162" draw:text-style-name="P9" draw:layer="layout" svg:width="1.789cm" svg:height="0.965cm" svg:x="13.597cm" svg:y="22.419cm">
          <draw:text-box>
            <text:p><text:span text:style-name="T1">Monopolistisk</text:span></text:p>
            <text:p><text:span text:style-name="T1">Konkurranse</text:span></text:p>
            <text:p><text:span text:style-name="T1">(kort sikt)</text:span></text:p>
          </draw:text-box>
        </draw:frame>
        <draw:frame draw:style-name="gr15" draw:text-style-name="P10" draw:layer="layout" svg:width="0.665cm" svg:height="0.53cm" svg:x="1.781cm" svg:y="17.164cm">
          <draw:object xlink:href="./Object 606" xlink:type="simple" xlink:show="embed" xlink:actuate="onLoad">
            <loext:p/>
          </draw:object>
          <draw:image xlink:href="./ObjectReplacements/Object 606" xlink:type="simple" xlink:show="embed" xlink:actuate="onLoad"/>
        </draw:frame>
        <draw:frame draw:style-name="gr15" draw:text-style-name="P10" draw:layer="layout" svg:width="0.665cm" svg:height="0.53cm" svg:x="7.981cm" svg:y="17.264cm">
          <draw:object xlink:href="./Object 607" xlink:type="simple" xlink:show="embed" xlink:actuate="onLoad">
            <loext:p/>
          </draw:object>
          <draw:image xlink:href="./ObjectReplacements/Object 607" xlink:type="simple" xlink:show="embed" xlink:actuate="onLoad"/>
        </draw:frame>
        <draw:frame draw:style-name="gr15" draw:text-style-name="P10" draw:layer="layout" svg:width="0.534cm" svg:height="0.47cm" svg:x="18.582cm" svg:y="20.464cm">
          <draw:object xlink:href="./Object 608" xlink:type="simple" xlink:show="embed" xlink:actuate="onLoad">
            <loext:p/>
          </draw:object>
          <draw:image xlink:href="./ObjectReplacements/Object 608" xlink:type="simple" xlink:show="embed" xlink:actuate="onLoad"/>
        </draw:frame>
        <draw:frame draw:style-name="gr15" draw:text-style-name="P10" draw:layer="layout" svg:width="0.496cm" svg:height="0.47cm" svg:x="13.782cm" svg:y="17.264cm">
          <draw:object xlink:href="./Object 609" xlink:type="simple" xlink:show="embed" xlink:actuate="onLoad">
            <loext:p/>
          </draw:object>
          <draw:image xlink:href="./ObjectReplacements/Object 609" xlink:type="simple" xlink:show="embed" xlink:actuate="onLoad"/>
        </draw:frame>
        <draw:line draw:style-name="gr2" draw:text-style-name="P3" draw:layer="layout" svg:x1="13.75cm" svg:y1="21.5cm" svg:x2="13.75cm" svg:y2="26.94cm">
          <text:p/>
        </draw:line>
        <draw:line draw:style-name="gr163" draw:text-style-name="P3" draw:layer="layout" svg:x1="4.75cm" svg:y1="18.7cm" svg:x2="3.75cm" svg:y2="19.7cm">
          <text:p/>
        </draw:line>
        <draw:frame draw:style-name="gr149" draw:text-style-name="P50" draw:layer="layout" svg:width="4.497cm" svg:height="1.057cm" svg:x="4.657cm" svg:y="18.036cm">
          <draw:text-box>
            <text:p><text:span text:style-name="T44">Cournotlikevekt</text:span></text:p>
          </draw:text-box>
        </draw:frame>
        <draw:line draw:style-name="gr96" draw:text-style-name="P3" draw:layer="layout" svg:x1="8.752cm" svg:y1="20.751cm" svg:x2="8.756cm" svg:y2="17.352cm">
          <text:p/>
        </draw:line>
        <draw:line draw:style-name="gr97" draw:text-style-name="P3" draw:layer="layout" svg:x1="8.65cm" svg:y1="20.723cm" svg:x2="12.5cm" svg:y2="20.772cm">
          <text:p/>
        </draw:line>
        <draw:frame draw:style-name="gr15" draw:text-style-name="P10" draw:layer="layout" svg:width="0.661cm" svg:height="0.53cm" svg:x="12.58cm" svg:y="20.464cm">
          <draw:object xlink:href="./Object 610" xlink:type="simple" xlink:show="embed" xlink:actuate="onLoad">
            <loext:p/>
          </draw:object>
          <draw:image xlink:href="./ObjectReplacements/Object 610" xlink:type="simple" xlink:show="embed" xlink:actuate="onLoad"/>
        </draw:frame>
        <draw:line draw:style-name="gr2" draw:text-style-name="P3" draw:layer="layout" svg:x1="8.85cm" svg:y1="19.25cm" svg:x2="11.6cm" svg:y2="20.75cm">
          <text:p/>
        </draw:line>
        <draw:line draw:style-name="gr2" draw:text-style-name="P3" draw:layer="layout" svg:x1="8.85cm" svg:y1="18cm" svg:x2="10.35cm" svg:y2="20.75cm">
          <text:p/>
        </draw:line>
        <draw:frame draw:style-name="gr15" draw:text-style-name="P10" draw:layer="layout" svg:width="0.624cm" svg:height="0.53cm" svg:x="9.282cm" svg:y="18.064cm">
          <draw:object xlink:href="./Object 611" xlink:type="simple" xlink:show="embed" xlink:actuate="onLoad">
            <loext:p/>
          </draw:object>
          <draw:image xlink:href="./ObjectReplacements/Object 611" xlink:type="simple" xlink:show="embed" xlink:actuate="onLoad"/>
        </draw:frame>
        <draw:frame draw:style-name="gr15" draw:text-style-name="P10" draw:layer="layout" svg:width="0.628cm" svg:height="0.53cm" svg:x="10.683cm" svg:y="19.464cm">
          <draw:object xlink:href="./Object 612" xlink:type="simple" xlink:show="embed" xlink:actuate="onLoad">
            <loext:p/>
          </draw:object>
          <draw:image xlink:href="./ObjectReplacements/Object 612" xlink:type="simple" xlink:show="embed" xlink:actuate="onLoad"/>
        </draw:frame>
        <draw:line draw:style-name="gr163" draw:text-style-name="P3" draw:layer="layout" svg:x1="11.45cm" svg:y1="18.8cm" svg:x2="10.45cm" svg:y2="19.8cm">
          <text:p/>
        </draw:line>
        <draw:line draw:style-name="gr164" draw:text-style-name="P3" draw:layer="layout" svg:x1="10.305cm" svg:y1="20.754cm" svg:x2="10.297cm" svg:y2="19.997cm">
          <text:p/>
        </draw:line>
        <draw:frame draw:style-name="gr149" draw:text-style-name="P50" draw:layer="layout" svg:width="4.497cm" svg:height="1.057cm" svg:x="10.158cm" svg:y="17.837cm">
          <draw:text-box>
            <text:p><text:span text:style-name="T44">Stackelberglikevekt</text:span></text:p>
          </draw:text-box>
        </draw:frame>
        <draw:line draw:style-name="gr76" draw:text-style-name="P3" draw:layer="layout" svg:x1="8.75cm" svg:y1="20.013cm" svg:x2="10.252cm" svg:y2="20.038cm">
          <text:p/>
        </draw:line>
        <draw:frame draw:style-name="gr15" draw:text-style-name="P10" draw:layer="layout" svg:width="0.826cm" svg:height="0.47cm" svg:x="17.784cm" svg:y="19.165cm">
          <draw:object xlink:href="./Object 613" xlink:type="simple" xlink:show="embed" xlink:actuate="onLoad">
            <loext:p/>
          </draw:object>
          <draw:image xlink:href="./ObjectReplacements/Object 613" xlink:type="simple" xlink:show="embed" xlink:actuate="onLoad"/>
        </draw:frame>
        <draw:frame draw:style-name="gr15" draw:text-style-name="P10" draw:layer="layout" svg:width="1.812cm" svg:height="0.47cm" svg:x="16.884cm" svg:y="20.165cm">
          <draw:object xlink:href="./Object 614" xlink:type="simple" xlink:show="embed" xlink:actuate="onLoad">
            <loext:p/>
          </draw:object>
          <draw:image xlink:href="./ObjectReplacements/Object 614" xlink:type="simple" xlink:show="embed" xlink:actuate="onLoad"/>
        </draw:frame>
        <draw:line draw:style-name="gr129" draw:text-style-name="P3" draw:layer="layout" svg:x1="14.5cm" svg:y1="19.05cm" svg:x2="17.75cm" svg:y2="19.05cm">
          <text:p/>
        </draw:line>
        <draw:line draw:style-name="gr129" draw:text-style-name="P3" draw:layer="layout" svg:x1="14.5cm" svg:y1="19.65cm" svg:x2="17.75cm" svg:y2="19.65cm">
          <text:p/>
        </draw:line>
        <draw:line draw:style-name="gr165" draw:text-style-name="P3" draw:layer="layout" svg:x1="16.724cm" svg:y1="18.998cm" svg:x2="16.723cm" svg:y2="19.352cm">
          <text:p/>
        </draw:line>
        <draw:line draw:style-name="gr165" draw:text-style-name="P3" draw:layer="layout" svg:x1="15.325cm" svg:y1="18.998cm" svg:x2="15.324cm" svg:y2="19.352cm">
          <text:p/>
        </draw:line>
        <draw:line draw:style-name="gr165" draw:text-style-name="P3" draw:layer="layout" svg:x1="15.35cm" svg:y1="19.65cm" svg:x2="15.35cm" svg:y2="19.4cm">
          <text:p/>
        </draw:line>
        <draw:line draw:style-name="gr165" draw:text-style-name="P3" draw:layer="layout" svg:x1="16.725cm" svg:y1="18.998cm" svg:x2="16.724cm" svg:y2="19.352cm">
          <text:p/>
        </draw:line>
        <draw:line draw:style-name="gr165" draw:text-style-name="P3" draw:layer="layout" svg:x1="16.75cm" svg:y1="19.651cm" svg:x2="16.75cm" svg:y2="19.401cm">
          <text:p/>
        </draw:line>
        <draw:line draw:style-name="gr2" draw:text-style-name="P3" draw:layer="layout" svg:x1="8.75cm" svg:y1="24.25cm" svg:x2="10.5cm" svg:y2="26.25cm">
          <text:p/>
        </draw:line>
        <draw:line draw:style-name="gr2" draw:text-style-name="P3" draw:layer="layout" svg:x1="8.75cm" svg:y1="24.2cm" svg:x2="9.75cm" svg:y2="26.25cm">
          <text:p/>
        </draw:line>
        <draw:custom-shape draw:style-name="gr166" draw:text-style-name="P53" draw:layer="layout" svg:width="0.483cm" svg:height="0.61cm" svg:x="9.25cm" svg:y="24.81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3" draw:layer="layout" svg:x1="7.85cm" svg:y1="23.35cm" svg:x2="10.6cm" svg:y2="26.35cm">
          <text:p/>
        </draw:line>
        <draw:line draw:style-name="gr150" draw:text-style-name="P3" draw:layer="layout" svg:x1="14.25cm" svg:y1="23.54cm" svg:x2="16.451cm" svg:y2="24.04cm">
          <text:p/>
        </draw:line>
        <draw:frame draw:style-name="gr162" draw:text-style-name="P9" draw:layer="layout" svg:width="1.789cm" svg:height="0.965cm" svg:x="13.598cm" svg:y="23.92cm">
          <draw:text-box>
            <text:p><text:span text:style-name="T1">Monopolistisk</text:span></text:p>
            <text:p><text:span text:style-name="T1">Konkurranse</text:span></text:p>
            <text:p><text:span text:style-name="T1">(lang sikt)</text:span></text:p>
          </draw:text-box>
        </draw:frame>
        <draw:line draw:style-name="gr76" draw:text-style-name="P3" draw:layer="layout" svg:x1="2.75cm" svg:y1="19.214cm" svg:x2="3.5cm" svg:y2="19.25cm">
          <text:p/>
        </draw:line>
        <draw:line draw:style-name="gr76" draw:text-style-name="P3" draw:layer="layout" svg:x1="3.45cm" svg:y1="19.314cm" svg:x2="3.45cm" svg:y2="19.6cm">
          <text:p/>
        </draw:line>
        <draw:line draw:style-name="gr76" draw:text-style-name="P3" draw:layer="layout" svg:x1="3.441cm" svg:y1="19.56cm" svg:x2="3.762cm" svg:y2="19.555cm">
          <text:p/>
        </draw:line>
        <draw:line draw:style-name="gr76" draw:text-style-name="P3" draw:layer="layout" svg:x1="3.701cm" svg:y1="19.488cm" svg:x2="3.699cm" svg:y2="19.712cm">
          <text:p/>
        </draw:line>
        <draw:line draw:style-name="gr164" draw:text-style-name="P3" draw:layer="layout" svg:x1="4.205cm" svg:y1="20.755cm" svg:x2="4.197cm" svg:y2="19.998cm">
          <text:p/>
        </draw:line>
        <draw:line draw:style-name="gr76" draw:text-style-name="P3" draw:layer="layout" svg:x1="3.841cm" svg:y1="20.06cm" svg:x2="4.162cm" svg:y2="20.055cm">
          <text:p/>
        </draw:line>
        <draw:line draw:style-name="gr76" draw:text-style-name="P3" draw:layer="layout" svg:x1="3.901cm" svg:y1="19.888cm" svg:x2="3.899cm" svg:y2="20.112cm">
          <text:p/>
        </draw:line>
        <draw:line draw:style-name="gr76" draw:text-style-name="P3" draw:layer="layout" svg:x1="3.739cm" svg:y1="19.803cm" svg:x2="3.975cm" svg:y2="19.805cm">
          <text:p/>
        </draw:line>
        <draw:line draw:style-name="gr76" draw:text-style-name="P3" draw:layer="layout" svg:x1="2.749cm" svg:y1="19.788cm" svg:x2="3.751cm" svg:y2="19.776cm">
          <text:p/>
        </draw:line>
        <draw:line draw:style-name="gr164" draw:text-style-name="P3" draw:layer="layout" svg:x1="3.725cm" svg:y1="20.75cm" svg:x2="3.722cm" svg:y2="19.798cm">
          <text:p/>
        </draw:line>
        <draw:frame draw:style-name="gr15" draw:text-style-name="P10" draw:layer="layout" svg:width="0.661cm" svg:height="0.589cm" svg:x="3.381cm" svg:y="20.764cm">
          <draw:object xlink:href="./Object 615" xlink:type="simple" xlink:show="embed" xlink:actuate="onLoad">
            <loext:p/>
          </draw:object>
          <draw:image xlink:href="./ObjectReplacements/Object 615" xlink:type="simple" xlink:show="embed" xlink:actuate="onLoad"/>
        </draw:frame>
        <draw:frame draw:style-name="gr15" draw:text-style-name="P10" draw:layer="layout" svg:width="0.661cm" svg:height="0.589cm" svg:x="1.882cm" svg:y="19.465cm">
          <draw:object xlink:href="./Object 616" xlink:type="simple" xlink:show="embed" xlink:actuate="onLoad">
            <loext:p/>
          </draw:object>
          <draw:image xlink:href="./ObjectReplacements/Object 616" xlink:type="simple" xlink:show="embed" xlink:actuate="onLoad"/>
        </draw:frame>
        <draw:frame draw:style-name="gr15" draw:text-style-name="P10" draw:layer="layout" svg:width="0.661cm" svg:height="0.589cm" svg:x="9.982cm" svg:y="20.765cm">
          <draw:object xlink:href="./Object 617" xlink:type="simple" xlink:show="embed" xlink:actuate="onLoad">
            <loext:p/>
          </draw:object>
          <draw:image xlink:href="./ObjectReplacements/Object 617" xlink:type="simple" xlink:show="embed" xlink:actuate="onLoad"/>
        </draw:frame>
        <draw:frame draw:style-name="gr15" draw:text-style-name="P10" draw:layer="layout" svg:width="0.661cm" svg:height="0.589cm" svg:x="7.883cm" svg:y="19.666cm">
          <draw:object xlink:href="./Object 618" xlink:type="simple" xlink:show="embed" xlink:actuate="onLoad">
            <loext:p/>
          </draw:object>
          <draw:image xlink:href="./ObjectReplacements/Object 618" xlink:type="simple" xlink:show="embed" xlink:actuate="onLoad"/>
        </draw:frame>
        <draw:frame draw:style-name="gr167" draw:text-style-name="P40" draw:layer="layout" svg:width="1.073cm" svg:height="6.376cm" svg:x="0.953cm" svg:y="7.4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6.88cm" svg:y1="7.651cm" svg:x2="6.88cm" svg:y2="14.558cm">
          <text:p/>
        </draw:line>
        <draw:line draw:style-name="gr2" draw:text-style-name="P3" draw:layer="layout" svg:x1="6.88cm" svg:y1="14.558cm" svg:x2="15.23cm" svg:y2="14.558cm">
          <text:p/>
        </draw:line>
        <draw:line draw:style-name="gr2" draw:text-style-name="P3" draw:layer="layout" svg:x1="6.88cm" svg:y1="7.651cm" svg:x2="15.23cm" svg:y2="14.558cm">
          <text:p/>
        </draw:line>
        <draw:frame draw:style-name="gr155" draw:text-style-name="P50" draw:layer="layout" svg:width="3.859cm" svg:height="0.71cm" draw:transform="rotate (-1.58790055346444) translate (6.606cm 9.213cm)">
          <draw:text-box>
            <text:p><text:span text:style-name="T44">Grad av differensiering</text:span></text:p>
          </draw:text-box>
        </draw:frame>
        <draw:frame draw:style-name="gr168" draw:text-style-name="P50" draw:layer="layout" svg:width="2.223cm" svg:height="0.711cm" svg:x="5.853cm" svg:y="6.781cm">
          <draw:text-box>
            <text:p><text:span text:style-name="T44">Fullstendig</text:span></text:p>
          </draw:text-box>
        </draw:frame>
        <draw:frame draw:style-name="gr15" draw:text-style-name="P10" draw:layer="layout" svg:width="0.41cm" svg:height="0.47cm" svg:x="6.315cm" svg:y="7.51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line draw:style-name="gr150" draw:text-style-name="P3" draw:layer="layout" svg:x1="14.8cm" svg:y1="8.4cm" svg:x2="8.197cm" svg:y2="14.412cm">
          <text:p/>
        </draw:line>
        <draw:line draw:style-name="gr150" draw:text-style-name="P3" draw:layer="layout" svg:x1="18.717cm" svg:y1="10.777cm" svg:x2="15.159cm" svg:y2="14.412cm">
          <text:p/>
        </draw:line>
        <draw:line draw:style-name="gr151" draw:text-style-name="P51" draw:layer="layout" svg:x1="14.25cm" svg:y1="7.857cm" svg:x2="7.352cm" svg:y2="14.4cm">
          <text:p/>
        </draw:line>
        <draw:frame draw:style-name="gr155" draw:text-style-name="P50" draw:layer="layout" svg:width="3.859cm" svg:height="0.71cm" svg:x="8.887cm" svg:y="15.387cm">
          <draw:text-box>
            <text:p><text:span text:style-name="T44">Antall konkurrenter</text:span></text:p>
          </draw:text-box>
        </draw:frame>
        <draw:frame draw:style-name="gr155" draw:text-style-name="P50" draw:layer="layout" svg:width="3.859cm" svg:height="0.71cm" svg:x="8.088cm" svg:y="14.787cm">
          <draw:text-box>
            <text:p><text:span text:style-name="T44">Få</text:span></text:p>
          </draw:text-box>
        </draw:frame>
        <draw:frame draw:style-name="gr155" draw:text-style-name="P50" draw:layer="layout" svg:width="3.859cm" svg:height="0.71cm" svg:x="6.889cm" svg:y="14.787cm">
          <draw:text-box>
            <text:p><text:span text:style-name="T44">1</text:span></text:p>
          </draw:text-box>
        </draw:frame>
        <draw:frame draw:style-name="gr169" draw:text-style-name="P45" draw:layer="layout" svg:width="1.721cm" svg:height="0.965cm" svg:x="18.1cm" svg:y="9.8cm">
          <draw:text-box>
            <text:p>Fullkommen </text:p>
            <text:p>Konkurranse</text:p>
            <text:p>(kapittel 9)</text:p>
          </draw:text-box>
        </draw:frame>
        <draw:frame draw:style-name="gr155" draw:text-style-name="P50" draw:layer="layout" svg:width="3.859cm" svg:height="0.71cm" svg:x="7.59cm" svg:y="14.787cm">
          <draw:text-box>
            <text:p><text:span text:style-name="T44">2</text:span></text:p>
          </draw:text-box>
        </draw:frame>
        <draw:line draw:style-name="gr150" draw:text-style-name="P3" draw:layer="layout" svg:x1="15.601cm" svg:y1="8.4cm" svg:x2="8.998cm" svg:y2="14.412cm">
          <text:p/>
        </draw:line>
        <draw:frame draw:style-name="gr170" draw:text-style-name="P45" draw:layer="layout" svg:width="2.492cm" svg:height="0.489cm" svg:x="13.701cm" svg:y="7.201cm">
          <draw:text-box>
            <text:p>Monopol (kapittel 10)</text:p>
          </draw:text-box>
        </draw:frame>
        <draw:frame draw:style-name="gr171" draw:text-style-name="P45" draw:layer="layout" svg:width="4.913cm" svg:height="0.489cm" svg:x="14.301cm" svg:y="7.901cm">
          <draw:text-box>
            <text:p>Duopol, Stackelberg og Betrand (ikke pensum)</text:p>
          </draw:text-box>
        </draw:frame>
        <draw:frame draw:style-name="gr172" draw:text-style-name="P45" draw:layer="layout" svg:width="2.678cm" svg:height="0.489cm" svg:x="15.002cm" svg:y="8.202cm">
          <draw:text-box>
            <text:p>Oligopol (ikke pensum)</text:p>
          </draw:text-box>
        </draw:frame>
        <draw:custom-shape draw:style-name="gr154" draw:text-style-name="P10" draw:layer="layout" svg:width="0.347cm" svg:height="0.28cm" svg:x="14.937cm" svg:y="14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7.0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7.8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8.5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3.75cm" svg:x2="14.25cm" svg:y2="13.85cm">
          <text:p/>
        </draw:line>
        <draw:line draw:style-name="gr26" draw:text-style-name="P3" draw:layer="layout" svg:x1="10.5cm" svg:y1="13.85cm" svg:x2="10.5cm" svg:y2="10.6cm">
          <text:p/>
        </draw:line>
        <draw:frame draw:style-name="gr173" draw:text-style-name="P45" draw:layer="layout" svg:width="1.789cm" svg:height="0.965cm" svg:x="3.602cm" svg:y="13.202cm">
          <draw:text-box>
            <text:p>Monopolistisk</text:p>
            <text:p>Konkurranse</text:p>
            <text:p>(kort sikt)</text:p>
          </draw:text-box>
        </draw:frame>
        <draw:frame draw:style-name="gr173" draw:text-style-name="P45" draw:layer="layout" svg:width="1.789cm" svg:height="0.965cm" svg:x="13.603cm" svg:y="11.203cm">
          <draw:text-box>
            <text:p>Monopolistisk</text:p>
            <text:p>Konkurranse</text:p>
            <text:p>(langt sikt)</text:p>
          </draw:text-box>
        </draw:frame>
        <draw:line draw:style-name="gr150" draw:text-style-name="P3" draw:layer="layout" svg:x1="5.25cm" svg:y1="13.6cm" svg:x2="8.75cm" svg:y2="11.6cm">
          <text:p/>
        </draw:line>
        <draw:line draw:style-name="gr150" draw:text-style-name="P3" draw:layer="layout" svg:x1="13.65cm" svg:y1="11.9cm" svg:x2="11.75cm" svg:y2="13.1cm">
          <text:p/>
        </draw:lin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74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74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74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75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75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76" draw:text-style-name="P54" draw:layer="layout" svg:width="11.119cm" svg:height="2.764cm" svg:x="1.894cm" svg:y="2.496cm">
          <draw:text-box>
            <text:list text:style-name="L2">
              <text:list-item>
                <text:p><text:span text:style-name="T46">- <text:s text:c="2"/>Forskjellige etterspørrere (eller gruppe av etterspørre) må ha ulik marginal betalingsvillighet (MBV).</text:span></text:p>
              </text:list-item>
              <text:list-item>
                <text:p><text:span text:style-name="T46">- <text:s text:c="2"/>Produsentene må mulighet til å </text:span><text:span text:style-name="T47">skille</text:span><text:span text:style-name="T46"> </text:span><text:span text:style-name="T48">de</text:span><text:span text:style-name="T46"> forskjellige etterspørrere fra hverandre.</text:span></text:p>
              </text:list-item>
              <text:list-item>
                <text:p><text:span text:style-name="T46">- <text:s text:c="2"/>Videresalg mellom gruppene (dvs. fra konsumenter til konsumenter) er ikke mulig</text:span><text:span text:style-name="T48">,</text:span><text:span text:style-name="T46"> alternativt kostbart å utføre.</text:span></text:p>
              </text:list-item>
            </text:list>
          </draw:text-box>
        </draw:frame>
        <draw:frame draw:style-name="gr177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78" draw:text-style-name="P50" draw:layer="layout" svg:width="14.58cm" svg:height="1.057cm" svg:x="1.968cm" svg:y="1.37cm">
          <draw:text-box>
            <text:p><text:span text:style-name="T44">Vi har </text:span><text:span text:style-name="T49">prisdiskriminering</text:span><text:span text:style-name="T50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79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0" draw:text-style-name="P50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81" draw:text-style-name="P50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48" draw:text-style-name="P50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82" draw:text-style-name="P50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83" draw:text-style-name="P50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84" draw:text-style-name="P50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85" draw:text-style-name="P50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86" draw:text-style-name="P50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87" draw:text-style-name="P50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8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3.762cm" svg:y="22.3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89" draw:text-style-name="P55" draw:layer="layout" svg:width="2.1cm" svg:height="1.04cm" svg:x="19.278cm" svg:y="24.902cm">
          <draw:text-box>
            <text:p><text:span text:style-name="T51">S=GK</text:span></text:p>
          </draw:text-box>
        </draw:frame>
        <draw:frame draw:style-name="gr189" draw:text-style-name="P55" draw:layer="layout" svg:width="2.1cm" svg:height="1.04cm" svg:x="16.229cm" svg:y="25.631cm">
          <draw:text-box>
            <text:p><text:span text:style-name="T51">GI</text:span></text:p>
          </draw:text-box>
        </draw:frame>
        <draw:frame draw:style-name="gr189" draw:text-style-name="P55" draw:layer="layout" svg:width="2.1cm" svg:height="1.04cm" svg:x="18.262cm" svg:y="25.385cm">
          <draw:text-box>
            <text:p><text:span text:style-name="T51">E=MBV</text:span></text:p>
          </draw:text-box>
        </draw:frame>
        <draw:custom-shape draw:style-name="gr154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8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363cm" svg:y="22.3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89" draw:text-style-name="P55" draw:layer="layout" svg:width="2.1cm" svg:height="1.04cm" svg:x="10.13cm" svg:y="25.632cm">
          <draw:text-box>
            <text:p><text:span text:style-name="T51">GI</text:span></text:p>
          </draw:text-box>
        </draw:frame>
        <draw:frame draw:style-name="gr189" draw:text-style-name="P55" draw:layer="layout" svg:width="2.1cm" svg:height="1.04cm" svg:x="11.863cm" svg:y="25.486cm">
          <draw:text-box>
            <text:p><text:span text:style-name="T51">E=MBV</text:span></text:p>
          </draw:text-box>
        </draw:frame>
        <draw:custom-shape draw:style-name="gr154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8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432cm" svg:y="26.2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563cm" svg:y="22.3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89" draw:text-style-name="P55" draw:layer="layout" svg:width="2.1cm" svg:height="1.04cm" svg:x="3.03cm" svg:y="25.632cm">
          <draw:text-box>
            <text:p><text:span text:style-name="T51">GI</text:span></text:p>
          </draw:text-box>
        </draw:frame>
        <draw:frame draw:style-name="gr189" draw:text-style-name="P55" draw:layer="layout" svg:width="2.1cm" svg:height="1.04cm" svg:x="4.263cm" svg:y="25.486cm">
          <draw:text-box>
            <text:p><text:span text:style-name="T51">E=MBV</text:span></text:p>
          </draw:text-box>
        </draw:frame>
        <draw:custom-shape draw:style-name="gr154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89" draw:text-style-name="P55" draw:layer="layout" svg:width="2.1cm" svg:height="1.04cm" svg:x="12.878cm" svg:y="24.902cm">
          <draw:text-box>
            <text:p><text:span text:style-name="T51">S=GK</text:span></text:p>
          </draw:text-box>
        </draw:frame>
        <draw:frame draw:style-name="gr189" draw:text-style-name="P55" draw:layer="layout" svg:width="2.1cm" svg:height="1.04cm" svg:x="6.278cm" svg:y="24.902cm">
          <draw:text-box>
            <text:p><text:span text:style-name="T51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75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90" draw:text-style-name="P50" draw:layer="layout" svg:width="7.005cm" svg:height="2.77cm" svg:x="14.626cm" svg:y="8.48cm">
          <draw:text-box>
            <text:p><text:span text:style-name="T50">Kollektive goder:</text:span></text:p>
            <text:p><text:span text:style-name="T52">- Ikke rivaliserende</text:span></text:p>
            <text:p><text:span text:style-name="T52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77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91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92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93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94" draw:text-style-name="P9" draw:layer="layout" svg:width="1.608cm" svg:height="0.599cm" svg:x="18.796cm" svg:y="3.717cm">
          <draw:text-box>
            <text:p><text:span text:style-name="T5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6.927cm" svg:y="2.3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93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4" draw:text-style-name="P9" draw:layer="layout" svg:width="1.608cm" svg:height="0.599cm" svg:x="18.796cm" svg:y="3.717cm">
          <draw:text-box>
            <text:p><text:span text:style-name="T5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95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96" draw:text-style-name="P50" draw:layer="layout" svg:width="7.005cm" svg:height="2.095cm" svg:x="7.825cm" svg:y="8.236cm">
          <draw:text-box>
            <text:p><text:span text:style-name="T50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97" draw:text-style-name="P56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98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462cm" svg:y="11.1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99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200" draw:text-style-name="P44" draw:layer="layout" svg:width="1.7cm" svg:height="0.652cm" svg:x="6.334cm" svg:y="13.474cm">
          <draw:text-box>
            <text:p><text:span text:style-name="T34">E=MBV</text:span></text:p>
          </draw:text-box>
        </draw:frame>
        <draw:frame draw:style-name="gr201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202" draw:text-style-name="P57" draw:layer="layout" svg:width="2.86cm" svg:height="1.076cm" svg:x="5.248cm" svg:y="12.126cm">
          <draw:text-box>
            <text:p><text:span text:style-name="T54">Samfunnsøkonomisk </text:span></text:p>
            <text:p><text:span text:style-name="T54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96" draw:text-style-name="P50" draw:layer="layout" svg:width="7.005cm" svg:height="2.095cm" svg:x="14.527cm" svg:y="12.781cm">
          <draw:text-box>
            <text:p><text:span text:style-name="T50">Formyndergoder:</text:span></text:p>
            <text:p><text:span text:style-name="T52">Merit goods</text:span></text:p>
            <text:p><text:span text:style-name="T52">Merit bads</text:span></text:p>
          </draw:text-box>
        </draw:frame>
        <draw:frame draw:style-name="gr196" draw:text-style-name="P50" draw:layer="layout" svg:width="7.005cm" svg:height="2.095cm" svg:x="14.45cm" svg:y="13.95cm">
          <draw:text-box>
            <text:p><text:span text:style-name="T50">Ufullstendig informasjon</text:span></text:p>
            <text:p><text:span text:style-name="T52">- Assymterisk informasjon</text:span></text:p>
            <text:p><text:span text:style-name="T52">- Ufullstendig informasjon tilknyttet </text:span></text:p>
            <text:p><text:span text:style-name="T52">Godens beslutningsgrunnlag</text:span></text:p>
          </draw:text-box>
        </draw:frame>
        <draw:frame draw:style-name="gr196" draw:text-style-name="P50" draw:layer="layout" svg:width="7.005cm" svg:height="2.095cm" svg:x="14.585cm" svg:y="15.75cm">
          <draw:text-box>
            <text:p><text:span text:style-name="T50">Kollektive goder</text:span></text:p>
            <text:p><text:span text:style-name="T52">- Offentlige bør produsere inntil </text:span></text:p>
            <text:p><text:span text:style-name="T52">Summan av mbv er lik grensekostnad</text:span></text:p>
          </draw:text-box>
        </draw:frame>
        <draw:frame draw:style-name="gr196" draw:text-style-name="P50" draw:layer="layout" svg:width="7.005cm" svg:height="2.095cm" svg:x="14.495cm" svg:y="24.255cm">
          <draw:text-box>
            <text:p><text:span text:style-name="T50">Formyndergoder</text:span></text:p>
            <text:p><text:span text:style-name="T52">Økt skatt eller redusert skatt</text:span></text:p>
          </draw:text-box>
        </draw:frame>
        <draw:frame draw:style-name="gr196" draw:text-style-name="P50" draw:layer="layout" svg:width="7.005cm" svg:height="2.095cm" svg:x="14.428cm" svg:y="25.682cm">
          <draw:text-box>
            <text:p><text:span text:style-name="T50">Ufullstendig informasjon</text:span></text:p>
            <text:p><text:span text:style-name="T52">Offentlige kan forbedre informasjons</text:span></text:p>
            <text:p><text:span text:style-name="T52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203" draw:text-style-name="P3" draw:layer="layout" svg:x1="8.5cm" svg:y1="14.65cm" svg:x2="14cm" svg:y2="14.65cm">
          <text:p/>
        </draw:line>
        <draw:line draw:style-name="gr204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205" draw:text-style-name="P58" draw:layer="layout" svg:x1="10cm" svg:y1="14.5cm" svg:x2="10.081cm" svg:y2="13.24cm">
          <text:p text:style-name="P10"><text:span text:style-name="T1">c</text:span></text:p>
        </draw:line>
        <draw:line draw:style-name="gr205" draw:text-style-name="P58" draw:layer="layout" svg:x1="8.329cm" svg:y1="13.253cm" svg:x2="10cm" svg:y2="13.25cm">
          <text:p text:style-name="P10"><text:span text:style-name="T1">c</text:span></text:p>
        </draw:line>
        <draw:frame draw:style-name="gr206" draw:text-style-name="P59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7.958cm" svg:y="10.9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203" draw:text-style-name="P3" draw:layer="layout" svg:x1="8.5cm" svg:y1="20.55cm" svg:x2="14cm" svg:y2="20.55cm">
          <text:p/>
        </draw:line>
        <draw:line draw:style-name="gr204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205" draw:text-style-name="P58" draw:layer="layout" svg:x1="9.5cm" svg:y1="20.4cm" svg:x2="9.5cm" svg:y2="18.75cm">
          <text:p text:style-name="P10"><text:span text:style-name="T1">c</text:span></text:p>
        </draw:line>
        <draw:line draw:style-name="gr205" draw:text-style-name="P58" draw:layer="layout" svg:x1="8.329cm" svg:y1="18.553cm" svg:x2="9.5cm" svg:y2="18.55cm">
          <text:p text:style-name="P10"><text:span text:style-name="T1">c</text:span></text:p>
        </draw:line>
        <draw:frame draw:style-name="gr206" draw:text-style-name="P59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7.958cm" svg:y="16.8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97" draw:text-style-name="P56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3" draw:text-style-name="P3" draw:layer="layout" svg:x1="8.5cm" svg:y1="26.125cm" svg:x2="14cm" svg:y2="26.125cm">
          <text:p/>
        </draw:line>
        <draw:line draw:style-name="gr204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207" draw:text-style-name="P58" draw:layer="layout" svg:x1="9.5cm" svg:y1="26.175cm" svg:x2="9.5cm" svg:y2="22.75cm">
          <text:p text:style-name="P10"><text:span text:style-name="T1">c</text:span></text:p>
        </draw:line>
        <draw:line draw:style-name="gr205" draw:text-style-name="P58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7.958cm" svg:y="22.4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208" draw:text-style-name="P60" draw:layer="layout" svg:width="4.598cm" svg:height="0.937cm" svg:x="7.752cm" svg:y="15.453cm">
          <draw:text-box>
            <text:p><text:span text:style-name="T43">Avgifter og subsidider</text:span></text:p>
          </draw:text-box>
        </draw:frame>
        <draw:frame draw:style-name="gr209" draw:text-style-name="P60" draw:layer="layout" svg:width="4.847cm" svg:height="0.696cm" svg:x="8.153cm" svg:y="21.054cm">
          <draw:text-box>
            <text:p><text:span text:style-name="T4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210" draw:text-style-name="P3" draw:layer="layout" svg:x1="15cm" svg:y1="18.55cm" svg:x2="17.25cm" svg:y2="18.55cm">
          <text:p/>
        </draw:line>
        <draw:line draw:style-name="gr211" draw:text-style-name="P3" draw:layer="layout" svg:x1="15cm" svg:y1="18.55cm" svg:x2="15cm" svg:y2="17.05cm">
          <text:p/>
        </draw:line>
        <draw:line draw:style-name="gr210" draw:text-style-name="P3" draw:layer="layout" svg:x1="14.925cm" svg:y1="20.925cm" svg:x2="17.175cm" svg:y2="20.925cm">
          <text:p/>
        </draw:line>
        <draw:line draw:style-name="gr211" draw:text-style-name="P3" draw:layer="layout" svg:x1="14.925cm" svg:y1="20.925cm" svg:x2="14.925cm" svg:y2="19.425cm">
          <text:p/>
        </draw:line>
        <draw:line draw:style-name="gr210" draw:text-style-name="P3" draw:layer="layout" svg:x1="14.925cm" svg:y1="23.125cm" svg:x2="17.175cm" svg:y2="23.125cm">
          <text:p/>
        </draw:line>
        <draw:line draw:style-name="gr211" draw:text-style-name="P3" draw:layer="layout" svg:x1="14.925cm" svg:y1="23.125cm" svg:x2="14.925cm" svg:y2="21.625cm">
          <text:p/>
        </draw:line>
        <draw:custom-shape draw:style-name="gr212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206" draw:text-style-name="P59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206" draw:text-style-name="P59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206" draw:text-style-name="P59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206" draw:text-style-name="P59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213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draw:custom-shape draw:style-name="gr212" draw:text-style-name="P10" draw:layer="layout" svg:width="0.5cm" svg:height="0.5cm" svg:x="15.6cm" svg:y="20.3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cm" svg:y="22.5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cm" svg:y="20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2" draw:text-style-name="P22" draw:layer="layout" svg:width="7.249cm" svg:height="1.109cm" svg:x="0.751cm" svg:y="0.353cm">
          <draw:text-box>
            <text:p><text:span text:style-name="T17">Optimal tilpasning over tid</text:span></text:p>
          </draw:text-box>
        </draw:frame>
        <draw:line draw:style-name="gr12" draw:text-style-name="P3" draw:layer="layout" svg:x1="3.301cm" svg:y1="6.55cm" svg:x2="8.151cm" svg:y2="6.6cm">
          <text:p/>
        </draw:line>
        <draw:line draw:style-name="gr12" draw:text-style-name="P3" draw:layer="layout" svg:x1="3.307cm" svg:y1="6.554cm" svg:x2="3.301cm" svg:y2="2.85cm">
          <text:p/>
        </draw:line>
        <draw:path draw:style-name="gr3" draw:text-style-name="P3" draw:layer="layout" svg:width="1.997cm" svg:height="2.149cm" draw:transform="rotate (-3.14159265358979) translate (7.051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6.051cm 5.9cm)" svg:viewBox="0 0 1998 2150" svg:d="M0 0c2139 0 1996 2150 1996 2150">
          <text:p/>
        </draw:path>
        <draw:frame draw:style-name="gr15" draw:text-style-name="P10" draw:layer="layout" svg:width="0.678cm" svg:height="0.529cm" svg:x="7.282cm" svg:y="4.863cm">
          <draw:object xlink:href="./Object 638" xlink:type="simple" xlink:show="embed" xlink:actuate="onLoad">
            <loext:p/>
          </draw:object>
          <draw:image xlink:href="./ObjectReplacements/Object 638" xlink:type="simple" xlink:show="embed" xlink:actuate="onLoad"/>
        </draw:frame>
        <draw:line draw:style-name="gr214" draw:text-style-name="P3" draw:layer="layout" svg:x1="4.15cm" svg:y1="5.5cm" svg:x2="6.4cm" svg:y2="3.75cm">
          <text:p/>
        </draw:line>
        <draw:line draw:style-name="gr12" draw:text-style-name="P3" draw:layer="layout" svg:x1="11.801cm" svg:y1="6.55cm" svg:x2="16.651cm" svg:y2="6.6cm">
          <text:p/>
        </draw:line>
        <draw:line draw:style-name="gr12" draw:text-style-name="P3" draw:layer="layout" svg:x1="11.807cm" svg:y1="6.554cm" svg:x2="11.801cm" svg:y2="2.85cm">
          <text:p/>
        </draw:line>
        <draw:frame draw:style-name="gr15" draw:text-style-name="P10" draw:layer="layout" svg:width="0.565cm" svg:height="0.53cm" svg:x="10.679cm" svg:y="2.763cm">
          <draw:object xlink:href="./Object 639" xlink:type="simple" xlink:show="embed" xlink:actuate="onLoad">
            <loext:p/>
          </draw:object>
          <draw:image xlink:href="./ObjectReplacements/Object 639" xlink:type="simple" xlink:show="embed" xlink:actuate="onLoad"/>
        </draw:frame>
        <draw:frame draw:style-name="gr215" draw:text-style-name="P23" draw:layer="layout" svg:width="6.695cm" svg:height="0.895cm" svg:x="11.405cm" svg:y="1.105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2.906cm" svg:y="1.151cm">
          <draw:text-box>
            <text:p><text:span text:style-name="T18">Indifferenskart</text:span></text:p>
          </draw:text-box>
        </draw:frame>
        <draw:frame draw:style-name="gr43" draw:text-style-name="P23" draw:layer="layout" svg:width="6.695cm" svg:height="1.199cm" draw:transform="rotate (-1.5707963267949) translate (1.948cm 15.907cm)">
          <draw:text-box>
            <text:p><text:span text:style-name="T18">Renteøkning</text:span></text:p>
          </draw:text-box>
        </draw:frame>
        <draw:frame draw:style-name="gr43" draw:text-style-name="P23" draw:layer="layout" svg:width="6.695cm" svg:height="1.199cm" draw:transform="rotate (-1.55334303427495) translate (1.89cm 22.097cm)">
          <draw:text-box>
            <text:p><text:span text:style-name="T18">Inntektsøkning</text:span></text:p>
          </draw:text-box>
        </draw:frame>
        <draw:line draw:style-name="gr2" draw:text-style-name="P3" draw:layer="layout" svg:x1="11.75cm" svg:y1="3.85cm" svg:x2="14.5cm" svg:y2="6.6cm">
          <text:p/>
        </draw:line>
        <draw:line draw:style-name="gr76" draw:text-style-name="P3" draw:layer="layout" svg:x1="11.8cm" svg:y1="5.238cm" svg:x2="13.045cm" svg:y2="5.213cm">
          <text:p/>
        </draw:line>
        <draw:line draw:style-name="gr76" draw:text-style-name="P3" draw:layer="layout" svg:x1="13.13cm" svg:y1="6.504cm" svg:x2="13.123cm" svg:y2="5.199cm">
          <text:p/>
        </draw:line>
        <draw:frame draw:style-name="gr15" draw:text-style-name="P10" draw:layer="layout" svg:width="0.652cm" svg:height="0.53cm" svg:x="10.779cm" svg:y="4.863cm">
          <draw:object xlink:href="./Object 640" xlink:type="simple" xlink:show="embed" xlink:actuate="onLoad">
            <loext:p/>
          </draw:object>
          <draw:image xlink:href="./ObjectReplacements/Object 640" xlink:type="simple" xlink:show="embed" xlink:actuate="onLoad"/>
        </draw:frame>
        <draw:frame draw:style-name="gr15" draw:text-style-name="P10" draw:layer="layout" svg:width="2.59cm" svg:height="0.542cm" svg:x="11.879cm" svg:y="6.763cm">
          <draw:object xlink:href="./Object 641" xlink:type="simple" xlink:show="embed" xlink:actuate="onLoad">
            <loext:p/>
          </draw:object>
          <draw:image xlink:href="./ObjectReplacements/Object 641" xlink:type="simple" xlink:show="embed" xlink:actuate="onLoad"/>
        </draw:frame>
        <draw:frame draw:style-name="gr15" draw:text-style-name="P10" draw:layer="layout" svg:width="2.447cm" svg:height="0.542cm" svg:x="9.279cm" svg:y="3.563cm">
          <draw:object xlink:href="./Object 642" xlink:type="simple" xlink:show="embed" xlink:actuate="onLoad">
            <loext:p/>
          </draw:object>
          <draw:image xlink:href="./ObjectReplacements/Object 642" xlink:type="simple" xlink:show="embed" xlink:actuate="onLoad"/>
        </draw:frame>
        <draw:frame draw:style-name="gr15" draw:text-style-name="P10" draw:layer="layout" svg:width="0.562cm" svg:height="0.53cm" svg:x="16.958cm" svg:y="6.32cm">
          <draw:object xlink:href="./Object 643" xlink:type="simple" xlink:show="embed" xlink:actuate="onLoad">
            <loext:p/>
          </draw:object>
          <draw:image xlink:href="./ObjectReplacements/Object 643" xlink:type="simple" xlink:show="embed" xlink:actuate="onLoad"/>
        </draw:frame>
        <draw:line draw:style-name="gr12" draw:text-style-name="P3" draw:layer="layout" svg:x1="3.301cm" svg:y1="13.451cm" svg:x2="8.151cm" svg:y2="13.501cm">
          <text:p/>
        </draw:line>
        <draw:line draw:style-name="gr12" draw:text-style-name="P3" draw:layer="layout" svg:x1="3.307cm" svg:y1="13.455cm" svg:x2="3.301cm" svg:y2="9.751cm">
          <text:p/>
        </draw:line>
        <draw:frame draw:style-name="gr15" draw:text-style-name="P10" draw:layer="layout" svg:width="0.565cm" svg:height="0.53cm" svg:x="2.479cm" svg:y="9.664cm">
          <draw:object xlink:href="./Object 644" xlink:type="simple" xlink:show="embed" xlink:actuate="onLoad">
            <loext:p/>
          </draw:object>
          <draw:image xlink:href="./ObjectReplacements/Object 644" xlink:type="simple" xlink:show="embed" xlink:actuate="onLoad"/>
        </draw:frame>
        <draw:line draw:style-name="gr2" draw:text-style-name="P3" draw:layer="layout" svg:x1="3.25cm" svg:y1="10.751cm" svg:x2="6cm" svg:y2="13.501cm">
          <text:p/>
        </draw:line>
        <draw:line draw:style-name="gr76" draw:text-style-name="P3" draw:layer="layout" svg:x1="3.4cm" svg:y1="11.501cm" svg:x2="4.05cm" svg:y2="11.516cm">
          <text:p/>
        </draw:line>
        <draw:line draw:style-name="gr76" draw:text-style-name="P3" draw:layer="layout" svg:x1="4.08cm" svg:y1="13.407cm" svg:x2="4.05cm" svg:y2="11.499cm">
          <text:p/>
        </draw:line>
        <draw:frame draw:style-name="gr15" draw:text-style-name="P10" draw:layer="layout" svg:width="0.648cm" svg:height="0.53cm" svg:x="4.279cm" svg:y="13.764cm">
          <draw:object xlink:href="./Object 645" xlink:type="simple" xlink:show="embed" xlink:actuate="onLoad">
            <loext:p/>
          </draw:object>
          <draw:image xlink:href="./ObjectReplacements/Object 645" xlink:type="simple" xlink:show="embed" xlink:actuate="onLoad"/>
        </draw:frame>
        <draw:frame draw:style-name="gr15" draw:text-style-name="P10" draw:layer="layout" svg:width="0.652cm" svg:height="0.53cm" svg:x="2.279cm" svg:y="11.764cm">
          <draw:object xlink:href="./Object 646" xlink:type="simple" xlink:show="embed" xlink:actuate="onLoad">
            <loext:p/>
          </draw:object>
          <draw:image xlink:href="./ObjectReplacements/Object 646" xlink:type="simple" xlink:show="embed" xlink:actuate="onLoad"/>
        </draw:frame>
        <draw:path draw:style-name="gr3" draw:text-style-name="P3" draw:layer="layout" svg:width="1.997cm" svg:height="2.149cm" draw:transform="rotate (-3.14159265358979) translate (5.551cm 12.101cm)" svg:viewBox="0 0 1998 2150" svg:d="M0 0c2139 0 1996 2150 1996 2150">
          <text:p/>
        </draw:path>
        <draw:custom-shape draw:style-name="gr154" draw:text-style-name="P10" draw:layer="layout" svg:width="0.347cm" svg:height="0.28cm" svg:x="3.938cm" svg:y="1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62cm" svg:height="0.53cm" svg:x="8.279cm" svg:y="13.264cm">
          <draw:object xlink:href="./Object 647" xlink:type="simple" xlink:show="embed" xlink:actuate="onLoad">
            <loext:p/>
          </draw:object>
          <draw:image xlink:href="./ObjectReplacements/Object 647" xlink:type="simple" xlink:show="embed" xlink:actuate="onLoad"/>
        </draw:frame>
        <draw:frame draw:style-name="gr15" draw:text-style-name="P10" draw:layer="layout" svg:width="0.598cm" svg:height="0.53cm" svg:x="3.679cm" svg:y="13.764cm">
          <draw:object xlink:href="./Object 648" xlink:type="simple" xlink:show="embed" xlink:actuate="onLoad">
            <loext:p/>
          </draw:object>
          <draw:image xlink:href="./ObjectReplacements/Object 648" xlink:type="simple" xlink:show="embed" xlink:actuate="onLoad"/>
        </draw:frame>
        <draw:frame draw:style-name="gr15" draw:text-style-name="P10" draw:layer="layout" svg:width="0.559cm" svg:height="0.53cm" svg:x="2.279cm" svg:y="11.164cm">
          <draw:object xlink:href="./Object 649" xlink:type="simple" xlink:show="embed" xlink:actuate="onLoad">
            <loext:p/>
          </draw:object>
          <draw:image xlink:href="./ObjectReplacements/Object 649" xlink:type="simple" xlink:show="embed" xlink:actuate="onLoad"/>
        </draw:frame>
        <draw:line draw:style-name="gr12" draw:text-style-name="P3" draw:layer="layout" svg:x1="12.001cm" svg:y1="13.451cm" svg:x2="16.851cm" svg:y2="13.501cm">
          <text:p/>
        </draw:line>
        <draw:line draw:style-name="gr12" draw:text-style-name="P3" draw:layer="layout" svg:x1="12.007cm" svg:y1="13.455cm" svg:x2="12.001cm" svg:y2="9.751cm">
          <text:p/>
        </draw:line>
        <draw:frame draw:style-name="gr15" draw:text-style-name="P10" draw:layer="layout" svg:width="0.565cm" svg:height="0.53cm" svg:x="10.979cm" svg:y="9.664cm">
          <draw:object xlink:href="./Object 650" xlink:type="simple" xlink:show="embed" xlink:actuate="onLoad">
            <loext:p/>
          </draw:object>
          <draw:image xlink:href="./ObjectReplacements/Object 650" xlink:type="simple" xlink:show="embed" xlink:actuate="onLoad"/>
        </draw:frame>
        <draw:line draw:style-name="gr2" draw:text-style-name="P3" draw:layer="layout" svg:x1="11.95cm" svg:y1="10.751cm" svg:x2="14.7cm" svg:y2="13.501cm">
          <text:p/>
        </draw:line>
        <draw:line draw:style-name="gr76" draw:text-style-name="P3" draw:layer="layout" svg:x1="12.098cm" svg:y1="12.558cm" svg:x2="13.751cm" svg:y2="12.543cm">
          <text:p/>
        </draw:line>
        <draw:line draw:style-name="gr76" draw:text-style-name="P3" draw:layer="layout" svg:x1="13.78cm" svg:y1="13.407cm" svg:x2="13.75cm" svg:y2="12.4cm">
          <text:p/>
        </draw:line>
        <draw:frame draw:style-name="gr15" draw:text-style-name="P10" draw:layer="layout" svg:width="0.648cm" svg:height="0.53cm" svg:x="12.979cm" svg:y="13.764cm">
          <draw:object xlink:href="./Object 651" xlink:type="simple" xlink:show="embed" xlink:actuate="onLoad">
            <loext:p/>
          </draw:object>
          <draw:image xlink:href="./ObjectReplacements/Object 651" xlink:type="simple" xlink:show="embed" xlink:actuate="onLoad"/>
        </draw:frame>
        <draw:frame draw:style-name="gr15" draw:text-style-name="P10" draw:layer="layout" svg:width="0.652cm" svg:height="0.53cm" svg:x="10.979cm" svg:y="11.764cm">
          <draw:object xlink:href="./Object 652" xlink:type="simple" xlink:show="embed" xlink:actuate="onLoad">
            <loext:p/>
          </draw:object>
          <draw:image xlink:href="./ObjectReplacements/Object 652" xlink:type="simple" xlink:show="embed" xlink:actuate="onLoad"/>
        </draw:frame>
        <draw:path draw:style-name="gr3" draw:text-style-name="P3" draw:layer="layout" svg:width="1.997cm" svg:height="2.149cm" draw:transform="rotate (-3.14159265358979) translate (15.251cm 13.101cm)" svg:viewBox="0 0 1998 2150" svg:d="M0 0c2139 0 1996 2150 1996 2150">
          <text:p/>
        </draw:path>
        <draw:frame draw:style-name="gr15" draw:text-style-name="P10" draw:layer="layout" svg:width="0.562cm" svg:height="0.53cm" svg:x="16.979cm" svg:y="13.264cm">
          <draw:object xlink:href="./Object 653" xlink:type="simple" xlink:show="embed" xlink:actuate="onLoad">
            <loext:p/>
          </draw:object>
          <draw:image xlink:href="./ObjectReplacements/Object 653" xlink:type="simple" xlink:show="embed" xlink:actuate="onLoad"/>
        </draw:frame>
        <draw:frame draw:style-name="gr15" draw:text-style-name="P10" draw:layer="layout" svg:width="0.559cm" svg:height="0.53cm" svg:x="10.979cm" svg:y="12.264cm">
          <draw:object xlink:href="./Object 654" xlink:type="simple" xlink:show="embed" xlink:actuate="onLoad">
            <loext:p/>
          </draw:object>
          <draw:image xlink:href="./ObjectReplacements/Object 654" xlink:type="simple" xlink:show="embed" xlink:actuate="onLoad"/>
        </draw:frame>
        <draw:custom-shape draw:style-name="gr154" draw:text-style-name="P10" draw:layer="layout" svg:width="0.347cm" svg:height="0.28cm" svg:x="13.638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98cm" svg:height="0.53cm" svg:x="13.679cm" svg:y="13.764cm">
          <draw:object xlink:href="./Object 655" xlink:type="simple" xlink:show="embed" xlink:actuate="onLoad">
            <loext:p/>
          </draw:object>
          <draw:image xlink:href="./ObjectReplacements/Object 655" xlink:type="simple" xlink:show="embed" xlink:actuate="onLoad"/>
        </draw:frame>
        <draw:frame draw:style-name="gr15" draw:text-style-name="P10" draw:layer="layout" svg:width="0.598cm" svg:height="0.53cm" svg:x="12.379cm" svg:y="13.764cm">
          <draw:object xlink:href="./Object 656" xlink:type="simple" xlink:show="embed" xlink:actuate="onLoad">
            <loext:p/>
          </draw:object>
          <draw:image xlink:href="./ObjectReplacements/Object 656" xlink:type="simple" xlink:show="embed" xlink:actuate="onLoad"/>
        </draw:frame>
        <draw:frame draw:style-name="gr216" draw:text-style-name="P50" draw:layer="layout" svg:width="7.005cm" svg:height="1cm" svg:x="3cm" svg:y="8cm">
          <draw:text-box>
            <text:p><text:span text:style-name="T50">Tålmodig husholdning (sparer)</text:span></text:p>
          </draw:text-box>
        </draw:frame>
        <draw:frame draw:style-name="gr217" draw:text-style-name="P50" draw:layer="layout" svg:width="7.005cm" svg:height="0.748cm" svg:x="11.652cm" svg:y="8.002cm">
          <draw:text-box>
            <text:p><text:span text:style-name="T50">Utålmodig husholdning (tar opp gjeld)</text:span></text:p>
          </draw:text-box>
        </draw:frame>
        <draw:frame draw:style-name="gr15" draw:text-style-name="P10" draw:layer="layout" svg:width="1.073cm" svg:height="0.342cm" svg:x="13.323cm" svg:y="4.901cm">
          <draw:object xlink:href="./Object 657" xlink:type="simple" xlink:show="embed" xlink:actuate="onLoad">
            <loext:p/>
          </draw:object>
          <draw:image xlink:href="./ObjectReplacements/Object 657" xlink:type="simple" xlink:show="embed" xlink:actuate="onLoad"/>
        </draw:frame>
        <draw:frame draw:style-name="gr15" draw:text-style-name="P10" draw:layer="layout" svg:width="1.662cm" svg:height="0.342cm" svg:x="4.524cm" svg:y="10.801cm">
          <draw:object xlink:href="./Object 658" xlink:type="simple" xlink:show="embed" xlink:actuate="onLoad">
            <loext:p/>
          </draw:object>
          <draw:image xlink:href="./ObjectReplacements/Object 658" xlink:type="simple" xlink:show="embed" xlink:actuate="onLoad"/>
        </draw:frame>
        <draw:frame draw:style-name="gr15" draw:text-style-name="P10" draw:layer="layout" svg:width="1.662cm" svg:height="0.342cm" svg:x="14.124cm" svg:y="12.201cm">
          <draw:object xlink:href="./Object 659" xlink:type="simple" xlink:show="embed" xlink:actuate="onLoad">
            <loext:p/>
          </draw:object>
          <draw:image xlink:href="./ObjectReplacements/Object 659" xlink:type="simple" xlink:show="embed" xlink:actuate="onLoad"/>
        </draw:frame>
        <draw:line draw:style-name="gr12" draw:text-style-name="P3" draw:layer="layout" svg:x1="3.301cm" svg:y1="19.651cm" svg:x2="8.151cm" svg:y2="19.701cm">
          <text:p/>
        </draw:line>
        <draw:line draw:style-name="gr12" draw:text-style-name="P3" draw:layer="layout" svg:x1="3.307cm" svg:y1="19.655cm" svg:x2="3.301cm" svg:y2="15.951cm">
          <text:p/>
        </draw:line>
        <draw:frame draw:style-name="gr15" draw:text-style-name="P10" draw:layer="layout" svg:width="0.565cm" svg:height="0.53cm" svg:x="2.479cm" svg:y="15.664cm">
          <draw:object xlink:href="./Object 660" xlink:type="simple" xlink:show="embed" xlink:actuate="onLoad">
            <loext:p/>
          </draw:object>
          <draw:image xlink:href="./ObjectReplacements/Object 660" xlink:type="simple" xlink:show="embed" xlink:actuate="onLoad"/>
        </draw:frame>
        <draw:line draw:style-name="gr2" draw:text-style-name="P3" draw:layer="layout" svg:x1="3.25cm" svg:y1="16.951cm" svg:x2="6cm" svg:y2="19.701cm">
          <text:p/>
        </draw:line>
        <draw:line draw:style-name="gr76" draw:text-style-name="P3" draw:layer="layout" svg:x1="3.4cm" svg:y1="17.701cm" svg:x2="4.05cm" svg:y2="17.716cm">
          <text:p/>
        </draw:line>
        <draw:line draw:style-name="gr76" draw:text-style-name="P3" draw:layer="layout" svg:x1="4.08cm" svg:y1="19.607cm" svg:x2="4.05cm" svg:y2="17.699cm">
          <text:p/>
        </draw:line>
        <draw:path draw:style-name="gr3" draw:text-style-name="P3" draw:layer="layout" svg:width="1.997cm" svg:height="2.149cm" draw:transform="rotate (-3.14159265358979) translate (5.551cm 18.301cm)" svg:viewBox="0 0 1998 2150" svg:d="M0 0c2139 0 1996 2150 1996 2150">
          <text:p/>
        </draw:path>
        <draw:custom-shape draw:style-name="gr154" draw:text-style-name="P10" draw:layer="layout" svg:width="0.347cm" svg:height="0.28cm" svg:x="3.938cm" svg:y="17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62cm" svg:height="0.53cm" svg:x="8.279cm" svg:y="19.464cm">
          <draw:object xlink:href="./Object 661" xlink:type="simple" xlink:show="embed" xlink:actuate="onLoad">
            <loext:p/>
          </draw:object>
          <draw:image xlink:href="./ObjectReplacements/Object 661" xlink:type="simple" xlink:show="embed" xlink:actuate="onLoad"/>
        </draw:frame>
        <draw:frame draw:style-name="gr15" draw:text-style-name="P10" draw:layer="layout" svg:width="0.607cm" svg:height="0.589cm" svg:x="3.679cm" svg:y="19.964cm">
          <draw:object xlink:href="./Object 662" xlink:type="simple" xlink:show="embed" xlink:actuate="onLoad">
            <loext:p/>
          </draw:object>
          <draw:image xlink:href="./ObjectReplacements/Object 662" xlink:type="simple" xlink:show="embed" xlink:actuate="onLoad"/>
        </draw:frame>
        <draw:frame draw:style-name="gr15" draw:text-style-name="P10" draw:layer="layout" svg:width="0.607cm" svg:height="0.589cm" svg:x="2.279cm" svg:y="17.364cm">
          <draw:object xlink:href="./Object 663" xlink:type="simple" xlink:show="embed" xlink:actuate="onLoad">
            <loext:p/>
          </draw:object>
          <draw:image xlink:href="./ObjectReplacements/Object 663" xlink:type="simple" xlink:show="embed" xlink:actuate="onLoad"/>
        </draw:frame>
        <draw:frame draw:style-name="gr15" draw:text-style-name="P10" draw:layer="layout" svg:width="1.662cm" svg:height="0.342cm" svg:x="4.524cm" svg:y="17.001cm">
          <draw:object xlink:href="./Object 664" xlink:type="simple" xlink:show="embed" xlink:actuate="onLoad">
            <loext:p/>
          </draw:object>
          <draw:image xlink:href="./ObjectReplacements/Object 664" xlink:type="simple" xlink:show="embed" xlink:actuate="onLoad"/>
        </draw:frame>
        <draw:line draw:style-name="gr2" draw:text-style-name="P3" draw:layer="layout" svg:x1="3.35cm" svg:y1="16.351cm" svg:x2="5.15cm" svg:y2="19.65cm">
          <text:p/>
        </draw:line>
        <draw:frame draw:style-name="gr43" draw:text-style-name="P23" draw:layer="layout" svg:width="6.695cm" svg:height="1.199cm" draw:transform="rotate (-1.5707963267949) translate (1.949cm 8.608cm)">
          <draw:text-box>
            <text:p><text:span text:style-name="T18">Optimal tilpasning</text:span></text:p>
          </draw:text-box>
        </draw:frame>
        <draw:line draw:style-name="gr12" draw:text-style-name="P3" draw:layer="layout" svg:x1="12.001cm" svg:y1="19.651cm" svg:x2="16.851cm" svg:y2="19.701cm">
          <text:p/>
        </draw:line>
        <draw:line draw:style-name="gr12" draw:text-style-name="P3" draw:layer="layout" svg:x1="12.007cm" svg:y1="19.655cm" svg:x2="12.001cm" svg:y2="15.951cm">
          <text:p/>
        </draw:line>
        <draw:frame draw:style-name="gr15" draw:text-style-name="P10" draw:layer="layout" svg:width="0.565cm" svg:height="0.53cm" svg:x="11.079cm" svg:y="15.864cm">
          <draw:object xlink:href="./Object 665" xlink:type="simple" xlink:show="embed" xlink:actuate="onLoad">
            <loext:p/>
          </draw:object>
          <draw:image xlink:href="./ObjectReplacements/Object 665" xlink:type="simple" xlink:show="embed" xlink:actuate="onLoad"/>
        </draw:frame>
        <draw:line draw:style-name="gr2" draw:text-style-name="P3" draw:layer="layout" svg:x1="11.95cm" svg:y1="16.951cm" svg:x2="14.7cm" svg:y2="19.701cm">
          <text:p/>
        </draw:line>
        <draw:line draw:style-name="gr76" draw:text-style-name="P3" draw:layer="layout" svg:x1="12.098cm" svg:y1="18.758cm" svg:x2="13.751cm" svg:y2="18.743cm">
          <text:p/>
        </draw:line>
        <draw:line draw:style-name="gr76" draw:text-style-name="P3" draw:layer="layout" svg:x1="13.78cm" svg:y1="19.607cm" svg:x2="13.75cm" svg:y2="18.6cm">
          <text:p/>
        </draw:line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frame draw:style-name="gr15" draw:text-style-name="P10" draw:layer="layout" svg:width="0.562cm" svg:height="0.53cm" svg:x="16.979cm" svg:y="19.464cm">
          <draw:object xlink:href="./Object 666" xlink:type="simple" xlink:show="embed" xlink:actuate="onLoad">
            <loext:p/>
          </draw:object>
          <draw:image xlink:href="./ObjectReplacements/Object 666" xlink:type="simple" xlink:show="embed" xlink:actuate="onLoad"/>
        </draw:frame>
        <draw:frame draw:style-name="gr15" draw:text-style-name="P10" draw:layer="layout" svg:width="1.052cm" svg:height="0.589cm" svg:x="10.979cm" svg:y="18.464cm">
          <draw:object xlink:href="./Object 667" xlink:type="simple" xlink:show="embed" xlink:actuate="onLoad">
            <loext:p/>
          </draw:object>
          <draw:image xlink:href="./ObjectReplacements/Object 667" xlink:type="simple" xlink:show="embed" xlink:actuate="onLoad"/>
        </draw:frame>
        <draw:custom-shape draw:style-name="gr154" draw:text-style-name="P10" draw:layer="layout" svg:width="0.347cm" svg:height="0.28cm" svg:x="13.638cm" svg:y="18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662cm" svg:height="0.342cm" svg:x="14.124cm" svg:y="18.401cm">
          <draw:object xlink:href="./Object 668" xlink:type="simple" xlink:show="embed" xlink:actuate="onLoad">
            <loext:p/>
          </draw:object>
          <draw:image xlink:href="./ObjectReplacements/Object 668" xlink:type="simple" xlink:show="embed" xlink:actuate="onLoad"/>
        </draw:frame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351cm 17.701cm)" svg:viewBox="0 0 1998 2150" svg:d="M0 0c2139 0 1996 2150 1996 2150">
          <text:p/>
        </draw:path>
        <draw:custom-shape draw:style-name="gr154" draw:text-style-name="P10" draw:layer="layout" svg:width="0.347cm" svg:height="0.28cm" svg:x="3.438cm" svg:y="1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98cm" svg:height="0.589cm" svg:x="3.68cm" svg:y="20.465cm">
          <draw:object xlink:href="./Object 669" xlink:type="simple" xlink:show="embed" xlink:actuate="onLoad">
            <loext:p/>
          </draw:object>
          <draw:image xlink:href="./ObjectReplacements/Object 669" xlink:type="simple" xlink:show="embed" xlink:actuate="onLoad"/>
        </draw:frame>
        <draw:frame draw:style-name="gr15" draw:text-style-name="P10" draw:layer="layout" svg:width="0.602cm" svg:height="0.589cm" svg:x="2.28cm" svg:y="16.265cm">
          <draw:object xlink:href="./Object 670" xlink:type="simple" xlink:show="embed" xlink:actuate="onLoad">
            <loext:p/>
          </draw:object>
          <draw:image xlink:href="./ObjectReplacements/Object 670" xlink:type="simple" xlink:show="embed" xlink:actuate="onLoad"/>
        </draw:frame>
        <draw:frame draw:style-name="gr15" draw:text-style-name="P10" draw:layer="layout" svg:width="0.607cm" svg:height="0.589cm" svg:x="13.48cm" svg:y="19.764cm">
          <draw:object xlink:href="./Object 671" xlink:type="simple" xlink:show="embed" xlink:actuate="onLoad">
            <loext:p/>
          </draw:object>
          <draw:image xlink:href="./ObjectReplacements/Object 671" xlink:type="simple" xlink:show="embed" xlink:actuate="onLoad"/>
        </draw:frame>
        <draw:frame draw:style-name="gr15" draw:text-style-name="P10" draw:layer="layout" svg:width="0.598cm" svg:height="0.589cm" svg:x="12.781cm" svg:y="19.765cm">
          <draw:object xlink:href="./Object 672" xlink:type="simple" xlink:show="embed" xlink:actuate="onLoad">
            <loext:p/>
          </draw:object>
          <draw:image xlink:href="./ObjectReplacements/Object 672" xlink:type="simple" xlink:show="embed" xlink:actuate="onLoad"/>
        </draw:frame>
        <draw:line draw:style-name="gr2" draw:text-style-name="P3" draw:layer="layout" svg:x1="11.95cm" svg:y1="16.352cm" svg:x2="13.75cm" svg:y2="19.651cm">
          <text:p/>
        </draw:line>
        <draw:path draw:style-name="gr3" draw:text-style-name="P3" draw:layer="layout" svg:width="1.997cm" svg:height="2.149cm" draw:transform="rotate (-3.14159265358979) translate (14.851cm 19.40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custom-shape draw:style-name="gr154" draw:text-style-name="P10" draw:layer="layout" svg:width="0.347cm" svg:height="0.28cm" svg:x="13.038cm" svg:y="18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3.28cm" svg:y1="19.608cm" svg:x2="13.25cm" svg:y2="18.601cm">
          <text:p/>
        </draw:line>
        <draw:line draw:style-name="gr12" draw:text-style-name="P3" draw:layer="layout" svg:x1="3.301cm" svg:y1="25.851cm" svg:x2="8.151cm" svg:y2="25.901cm">
          <text:p/>
        </draw:line>
        <draw:line draw:style-name="gr12" draw:text-style-name="P3" draw:layer="layout" svg:x1="3.307cm" svg:y1="25.855cm" svg:x2="3.301cm" svg:y2="22.151cm">
          <text:p/>
        </draw:line>
        <draw:frame draw:style-name="gr15" draw:text-style-name="P10" draw:layer="layout" svg:width="0.565cm" svg:height="0.53cm" svg:x="2.379cm" svg:y="22.064cm">
          <draw:object xlink:href="./Object 673" xlink:type="simple" xlink:show="embed" xlink:actuate="onLoad">
            <loext:p/>
          </draw:object>
          <draw:image xlink:href="./ObjectReplacements/Object 673" xlink:type="simple" xlink:show="embed" xlink:actuate="onLoad"/>
        </draw:frame>
        <draw:line draw:style-name="gr2" draw:text-style-name="P3" draw:layer="layout" svg:x1="3.25cm" svg:y1="23.151cm" svg:x2="6cm" svg:y2="25.901cm">
          <text:p/>
        </draw:line>
        <draw:line draw:style-name="gr76" draw:text-style-name="P3" draw:layer="layout" svg:x1="3.4cm" svg:y1="23.901cm" svg:x2="4.05cm" svg:y2="23.916cm">
          <text:p/>
        </draw:line>
        <draw:line draw:style-name="gr76" draw:text-style-name="P3" draw:layer="layout" svg:x1="4.08cm" svg:y1="25.807cm" svg:x2="4.05cm" svg:y2="23.899cm">
          <text:p/>
        </draw:line>
        <draw:frame draw:style-name="gr15" draw:text-style-name="P10" draw:layer="layout" svg:width="0.657cm" svg:height="0.589cm" svg:x="4.279cm" svg:y="26.164cm">
          <draw:object xlink:href="./Object 674" xlink:type="simple" xlink:show="embed" xlink:actuate="onLoad">
            <loext:p/>
          </draw:object>
          <draw:image xlink:href="./ObjectReplacements/Object 674" xlink:type="simple" xlink:show="embed" xlink:actuate="onLoad"/>
        </draw:frame>
        <draw:frame draw:style-name="gr15" draw:text-style-name="P10" draw:layer="layout" svg:width="0.652cm" svg:height="0.53cm" svg:x="2.279cm" svg:y="24.164cm">
          <draw:object xlink:href="./Object 675" xlink:type="simple" xlink:show="embed" xlink:actuate="onLoad">
            <loext:p/>
          </draw:object>
          <draw:image xlink:href="./ObjectReplacements/Object 675" xlink:type="simple" xlink:show="embed" xlink:actuate="onLoad"/>
        </draw:frame>
        <draw:path draw:style-name="gr3" draw:text-style-name="P3" draw:layer="layout" svg:width="1.997cm" svg:height="2.149cm" draw:transform="rotate (-3.14159265358979) translate (5.551cm 24.501cm)" svg:viewBox="0 0 1998 2150" svg:d="M0 0c2139 0 1996 2150 1996 2150">
          <text:p/>
        </draw:path>
        <draw:custom-shape draw:style-name="gr154" draw:text-style-name="P10" draw:layer="layout" svg:width="0.347cm" svg:height="0.28cm" svg:x="3.938cm" svg:y="23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62cm" svg:height="0.53cm" svg:x="8.279cm" svg:y="25.664cm">
          <draw:object xlink:href="./Object 676" xlink:type="simple" xlink:show="embed" xlink:actuate="onLoad">
            <loext:p/>
          </draw:object>
          <draw:image xlink:href="./ObjectReplacements/Object 676" xlink:type="simple" xlink:show="embed" xlink:actuate="onLoad"/>
        </draw:frame>
        <draw:line draw:style-name="gr12" draw:text-style-name="P3" draw:layer="layout" svg:x1="12.001cm" svg:y1="25.851cm" svg:x2="16.851cm" svg:y2="25.901cm">
          <text:p/>
        </draw:line>
        <draw:line draw:style-name="gr12" draw:text-style-name="P3" draw:layer="layout" svg:x1="12.007cm" svg:y1="25.855cm" svg:x2="12.001cm" svg:y2="22.151cm">
          <text:p/>
        </draw:line>
        <draw:frame draw:style-name="gr15" draw:text-style-name="P10" draw:layer="layout" svg:width="0.565cm" svg:height="0.53cm" svg:x="10.979cm" svg:y="22.064cm">
          <draw:object xlink:href="./Object 677" xlink:type="simple" xlink:show="embed" xlink:actuate="onLoad">
            <loext:p/>
          </draw:object>
          <draw:image xlink:href="./ObjectReplacements/Object 677" xlink:type="simple" xlink:show="embed" xlink:actuate="onLoad"/>
        </draw:frame>
        <draw:line draw:style-name="gr2" draw:text-style-name="P3" draw:layer="layout" svg:x1="11.95cm" svg:y1="23.151cm" svg:x2="14.7cm" svg:y2="25.901cm">
          <text:p/>
        </draw:line>
        <draw:line draw:style-name="gr76" draw:text-style-name="P3" draw:layer="layout" svg:x1="12.098cm" svg:y1="24.958cm" svg:x2="13.751cm" svg:y2="24.943cm">
          <text:p/>
        </draw:line>
        <draw:line draw:style-name="gr76" draw:text-style-name="P3" draw:layer="layout" svg:x1="13.78cm" svg:y1="25.807cm" svg:x2="13.75cm" svg:y2="24.8cm">
          <text:p/>
        </draw:line>
        <draw:frame draw:style-name="gr15" draw:text-style-name="P10" draw:layer="layout" svg:width="0.657cm" svg:height="0.589cm" svg:x="10.979cm" svg:y="24.164cm">
          <draw:object xlink:href="./Object 678" xlink:type="simple" xlink:show="embed" xlink:actuate="onLoad">
            <loext:p/>
          </draw:object>
          <draw:image xlink:href="./ObjectReplacements/Object 678" xlink:type="simple" xlink:show="embed" xlink:actuate="onLoad"/>
        </draw:frame>
        <draw:path draw:style-name="gr3" draw:text-style-name="P3" draw:layer="layout" svg:width="1.997cm" svg:height="2.149cm" draw:transform="rotate (-3.14159265358979) translate (15.251cm 25.501cm)" svg:viewBox="0 0 1998 2150" svg:d="M0 0c2139 0 1996 2150 1996 2150">
          <text:p/>
        </draw:path>
        <draw:frame draw:style-name="gr15" draw:text-style-name="P10" draw:layer="layout" svg:width="0.562cm" svg:height="0.53cm" svg:x="16.979cm" svg:y="25.664cm">
          <draw:object xlink:href="./Object 679" xlink:type="simple" xlink:show="embed" xlink:actuate="onLoad">
            <loext:p/>
          </draw:object>
          <draw:image xlink:href="./ObjectReplacements/Object 679" xlink:type="simple" xlink:show="embed" xlink:actuate="onLoad"/>
        </draw:frame>
        <draw:custom-shape draw:style-name="gr154" draw:text-style-name="P10" draw:layer="layout" svg:width="0.347cm" svg:height="0.28cm" svg:x="13.638cm" svg:y="2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662cm" svg:height="0.342cm" svg:x="4.524cm" svg:y="23.201cm">
          <draw:object xlink:href="./Object 680" xlink:type="simple" xlink:show="embed" xlink:actuate="onLoad">
            <loext:p/>
          </draw:object>
          <draw:image xlink:href="./ObjectReplacements/Object 680" xlink:type="simple" xlink:show="embed" xlink:actuate="onLoad"/>
        </draw:frame>
        <draw:frame draw:style-name="gr15" draw:text-style-name="P10" draw:layer="layout" svg:width="0.648cm" svg:height="0.589cm" svg:x="3.38cm" svg:y="26.165cm">
          <draw:object xlink:href="./Object 681" xlink:type="simple" xlink:show="embed" xlink:actuate="onLoad">
            <loext:p/>
          </draw:object>
          <draw:image xlink:href="./ObjectReplacements/Object 681" xlink:type="simple" xlink:show="embed" xlink:actuate="onLoad"/>
        </draw:frame>
        <draw:frame draw:style-name="gr15" draw:text-style-name="P10" draw:layer="layout" svg:width="0.652cm" svg:height="0.589cm" svg:x="10.98cm" svg:y="25.165cm">
          <draw:object xlink:href="./Object 682" xlink:type="simple" xlink:show="embed" xlink:actuate="onLoad">
            <loext:p/>
          </draw:object>
          <draw:image xlink:href="./ObjectReplacements/Object 682" xlink:type="simple" xlink:show="embed" xlink:actuate="onLoad"/>
        </draw:frame>
        <draw:line draw:style-name="gr2" draw:text-style-name="P3" draw:layer="layout" svg:x1="3.45cm" svg:y1="24.15cm" svg:x2="5.2cm" svg:y2="25.9cm">
          <text:p/>
        </draw:line>
        <draw:path draw:style-name="gr3" draw:text-style-name="P3" draw:layer="layout" svg:width="1.997cm" svg:height="2.149cm" draw:transform="rotate (-3.14159265358979) translate (5.751cm 25.601cm)" svg:viewBox="0 0 1998 2150" svg:d="M0 0c2139 0 1996 2150 1996 2150">
          <text:p/>
        </draw:path>
        <draw:custom-shape draw:style-name="gr154" draw:text-style-name="P10" draw:layer="layout" svg:width="0.347cm" svg:height="0.28cm" svg:x="4.238cm" svg:y="2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78cm" svg:height="0.529cm" svg:x="5.982cm" svg:y="17.364cm">
          <draw:object xlink:href="./Object 683" xlink:type="simple" xlink:show="embed" xlink:actuate="onLoad">
            <loext:p/>
          </draw:object>
          <draw:image xlink:href="./ObjectReplacements/Object 683" xlink:type="simple" xlink:show="embed" xlink:actuate="onLoad"/>
        </draw:frame>
        <draw:frame draw:style-name="gr15" draw:text-style-name="P10" draw:layer="layout" svg:width="0.678cm" svg:height="0.529cm" svg:x="15.482cm" svg:y="18.765cm">
          <draw:object xlink:href="./Object 684" xlink:type="simple" xlink:show="embed" xlink:actuate="onLoad">
            <loext:p/>
          </draw:object>
          <draw:image xlink:href="./ObjectReplacements/Object 684" xlink:type="simple" xlink:show="embed" xlink:actuate="onLoad"/>
        </draw:frame>
        <draw:frame draw:style-name="gr206" draw:text-style-name="P10" draw:layer="layout" svg:width="0.687cm" svg:height="0.529cm" svg:x="14.984cm" svg:y="19.165cm">
          <draw:object xlink:href="./Object 685" xlink:type="simple" xlink:show="embed" xlink:actuate="onLoad">
            <loext:p text:style-name="P10">c</loext:p>
          </draw:object>
          <draw:image xlink:href="./ObjectReplacements/Object 685" xlink:type="simple" xlink:show="embed" xlink:actuate="onLoad"/>
        </draw:frame>
        <draw:frame draw:style-name="gr15" draw:text-style-name="P10" draw:layer="layout" svg:width="0.687cm" svg:height="0.529cm" svg:x="5.882cm" svg:y="25.166cm">
          <draw:object xlink:href="./Object 686" xlink:type="simple" xlink:show="embed" xlink:actuate="onLoad">
            <loext:p/>
          </draw:object>
          <draw:image xlink:href="./ObjectReplacements/Object 686" xlink:type="simple" xlink:show="embed" xlink:actuate="onLoad"/>
        </draw:frame>
        <draw:frame draw:style-name="gr15" draw:text-style-name="P10" draw:layer="layout" svg:width="0.678cm" svg:height="0.529cm" svg:x="5.882cm" svg:y="24.166cm">
          <draw:object xlink:href="./Object 687" xlink:type="simple" xlink:show="embed" xlink:actuate="onLoad">
            <loext:p/>
          </draw:object>
          <draw:image xlink:href="./ObjectReplacements/Object 687" xlink:type="simple" xlink:show="embed" xlink:actuate="onLoad"/>
        </draw:frame>
        <draw:line draw:style-name="gr2" draw:text-style-name="P3" draw:layer="layout" svg:x1="12.05cm" svg:y1="24.15cm" svg:x2="13.8cm" svg:y2="25.9cm">
          <text:p/>
        </draw:line>
        <draw:custom-shape draw:style-name="gr154" draw:text-style-name="P10" draw:layer="layout" svg:width="0.347cm" svg:height="0.28cm" svg:x="13.138cm" svg:y="25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.997cm" svg:height="2.149cm" draw:transform="rotate (-3.14159265358979) translate (14.651cm 25.801cm)" svg:viewBox="0 0 1998 2150" svg:d="M0 0c2139 0 1996 2150 1996 2150">
          <text:p/>
        </draw:path>
        <draw:frame draw:style-name="gr15" draw:text-style-name="P10" draw:layer="layout" svg:width="0.678cm" svg:height="0.529cm" svg:x="15.482cm" svg:y="25.067cm">
          <draw:object xlink:href="./Object 688" xlink:type="simple" xlink:show="embed" xlink:actuate="onLoad">
            <loext:p/>
          </draw:object>
          <draw:image xlink:href="./ObjectReplacements/Object 688" xlink:type="simple" xlink:show="embed" xlink:actuate="onLoad"/>
        </draw:frame>
        <draw:frame draw:style-name="gr15" draw:text-style-name="P10" draw:layer="layout" svg:width="0.687cm" svg:height="0.529cm" svg:x="14.783cm" svg:y="25.367cm">
          <draw:object xlink:href="./Object 689" xlink:type="simple" xlink:show="embed" xlink:actuate="onLoad">
            <loext:p/>
          </draw:object>
          <draw:image xlink:href="./ObjectReplacements/Object 689" xlink:type="simple" xlink:show="embed" xlink:actuate="onLoad"/>
        </draw:frame>
        <draw:frame draw:style-name="gr218" draw:text-style-name="P50" draw:layer="layout" svg:width="7.005cm" svg:height="1.346cm" svg:x="2.995cm" svg:y="21.204cm">
          <draw:text-box>
            <text:p><text:span text:style-name="T50">For periode 1</text:span></text:p>
          </draw:text-box>
        </draw:frame>
        <draw:frame draw:style-name="gr219" draw:text-style-name="P50" draw:layer="layout" svg:width="7.005cm" svg:height="0.595cm" svg:x="11.75cm" svg:y="21.205cm">
          <draw:text-box>
            <text:p><text:span text:style-name="T50">For periode 2</text:span></text:p>
          </draw:text-box>
        </draw:frame>
        <draw:frame draw:style-name="gr15" draw:text-style-name="P10" draw:layer="layout" svg:width="0.742cm" svg:height="0.529cm" svg:x="6.282cm" svg:y="5.664cm">
          <draw:object xlink:href="./Object 690" xlink:type="simple" xlink:show="embed" xlink:actuate="onLoad">
            <loext:p/>
          </draw:object>
          <draw:image xlink:href="./ObjectReplacements/Object 690" xlink:type="simple" xlink:show="embed" xlink:actuate="onLoad"/>
        </draw:frame>
        <draw:frame draw:style-name="gr15" draw:text-style-name="P10" draw:layer="layout" svg:width="0.742cm" svg:height="0.529cm" svg:x="5.982cm" svg:y="18.065cm">
          <draw:object xlink:href="./Object 691" xlink:type="simple" xlink:show="embed" xlink:actuate="onLoad">
            <loext:p/>
          </draw:object>
          <draw:image xlink:href="./ObjectReplacements/Object 691" xlink:type="simple" xlink:show="embed" xlink:actuate="onLoad"/>
        </draw:frame>
        <draw:frame draw:style-name="gr15" draw:text-style-name="P10" draw:layer="layout" svg:width="0.562cm" svg:height="0.53cm" svg:x="8.358cm" svg:y="6.32cm">
          <draw:object xlink:href="./Object 692" xlink:type="simple" xlink:show="embed" xlink:actuate="onLoad">
            <loext:p/>
          </draw:object>
          <draw:image xlink:href="./ObjectReplacements/Object 692" xlink:type="simple" xlink:show="embed" xlink:actuate="onLoad"/>
        </draw:frame>
        <draw:frame draw:style-name="gr15" draw:text-style-name="P10" draw:layer="layout" svg:width="0.565cm" svg:height="0.53cm" svg:x="2.458cm" svg:y="2.72cm">
          <draw:object xlink:href="./Object 693" xlink:type="simple" xlink:show="embed" xlink:actuate="onLoad">
            <loext:p/>
          </draw:object>
          <draw:image xlink:href="./ObjectReplacements/Object 693" xlink:type="simple" xlink:show="embed" xlink:actuate="onLoad"/>
        </draw:frame>
        <draw:line draw:style-name="gr28" draw:text-style-name="P3" draw:layer="layout" svg:x1="2.2cm" svg:y1="17.601cm" svg:x2="2.2cm" svg:y2="16.601cm">
          <text:p/>
        </draw:line>
        <draw:line draw:style-name="gr28" draw:text-style-name="P3" draw:layer="layout" svg:x1="13.952cm" svg:y1="20.546cm" svg:x2="12.897cm" svg:y2="20.556cm">
          <text:p/>
        </draw:line>
        <draw:frame draw:style-name="gr15" draw:text-style-name="P10" draw:layer="layout" svg:width="2.131cm" svg:height="0.513cm" svg:x="14.181cm" svg:y="20.265cm">
          <draw:object xlink:href="./Object 694" xlink:type="simple" xlink:show="embed" xlink:actuate="onLoad">
            <loext:p/>
          </draw:object>
          <draw:image xlink:href="./ObjectReplacements/Object 694" xlink:type="simple" xlink:show="embed" xlink:actuate="onLoad"/>
        </draw:frame>
        <draw:frame draw:style-name="gr15" draw:text-style-name="P10" draw:layer="layout" svg:width="2.131cm" svg:height="0.513cm" draw:transform="rotate (-1.55334303427495) translate (2.485cm 17.848cm)">
          <draw:object xlink:href="./Object 695" xlink:type="simple" xlink:show="embed" xlink:actuate="onLoad">
            <loext:p/>
          </draw:object>
          <draw:image xlink:href="./ObjectReplacements/Object 695" xlink:type="simple" xlink:show="embed" xlink:actuate="onLoad"/>
        </draw:frame>
        <draw:frame draw:style-name="gr15" draw:text-style-name="P10" draw:layer="layout" svg:width="2.131cm" svg:height="0.513cm" svg:x="14.182cm" svg:y="20.266cm">
          <draw:object xlink:href="./Object 696" xlink:type="simple" xlink:show="embed" xlink:actuate="onLoad">
            <loext:p/>
          </draw:object>
          <draw:image xlink:href="./ObjectReplacements/Object 696" xlink:type="simple" xlink:show="embed" xlink:actuate="onLoad"/>
        </draw:frame>
        <draw:frame draw:style-name="gr220" draw:text-style-name="P50" draw:layer="layout" svg:width="7.005cm" svg:height="0.594cm" svg:x="3.001cm" svg:y="14.501cm">
          <draw:text-box>
            <text:p><text:span text:style-name="T50">Tålmodig husholdning (sparer)</text:span></text:p>
          </draw:text-box>
        </draw:frame>
        <draw:frame draw:style-name="gr220" draw:text-style-name="P50" draw:layer="layout" svg:width="7.005cm" svg:height="0.594cm" svg:x="11.653cm" svg:y="14.603cm">
          <draw:text-box>
            <text:p><text:span text:style-name="T50">Utålmodig husholdning (tar opp gjeld)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221" draw:text-style-name="P61" draw:layer="layout" svg:width="5.25cm" svg:height="5.15cm" svg:x="2.75cm" svg:y="4.35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61" draw:layer="layout" svg:width="5.25cm" svg:height="5.15cm" svg:x="9.45cm" svg:y="4.35cm">
          <text:p/>
          <draw:enhanced-geometry svg:viewBox="0 0 21600 21600" draw:type="rectangle" draw:enhanced-path="M 0 0 L 21600 0 21600 21600 0 21600 0 0 Z N"/>
        </draw:custom-shape>
        <draw:frame draw:style-name="gr42" draw:text-style-name="P22" draw:layer="layout" svg:width="7.249cm" svg:height="1.109cm" svg:x="0.85cm" svg:y="0.452cm">
          <draw:text-box>
            <text:p><text:span text:style-name="T17">Effektivitet og velferd</text:span></text:p>
          </draw:text-box>
        </draw:frame>
        <draw:custom-shape draw:style-name="gr222" draw:text-style-name="P61" draw:layer="layout" svg:width="5.25cm" svg:height="5.2cm" svg:x="2.75cm" svg:y="11.95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61" draw:layer="layout" svg:width="5.25cm" svg:height="5.3cm" svg:x="9.25cm" svg:y="11.9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0.636cm" svg:height="0.53cm" svg:x="11.776cm" svg:y="10.063cm">
          <draw:object xlink:href="./Object 799" xlink:type="simple" xlink:show="embed" xlink:actuate="onLoad">
            <loext:p/>
          </draw:object>
          <draw:image xlink:href="./ObjectReplacements/Object 799" xlink:type="simple" xlink:show="embed" xlink:actuate="onLoad"/>
        </draw:frame>
        <draw:frame draw:style-name="gr15" draw:text-style-name="P10" draw:layer="layout" svg:width="0.551cm" svg:height="0.47cm" svg:x="4.977cm" svg:y="10.063cm">
          <draw:object xlink:href="./Object 800" xlink:type="simple" xlink:show="embed" xlink:actuate="onLoad">
            <loext:p/>
          </draw:object>
          <draw:image xlink:href="./ObjectReplacements/Object 800" xlink:type="simple" xlink:show="embed" xlink:actuate="onLoad"/>
        </draw:frame>
        <draw:frame draw:style-name="gr15" draw:text-style-name="P10" draw:layer="layout" svg:width="0.551cm" svg:height="0.47cm" svg:x="4.677cm" svg:y="17.663cm">
          <draw:object xlink:href="./Object 801" xlink:type="simple" xlink:show="embed" xlink:actuate="onLoad">
            <loext:p/>
          </draw:object>
          <draw:image xlink:href="./ObjectReplacements/Object 801" xlink:type="simple" xlink:show="embed" xlink:actuate="onLoad"/>
        </draw:frame>
        <draw:frame draw:style-name="gr15" draw:text-style-name="P10" draw:layer="layout" svg:width="0.64cm" svg:height="0.53cm" svg:x="8.677cm" svg:y="6.763cm">
          <draw:object xlink:href="./Object 802" xlink:type="simple" xlink:show="embed" xlink:actuate="onLoad">
            <loext:p/>
          </draw:object>
          <draw:image xlink:href="./ObjectReplacements/Object 802" xlink:type="simple" xlink:show="embed" xlink:actuate="onLoad"/>
        </draw:frame>
        <draw:frame draw:style-name="gr15" draw:text-style-name="P10" draw:layer="layout" svg:width="0.64cm" svg:height="0.53cm" svg:x="8.476cm" svg:y="14.863cm">
          <draw:object xlink:href="./Object 803" xlink:type="simple" xlink:show="embed" xlink:actuate="onLoad">
            <loext:p/>
          </draw:object>
          <draw:image xlink:href="./ObjectReplacements/Object 803" xlink:type="simple" xlink:show="embed" xlink:actuate="onLoad"/>
        </draw:frame>
        <draw:frame draw:style-name="gr15" draw:text-style-name="P10" draw:layer="layout" svg:width="0.551cm" svg:height="0.47cm" svg:x="1.678cm" svg:y="6.663cm">
          <draw:object xlink:href="./Object 804" xlink:type="simple" xlink:show="embed" xlink:actuate="onLoad">
            <loext:p/>
          </draw:object>
          <draw:image xlink:href="./ObjectReplacements/Object 804" xlink:type="simple" xlink:show="embed" xlink:actuate="onLoad"/>
        </draw:frame>
        <draw:frame draw:style-name="gr15" draw:text-style-name="P10" draw:layer="layout" svg:width="0.551cm" svg:height="0.47cm" svg:x="1.778cm" svg:y="14.163cm">
          <draw:object xlink:href="./Object 805" xlink:type="simple" xlink:show="embed" xlink:actuate="onLoad">
            <loext:p/>
          </draw:object>
          <draw:image xlink:href="./ObjectReplacements/Object 805" xlink:type="simple" xlink:show="embed" xlink:actuate="onLoad"/>
        </draw:frame>
        <draw:line draw:style-name="gr12" draw:text-style-name="P3" draw:layer="layout" svg:x1="15.729cm" svg:y1="9.49cm" svg:x2="20.174cm" svg:y2="9.49cm">
          <text:p/>
        </draw:line>
        <draw:line draw:style-name="gr12" draw:text-style-name="P3" draw:layer="layout" svg:x1="15.8cm" svg:y1="9.5cm" svg:x2="15.75cm" svg:y2="4.15cm">
          <text:p/>
        </draw:line>
        <draw:frame draw:style-name="gr15" draw:text-style-name="P10" draw:layer="layout" svg:width="0.661cm" svg:height="0.53cm" svg:x="20.239cm" svg:y="9.25cm">
          <draw:object xlink:href="./Object 806" xlink:type="simple" xlink:show="embed" xlink:actuate="onLoad">
            <loext:p/>
          </draw:object>
          <draw:image xlink:href="./ObjectReplacements/Object 806" xlink:type="simple" xlink:show="embed" xlink:actuate="onLoad"/>
        </draw:frame>
        <draw:frame draw:style-name="gr224" draw:text-style-name="P25" draw:layer="layout" svg:width="4.67cm" svg:height="1.673cm" svg:x="15.81cm" svg:y="1.566cm">
          <draw:text-box>
            <text:p><text:span text:style-name="T18">Sammensetnings-</text:span></text:p>
            <text:p><text:span text:style-name="T18">Effektivitet (konsum</text:span></text:p>
            <text:p><text:span text:style-name="T18">og produksjon)</text:span></text:p>
          </draw:text-box>
        </draw:frame>
        <draw:frame draw:style-name="gr224" draw:text-style-name="P25" draw:layer="layout" svg:width="4.67cm" svg:height="1.673cm" svg:x="9.11cm" svg:y="1.566cm">
          <draw:text-box>
            <text:p><text:span text:style-name="T18">Bytte-</text:span></text:p>
            <text:p><text:span text:style-name="T18">Effektivitet </text:span></text:p>
            <text:p><text:span text:style-name="T18">(to konsumgoder)</text:span></text:p>
          </draw:text-box>
        </draw:frame>
        <draw:frame draw:style-name="gr225" draw:text-style-name="P25" draw:layer="layout" svg:width="5.476cm" svg:height="1.673cm" svg:x="2.71cm" svg:y="1.566cm">
          <draw:text-box>
            <text:p><text:span text:style-name="T18">Produksjons-</text:span></text:p>
            <text:p><text:span text:style-name="T18">Effektivitet (arbeidskraft </text:span></text:p>
            <text:p><text:span text:style-name="T18">og kapital)</text:span></text:p>
          </draw:text-box>
        </draw:frame>
        <draw:path draw:style-name="gr3" draw:text-style-name="P3" draw:layer="layout" svg:width="3.502cm" svg:height="3.499cm" svg:x="15.751cm" svg:y="6cm" svg:viewBox="0 0 3503 3500" svg:d="M0 0c3750 0 3500 3500 3500 3500">
          <text:p/>
        </draw:path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path draw:style-name="gr3" draw:text-style-name="P3" draw:layer="layout" svg:width="2.539cm" svg:height="2.539cm" svg:x="3.257cm" svg:y="5.958cm" svg:viewBox="0 0 2540 2540" svg:d="M0 0c2719 0 2538 2540 2538 2540">
          <text:p/>
        </draw:path>
        <draw:path draw:style-name="gr3" draw:text-style-name="P3" draw:layer="layout" svg:width="2.539cm" svg:height="2.539cm" svg:x="11.657cm" svg:y="4.858cm" svg:viewBox="0 0 2540 2540" svg:d="M0 0c2719 0 2538 2540 2538 2540">
          <text:p/>
        </draw:path>
        <draw:path draw:style-name="gr3" draw:text-style-name="P3" draw:layer="layout" svg:width="2.539cm" svg:height="2.539cm" svg:x="3.257cm" svg:y="13.958cm" svg:viewBox="0 0 2540 2540" svg:d="M0 0c2719 0 2538 2540 2538 2540">
          <text:p/>
        </draw:path>
        <draw:path draw:style-name="gr3" draw:text-style-name="P3" draw:layer="layout" svg:width="2.539cm" svg:height="2.539cm" svg:x="10.257cm" svg:y="13.958cm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5.093cm 5.9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6.793cm 15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3.793cm 15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9.893cm 7.29cm)" svg:viewBox="0 0 2540 2540" svg:d="M0 0c2719 0 2538 2540 2538 2540">
          <text:p/>
        </draw:path>
        <draw:line draw:style-name="gr2" draw:text-style-name="P3" draw:layer="layout" svg:x1="6.75cm" svg:y1="15.8cm" svg:x2="3.75cm" svg:y2="13.55cm">
          <text:p/>
        </draw:line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line draw:style-name="gr2" draw:text-style-name="P3" draw:layer="layout" svg:x1="13.65cm" svg:y1="15.7cm" svg:x2="10.65cm" svg:y2="13.45cm">
          <text:p/>
        </draw:line>
        <draw:custom-shape draw:style-name="gr154" draw:text-style-name="P10" draw:layer="layout" svg:width="0.347cm" svg:height="0.28cm" svg:x="4.938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3.138cm" svg:y="5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7.938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1.838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4.838cm" svg:y="14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6" draw:text-style-name="P40" draw:layer="layout" svg:width="1.073cm" svg:height="5.451cm" svg:x="1.054cm" svg:y="4.36cm">
          <draw:text-box>
            <text:p><text:span text:style-name="T30">B</text:span></text:p>
            <text:p><text:span text:style-name="T30">E</text:span></text:p>
            <text:p><text:span text:style-name="T30">T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>E</text:span></text:p>
            <text:p><text:span text:style-name="T30">L</text:span></text:p>
            <text:p><text:span text:style-name="T30">S</text:span></text:p>
            <text:p><text:span text:style-name="T30">E</text:span></text:p>
            <text:p><text:span text:style-name="T30">R</text:span></text:p>
          </draw:text-box>
        </draw:frame>
        <draw:frame draw:style-name="gr226" draw:text-style-name="P40" draw:layer="layout" svg:width="1.073cm" svg:height="5.451cm" svg:x="1.055cm" svg:y="11.861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L</text:span></text:p>
            <text:p><text:span text:style-name="T30">Ø</text:span></text:p>
            <text:p><text:span text:style-name="T30">S</text:span></text:p>
            <text:p><text:span text:style-name="T30">N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line draw:style-name="gr76" draw:text-style-name="P3" draw:layer="layout" svg:x1="2.75cm" svg:y1="6.52cm" svg:x2="8cm" svg:y2="6.5cm">
          <text:p/>
        </draw:line>
        <draw:line draw:style-name="gr76" draw:text-style-name="P3" draw:layer="layout" svg:x1="9.3cm" svg:y1="6.551cm" svg:x2="12cm" svg:y2="6.5cm">
          <text:p/>
        </draw:line>
        <draw:line draw:style-name="gr76" draw:text-style-name="P3" draw:layer="layout" svg:x1="15.75cm" svg:y1="6.65cm" svg:x2="18.1cm" svg:y2="6.601cm">
          <text:p/>
        </draw:line>
        <draw:line draw:style-name="gr76" draw:text-style-name="P3" draw:layer="layout" svg:x1="2.75cm" svg:y1="14.5cm" svg:x2="7.75cm" svg:y2="14.5cm">
          <text:p/>
        </draw:line>
        <draw:line draw:style-name="gr76" draw:text-style-name="P3" draw:layer="layout" svg:x1="9.3cm" svg:y1="6.552cm" svg:x2="14.5cm" svg:y2="6.5cm">
          <text:p/>
        </draw:line>
        <draw:line draw:style-name="gr76" draw:text-style-name="P3" draw:layer="layout" svg:x1="4.992cm" svg:y1="17.253cm" svg:x2="5.059cm" svg:y2="11.997cm">
          <text:p/>
        </draw:line>
        <draw:line draw:style-name="gr76" draw:text-style-name="P3" draw:layer="layout" svg:x1="12cm" svg:y1="17.35cm" svg:x2="12cm" svg:y2="11.85cm">
          <text:p/>
        </draw:line>
        <draw:line draw:style-name="gr76" draw:text-style-name="P3" draw:layer="layout" svg:x1="18.1cm" svg:y1="9.301cm" svg:x2="18.05cm" svg:y2="6.652cm">
          <text:p/>
        </draw:line>
        <draw:line draw:style-name="gr76" draw:text-style-name="P3" draw:layer="layout" svg:x1="12cm" svg:y1="9.401cm" svg:x2="12cm" svg:y2="4.35cm">
          <text:p/>
        </draw:line>
        <draw:line draw:style-name="gr76" draw:text-style-name="P3" draw:layer="layout" svg:x1="5.11cm" svg:y1="9.403cm" svg:x2="5.09cm" svg:y2="4.248cm">
          <text:p/>
        </draw:line>
        <draw:frame draw:style-name="gr15" draw:text-style-name="P10" draw:layer="layout" svg:width="0.351cm" svg:height="0.53cm" svg:x="5.144cm" svg:y="9.491cm">
          <draw:object xlink:href="./Object 807" xlink:type="simple" xlink:show="embed" xlink:actuate="onLoad">
            <loext:p/>
          </draw:object>
          <draw:image xlink:href="./ObjectReplacements/Object 807" xlink:type="simple" xlink:show="embed" xlink:actuate="onLoad"/>
        </draw:frame>
        <draw:frame draw:style-name="gr15" draw:text-style-name="P10" draw:layer="layout" svg:width="0.356cm" svg:height="0.53cm" svg:x="2.345cm" svg:y="6.291cm">
          <draw:object xlink:href="./Object 809" xlink:type="simple" xlink:show="embed" xlink:actuate="onLoad">
            <loext:p/>
          </draw:object>
          <draw:image xlink:href="./ObjectReplacements/Object 809" xlink:type="simple" xlink:show="embed" xlink:actuate="onLoad"/>
        </draw:frame>
        <draw:frame draw:style-name="gr206" draw:text-style-name="P59" draw:layer="layout" svg:width="0.634cm" svg:height="0.53cm" svg:x="8.645cm" svg:y="6.191cm">
          <draw:object xlink:href="./Object 81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810" xlink:type="simple" xlink:show="embed" xlink:actuate="onLoad"/>
        </draw:frame>
        <draw:frame draw:style-name="gr15" draw:text-style-name="P10" draw:layer="layout" svg:width="0.49cm" svg:height="0.569cm" svg:x="11.945cm" svg:y="9.491cm">
          <draw:object xlink:href="./Object 811" xlink:type="simple" xlink:show="embed" xlink:actuate="onLoad">
            <loext:p/>
          </draw:object>
          <draw:image xlink:href="./ObjectReplacements/Object 811" xlink:type="simple" xlink:show="embed" xlink:actuate="onLoad"/>
        </draw:frame>
        <draw:frame draw:style-name="gr15" draw:text-style-name="P10" draw:layer="layout" svg:width="1.065cm" svg:height="0.53cm" svg:x="18.045cm" svg:y="9.491cm">
          <draw:object xlink:href="./Object 812" xlink:type="simple" xlink:show="embed" xlink:actuate="onLoad">
            <loext:p/>
          </draw:object>
          <draw:image xlink:href="./ObjectReplacements/Object 812" xlink:type="simple" xlink:show="embed" xlink:actuate="onLoad"/>
        </draw:frame>
        <draw:frame draw:style-name="gr15" draw:text-style-name="P10" draw:layer="layout" svg:width="1.065cm" svg:height="0.53cm" svg:x="15.245cm" svg:y="6.391cm">
          <draw:object xlink:href="./Object 813" xlink:type="simple" xlink:show="embed" xlink:actuate="onLoad">
            <loext:p/>
          </draw:object>
          <draw:image xlink:href="./ObjectReplacements/Object 813" xlink:type="simple" xlink:show="embed" xlink:actuate="onLoad"/>
        </draw:frame>
        <draw:frame draw:style-name="gr15" draw:text-style-name="P10" draw:layer="layout" svg:width="0.351cm" svg:height="0.53cm" svg:x="4.945cm" svg:y="17.091cm">
          <draw:object xlink:href="./Object 814" xlink:type="simple" xlink:show="embed" xlink:actuate="onLoad">
            <loext:p/>
          </draw:object>
          <draw:image xlink:href="./ObjectReplacements/Object 814" xlink:type="simple" xlink:show="embed" xlink:actuate="onLoad"/>
        </draw:frame>
        <draw:frame draw:style-name="gr15" draw:text-style-name="P10" draw:layer="layout" svg:width="0.356cm" svg:height="0.53cm" svg:x="2.345cm" svg:y="14.091cm">
          <draw:object xlink:href="./Object 815" xlink:type="simple" xlink:show="embed" xlink:actuate="onLoad">
            <loext:p/>
          </draw:object>
          <draw:image xlink:href="./ObjectReplacements/Object 815" xlink:type="simple" xlink:show="embed" xlink:actuate="onLoad"/>
        </draw:frame>
        <draw:frame draw:style-name="gr15" draw:text-style-name="P10" draw:layer="layout" svg:width="0.636cm" svg:height="0.53cm" svg:x="11.676cm" svg:y="18.163cm">
          <draw:object xlink:href="./Object 821" xlink:type="simple" xlink:show="embed" xlink:actuate="onLoad">
            <loext:p/>
          </draw:object>
          <draw:image xlink:href="./ObjectReplacements/Object 821" xlink:type="simple" xlink:show="embed" xlink:actuate="onLoad"/>
        </draw:frame>
        <draw:line draw:style-name="gr76" draw:text-style-name="P3" draw:layer="layout" svg:x1="9.35cm" svg:y1="14.5cm" svg:x2="14.35cm" svg:y2="14.5cm">
          <text:p/>
        </draw:line>
        <draw:frame draw:style-name="gr15" draw:text-style-name="P10" draw:layer="layout" svg:width="1.2cm" svg:height="0.313cm" svg:x="2.178cm" svg:y="9.663cm">
          <draw:object xlink:href="./Object 827" xlink:type="simple" xlink:show="embed" xlink:actuate="onLoad">
            <loext:p/>
          </draw:object>
          <draw:image xlink:href="./ObjectReplacements/Object 827" xlink:type="simple" xlink:show="embed" xlink:actuate="onLoad"/>
        </draw:frame>
        <draw:frame draw:style-name="gr15" draw:text-style-name="P10" draw:layer="layout" svg:width="1.206cm" svg:height="0.313cm" svg:x="7.178cm" svg:y="3.764cm">
          <draw:object xlink:href="./Object 836" xlink:type="simple" xlink:show="embed" xlink:actuate="onLoad">
            <loext:p/>
          </draw:object>
          <draw:image xlink:href="./ObjectReplacements/Object 836" xlink:type="simple" xlink:show="embed" xlink:actuate="onLoad"/>
        </draw:frame>
        <draw:frame draw:style-name="gr15" draw:text-style-name="P10" draw:layer="layout" svg:width="1.206cm" svg:height="0.313cm" svg:x="7.178cm" svg:y="11.365cm">
          <draw:object xlink:href="./Object 837" xlink:type="simple" xlink:show="embed" xlink:actuate="onLoad">
            <loext:p/>
          </draw:object>
          <draw:image xlink:href="./ObjectReplacements/Object 837" xlink:type="simple" xlink:show="embed" xlink:actuate="onLoad"/>
        </draw:frame>
        <draw:frame draw:style-name="gr15" draw:text-style-name="P10" draw:layer="layout" svg:width="1.2cm" svg:height="0.313cm" svg:x="2.178cm" svg:y="17.364cm">
          <draw:object xlink:href="./Object 848" xlink:type="simple" xlink:show="embed" xlink:actuate="onLoad">
            <loext:p/>
          </draw:object>
          <draw:image xlink:href="./ObjectReplacements/Object 848" xlink:type="simple" xlink:show="embed" xlink:actuate="onLoad"/>
        </draw:frame>
        <draw:frame draw:style-name="gr15" draw:text-style-name="P10" draw:layer="layout" svg:width="1.172cm" svg:height="0.313cm" svg:x="8.378cm" svg:y="9.664cm">
          <draw:object xlink:href="./Object 861" xlink:type="simple" xlink:show="embed" xlink:actuate="onLoad">
            <loext:p/>
          </draw:object>
          <draw:image xlink:href="./ObjectReplacements/Object 861" xlink:type="simple" xlink:show="embed" xlink:actuate="onLoad"/>
        </draw:frame>
        <draw:frame draw:style-name="gr15" draw:text-style-name="P10" draw:layer="layout" svg:width="1.146cm" svg:height="0.313cm" svg:x="13.778cm" svg:y="3.665cm">
          <draw:object xlink:href="./Object 862" xlink:type="simple" xlink:show="embed" xlink:actuate="onLoad">
            <loext:p/>
          </draw:object>
          <draw:image xlink:href="./ObjectReplacements/Object 862" xlink:type="simple" xlink:show="embed" xlink:actuate="onLoad"/>
        </draw:frame>
        <draw:frame draw:style-name="gr15" draw:text-style-name="P10" draw:layer="layout" svg:width="1.172cm" svg:height="0.313cm" svg:x="8.678cm" svg:y="17.465cm">
          <draw:object xlink:href="./Object 863" xlink:type="simple" xlink:show="embed" xlink:actuate="onLoad">
            <loext:p/>
          </draw:object>
          <draw:image xlink:href="./ObjectReplacements/Object 863" xlink:type="simple" xlink:show="embed" xlink:actuate="onLoad"/>
        </draw:frame>
        <draw:frame draw:style-name="gr15" draw:text-style-name="P10" draw:layer="layout" svg:width="1.146cm" svg:height="0.313cm" svg:x="13.778cm" svg:y="11.266cm">
          <draw:object xlink:href="./Object 873" xlink:type="simple" xlink:show="embed" xlink:actuate="onLoad">
            <loext:p/>
          </draw:object>
          <draw:image xlink:href="./ObjectReplacements/Object 873" xlink:type="simple" xlink:show="embed" xlink:actuate="onLoad"/>
        </draw:frame>
        <draw:frame draw:style-name="gr15" draw:text-style-name="P10" draw:layer="layout" svg:width="0.36cm" svg:height="0.53cm" svg:x="7.945cm" svg:y="6.191cm">
          <draw:object xlink:href="./Object 884" xlink:type="simple" xlink:show="embed" xlink:actuate="onLoad">
            <loext:p/>
          </draw:object>
          <draw:image xlink:href="./ObjectReplacements/Object 884" xlink:type="simple" xlink:show="embed" xlink:actuate="onLoad"/>
        </draw:frame>
        <draw:frame draw:style-name="gr15" draw:text-style-name="P10" draw:layer="layout" svg:width="0.355cm" svg:height="0.53cm" svg:x="5.145cm" svg:y="3.491cm">
          <draw:object xlink:href="./Object 911" xlink:type="simple" xlink:show="embed" xlink:actuate="onLoad">
            <loext:p/>
          </draw:object>
          <draw:image xlink:href="./ObjectReplacements/Object 911" xlink:type="simple" xlink:show="embed" xlink:actuate="onLoad"/>
        </draw:frame>
        <draw:frame draw:style-name="gr15" draw:text-style-name="P10" draw:layer="layout" svg:width="0.468cm" svg:height="0.569cm" svg:x="11.745cm" svg:y="3.492cm">
          <draw:object xlink:href="./Object 912" xlink:type="simple" xlink:show="embed" xlink:actuate="onLoad">
            <loext:p/>
          </draw:object>
          <draw:image xlink:href="./ObjectReplacements/Object 912" xlink:type="simple" xlink:show="embed" xlink:actuate="onLoad"/>
        </draw:frame>
        <draw:frame draw:style-name="gr15" draw:text-style-name="P10" draw:layer="layout" svg:width="0.475cm" svg:height="0.569cm" svg:x="14.545cm" svg:y="6.192cm">
          <draw:object xlink:href="./Object 913" xlink:type="simple" xlink:show="embed" xlink:actuate="onLoad">
            <loext:p/>
          </draw:object>
          <draw:image xlink:href="./ObjectReplacements/Object 913" xlink:type="simple" xlink:show="embed" xlink:actuate="onLoad"/>
        </draw:frame>
        <draw:frame draw:style-name="gr15" draw:text-style-name="P10" draw:layer="layout" svg:width="0.36cm" svg:height="0.53cm" svg:x="8.045cm" svg:y="14.191cm">
          <draw:object xlink:href="./Object 914" xlink:type="simple" xlink:show="embed" xlink:actuate="onLoad">
            <loext:p/>
          </draw:object>
          <draw:image xlink:href="./ObjectReplacements/Object 914" xlink:type="simple" xlink:show="embed" xlink:actuate="onLoad"/>
        </draw:frame>
        <draw:frame draw:style-name="gr15" draw:text-style-name="P10" draw:layer="layout" svg:width="0.49cm" svg:height="0.569cm" svg:x="11.845cm" svg:y="17.492cm">
          <draw:object xlink:href="./Object 915" xlink:type="simple" xlink:show="embed" xlink:actuate="onLoad">
            <loext:p/>
          </draw:object>
          <draw:image xlink:href="./ObjectReplacements/Object 915" xlink:type="simple" xlink:show="embed" xlink:actuate="onLoad"/>
        </draw:frame>
        <draw:frame draw:style-name="gr15" draw:text-style-name="P10" draw:layer="layout" svg:width="0.468cm" svg:height="0.569cm" svg:x="11.745cm" svg:y="10.993cm">
          <draw:object xlink:href="./Object 916" xlink:type="simple" xlink:show="embed" xlink:actuate="onLoad">
            <loext:p/>
          </draw:object>
          <draw:image xlink:href="./ObjectReplacements/Object 916" xlink:type="simple" xlink:show="embed" xlink:actuate="onLoad"/>
        </draw:frame>
        <draw:frame draw:style-name="gr15" draw:text-style-name="P10" draw:layer="layout" svg:width="0.475cm" svg:height="0.569cm" svg:x="14.746cm" svg:y="14.193cm">
          <draw:object xlink:href="./Object 917" xlink:type="simple" xlink:show="embed" xlink:actuate="onLoad">
            <loext:p/>
          </draw:object>
          <draw:image xlink:href="./ObjectReplacements/Object 917" xlink:type="simple" xlink:show="embed" xlink:actuate="onLoad"/>
        </draw:frame>
        <draw:frame draw:style-name="gr206" draw:text-style-name="P59" draw:layer="layout" svg:width="0.634cm" svg:height="0.53cm" svg:x="8.645cm" svg:y="14.191cm">
          <draw:object xlink:href="./Object 9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18" xlink:type="simple" xlink:show="embed" xlink:actuate="onLoad"/>
        </draw:frame>
        <draw:line draw:style-name="gr12" draw:text-style-name="P3" draw:layer="layout" svg:x1="15.729cm" svg:y1="17.19cm" svg:x2="20.174cm" svg:y2="17.19cm">
          <text:p/>
        </draw:line>
        <draw:line draw:style-name="gr12" draw:text-style-name="P3" draw:layer="layout" svg:x1="15.8cm" svg:y1="17.2cm" svg:x2="15.75cm" svg:y2="11.85cm">
          <text:p/>
        </draw:line>
        <draw:frame draw:style-name="gr15" draw:text-style-name="P10" draw:layer="layout" svg:width="0.661cm" svg:height="0.53cm" svg:x="20.178cm" svg:y="16.963cm">
          <draw:object xlink:href="./Object 919" xlink:type="simple" xlink:show="embed" xlink:actuate="onLoad">
            <loext:p/>
          </draw:object>
          <draw:image xlink:href="./ObjectReplacements/Object 919" xlink:type="simple" xlink:show="embed" xlink:actuate="onLoad"/>
        </draw:frame>
        <draw:path draw:style-name="gr3" draw:text-style-name="P3" draw:layer="layout" svg:width="3.502cm" svg:height="3.499cm" svg:x="15.751cm" svg:y="13.7cm" svg:viewBox="0 0 3503 3500" svg:d="M0 0c3750 0 3500 3500 3500 3500">
          <text:p/>
        </draw:path>
        <draw:path draw:style-name="gr3" draw:text-style-name="P3" draw:layer="layout" svg:width="2.539cm" svg:height="2.539cm" draw:transform="rotate (-3.14159265358979) translate (18.993cm 14.39cm)" svg:viewBox="0 0 2540 2540" svg:d="M0 0c2719 0 2538 2540 2538 2540">
          <text:p/>
        </draw:path>
        <draw:custom-shape draw:style-name="gr154" draw:text-style-name="P10" draw:layer="layout" svg:width="0.347cm" svg:height="0.28cm" svg:x="17.338cm" svg:y="13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5.75cm" svg:y1="14.35cm" svg:x2="18.1cm" svg:y2="14.301cm">
          <text:p/>
        </draw:line>
        <draw:line draw:style-name="gr76" draw:text-style-name="P3" draw:layer="layout" svg:x1="18.1cm" svg:y1="17.001cm" svg:x2="18.05cm" svg:y2="14.352cm">
          <text:p/>
        </draw:line>
        <draw:frame draw:style-name="gr15" draw:text-style-name="P10" draw:layer="layout" svg:width="1.065cm" svg:height="0.53cm" svg:x="18.045cm" svg:y="17.191cm">
          <draw:object xlink:href="./Object 920" xlink:type="simple" xlink:show="embed" xlink:actuate="onLoad">
            <loext:p/>
          </draw:object>
          <draw:image xlink:href="./ObjectReplacements/Object 920" xlink:type="simple" xlink:show="embed" xlink:actuate="onLoad"/>
        </draw:frame>
        <draw:frame draw:style-name="gr15" draw:text-style-name="P10" draw:layer="layout" svg:width="1.065cm" svg:height="0.53cm" svg:x="15.345cm" svg:y="14.091cm">
          <draw:object xlink:href="./Object 921" xlink:type="simple" xlink:show="embed" xlink:actuate="onLoad">
            <loext:p/>
          </draw:object>
          <draw:image xlink:href="./ObjectReplacements/Object 921" xlink:type="simple" xlink:show="embed" xlink:actuate="onLoad"/>
        </draw:frame>
        <draw:frame draw:style-name="gr15" draw:text-style-name="P10" draw:layer="layout" svg:width="0.475cm" svg:height="0.569cm" svg:x="14.645cm" svg:y="13.892cm">
          <draw:object xlink:href="./Object 922" xlink:type="simple" xlink:show="embed" xlink:actuate="onLoad">
            <loext:p/>
          </draw:object>
          <draw:image xlink:href="./ObjectReplacements/Object 922" xlink:type="simple" xlink:show="embed" xlink:actuate="onLoad"/>
        </draw:frame>
        <draw:line draw:style-name="gr2" draw:text-style-name="P3" draw:layer="layout" svg:x1="19.5cm" svg:y1="15.25cm" svg:x2="16.45cm" svg:y2="13.35cm">
          <text:p/>
        </draw:line>
        <draw:frame draw:style-name="gr15" draw:text-style-name="P10" draw:layer="layout" svg:width="0.563cm" svg:height="0.53cm" svg:x="6.782cm" svg:y="6.863cm">
          <draw:object xlink:href="./Object 923" xlink:type="simple" xlink:show="embed" xlink:actuate="onLoad">
            <loext:p/>
          </draw:object>
          <draw:image xlink:href="./ObjectReplacements/Object 923" xlink:type="simple" xlink:show="embed" xlink:actuate="onLoad"/>
        </draw:frame>
        <draw:frame draw:style-name="gr15" draw:text-style-name="P10" draw:layer="layout" svg:width="0.567cm" svg:height="0.53cm" svg:x="5.783cm" svg:y="8.563cm">
          <draw:object xlink:href="./Object 924" xlink:type="simple" xlink:show="embed" xlink:actuate="onLoad">
            <loext:p/>
          </draw:object>
          <draw:image xlink:href="./ObjectReplacements/Object 924" xlink:type="simple" xlink:show="embed" xlink:actuate="onLoad"/>
        </draw:frame>
        <draw:frame draw:style-name="gr15" draw:text-style-name="P10" draw:layer="layout" svg:width="0.563cm" svg:height="0.53cm" svg:x="6.883cm" svg:y="14.763cm">
          <draw:object xlink:href="./Object 925" xlink:type="simple" xlink:show="embed" xlink:actuate="onLoad">
            <loext:p/>
          </draw:object>
          <draw:image xlink:href="./ObjectReplacements/Object 925" xlink:type="simple" xlink:show="embed" xlink:actuate="onLoad"/>
        </draw:frame>
        <draw:frame draw:style-name="gr15" draw:text-style-name="P10" draw:layer="layout" svg:width="0.567cm" svg:height="0.53cm" svg:x="5.784cm" svg:y="16.463cm">
          <draw:object xlink:href="./Object 926" xlink:type="simple" xlink:show="embed" xlink:actuate="onLoad">
            <loext:p/>
          </draw:object>
          <draw:image xlink:href="./ObjectReplacements/Object 926" xlink:type="simple" xlink:show="embed" xlink:actuate="onLoad"/>
        </draw:frame>
        <draw:frame draw:style-name="gr206" draw:text-style-name="P59" draw:layer="layout" svg:width="0.623cm" svg:height="0.53cm" svg:x="13.783cm" svg:y="6.863cm">
          <draw:object xlink:href="./Object 92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7" xlink:type="simple" xlink:show="embed" xlink:actuate="onLoad"/>
        </draw:frame>
        <draw:frame draw:style-name="gr206" draw:text-style-name="P59" draw:layer="layout" svg:width="0.601cm" svg:height="0.53cm" svg:x="12.884cm" svg:y="8.263cm">
          <draw:object xlink:href="./Object 92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8" xlink:type="simple" xlink:show="embed" xlink:actuate="onLoad"/>
        </draw:frame>
        <draw:frame draw:style-name="gr206" draw:text-style-name="P59" draw:layer="layout" svg:width="0.623cm" svg:height="0.53cm" svg:x="13.784cm" svg:y="14.863cm">
          <draw:object xlink:href="./Object 929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9" xlink:type="simple" xlink:show="embed" xlink:actuate="onLoad"/>
        </draw:frame>
        <draw:frame draw:style-name="gr206" draw:text-style-name="P59" draw:layer="layout" svg:width="0.601cm" svg:height="0.53cm" svg:x="12.885cm" svg:y="16.263cm">
          <draw:object xlink:href="./Object 93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30" xlink:type="simple" xlink:show="embed" xlink:actuate="onLoad"/>
        </draw:frame>
        <draw:frame draw:style-name="gr15" draw:text-style-name="P10" draw:layer="layout" svg:width="0.687cm" svg:height="0.674cm" svg:x="6.822cm" svg:y="15.501cm">
          <draw:object xlink:href="./Object 931" xlink:type="simple" xlink:show="embed" xlink:actuate="onLoad">
            <loext:p/>
          </draw:object>
          <draw:image xlink:href="./ObjectReplacements/Object 931" xlink:type="simple" xlink:show="embed" xlink:actuate="onLoad"/>
        </draw:frame>
        <draw:frame draw:style-name="gr15" draw:text-style-name="P10" draw:layer="layout" svg:width="0.737cm" svg:height="0.764cm" svg:x="13.623cm" svg:y="15.501cm">
          <draw:object xlink:href="./Object 932" xlink:type="simple" xlink:show="embed" xlink:actuate="onLoad">
            <loext:p/>
          </draw:object>
          <draw:image xlink:href="./ObjectReplacements/Object 932" xlink:type="simple" xlink:show="embed" xlink:actuate="onLoad"/>
        </draw:frame>
        <draw:frame draw:style-name="gr15" draw:text-style-name="P10" draw:layer="layout" svg:width="0.737cm" svg:height="0.764cm" svg:x="19.823cm" svg:y="15.401cm">
          <draw:object xlink:href="./Object 933" xlink:type="simple" xlink:show="embed" xlink:actuate="onLoad">
            <loext:p/>
          </draw:object>
          <draw:image xlink:href="./ObjectReplacements/Object 933" xlink:type="simple" xlink:show="embed" xlink:actuate="onLoad"/>
        </draw:frame>
        <draw:frame draw:style-name="gr15" draw:text-style-name="P10" draw:layer="layout" svg:width="0.351cm" svg:height="0.47cm" svg:x="20.071cm" svg:y="14.65cm">
          <draw:object xlink:href="./Object 934" xlink:type="simple" xlink:show="embed" xlink:actuate="onLoad">
            <loext:p/>
          </draw:object>
          <draw:image xlink:href="./ObjectReplacements/Object 934" xlink:type="simple" xlink:show="embed" xlink:actuate="onLoad"/>
        </draw:frame>
        <draw:frame draw:style-name="gr15" draw:text-style-name="P10" draw:layer="layout" svg:width="0.351cm" svg:height="0.47cm" svg:x="20.072cm" svg:y="6.95cm">
          <draw:object xlink:href="./Object 935" xlink:type="simple" xlink:show="embed" xlink:actuate="onLoad">
            <loext:p/>
          </draw:object>
          <draw:image xlink:href="./ObjectReplacements/Object 935" xlink:type="simple" xlink:show="embed" xlink:actuate="onLoad"/>
        </draw:frame>
        <draw:frame draw:style-name="gr15" draw:text-style-name="P10" draw:layer="layout" svg:width="0.956cm" svg:height="0.47cm" svg:x="15.95cm" svg:y="5.35cm">
          <draw:object xlink:href="./Object 936" xlink:type="simple" xlink:show="embed" xlink:actuate="onLoad">
            <loext:p/>
          </draw:object>
          <draw:image xlink:href="./ObjectReplacements/Object 936" xlink:type="simple" xlink:show="embed" xlink:actuate="onLoad"/>
        </draw:frame>
        <draw:frame draw:style-name="gr15" draw:text-style-name="P10" draw:layer="layout" svg:width="0.956cm" svg:height="0.47cm" svg:x="15.75cm" svg:y="13.25cm">
          <draw:object xlink:href="./Object 937" xlink:type="simple" xlink:show="embed" xlink:actuate="onLoad">
            <loext:p/>
          </draw:object>
          <draw:image xlink:href="./ObjectReplacements/Object 937" xlink:type="simple" xlink:show="embed" xlink:actuate="onLoad"/>
        </draw:frame>
        <draw:frame draw:style-name="gr15" draw:text-style-name="P10" draw:layer="layout" svg:width="0.665cm" svg:height="0.53cm" svg:x="14.94cm" svg:y="4.05cm">
          <draw:object xlink:href="./Object 938" xlink:type="simple" xlink:show="embed" xlink:actuate="onLoad">
            <loext:p/>
          </draw:object>
          <draw:image xlink:href="./ObjectReplacements/Object 938" xlink:type="simple" xlink:show="embed" xlink:actuate="onLoad"/>
        </draw:frame>
        <draw:frame draw:style-name="gr15" draw:text-style-name="P10" draw:layer="layout" svg:width="0.665cm" svg:height="0.53cm" svg:x="15.041cm" svg:y="11.75cm">
          <draw:object xlink:href="./Object 939" xlink:type="simple" xlink:show="embed" xlink:actuate="onLoad">
            <loext:p/>
          </draw:object>
          <draw:image xlink:href="./ObjectReplacements/Object 939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3-21T15:22:28.536039492</dc:date>
    <meta:editing-duration>P5DT21H30M48S</meta:editing-duration>
    <meta:editing-cycles>523</meta:editing-cycles>
    <meta:generator>LibreOffice/24.2.0.3$Linux_X86_64 LibreOffice_project/420$Build-3</meta:generator>
    <meta:print-date>2024-03-21T15:23:10.900287717</meta:print-date>
    <meta:printed-by>PDF files</meta:printed-by>
    <meta:document-statistic meta:object-count="2110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01/content.xml><?xml version="1.0" encoding="utf-8"?>
<math xmlns="http://www.w3.org/1998/Math/MathML" display="block">
  <semantics>
    <mn>0</mn>
    <annotation encoding="StarMath 5.0">0</annotation>
  </semantics>
</math>
</file>

<file path=Object 102/content.xml><?xml version="1.0" encoding="utf-8"?>
<math xmlns="http://www.w3.org/1998/Math/MathML" display="block">
  <semantics>
    <mn>0</mn>
    <annotation encoding="StarMath 5.0">0</annotation>
  </semantics>
</math>
</file>

<file path=Object 103/content.xml><?xml version="1.0" encoding="utf-8"?>
<math xmlns="http://www.w3.org/1998/Math/MathML" display="block">
  <semantics>
    <mn>1</mn>
    <annotation encoding="StarMath 5.0">1</annotation>
  </semantics>
</math>
</file>

<file path=Object 104/content.xml><?xml version="1.0" encoding="utf-8"?>
<math xmlns="http://www.w3.org/1998/Math/MathML" display="block">
  <semantics>
    <mn>0</mn>
    <annotation encoding="StarMath 5.0">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10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10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09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1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2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21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1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41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4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49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4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5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i>M</mi>
    <annotation encoding="StarMath 5.0">M</annotation>
  </semantics>
</math>
</file>

<file path=Object 261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62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63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64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65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66/content.xml><?xml version="1.0" encoding="utf-8"?>
<math xmlns="http://www.w3.org/1998/Math/MathML" display="block">
  <semantics>
    <mi>M</mi>
    <annotation encoding="StarMath 5.0">M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n>0</mn>
    <annotation encoding="StarMath 5.0">0</annotation>
  </semantics>
</math>
</file>

<file path=Object 269/content.xml><?xml version="1.0" encoding="utf-8"?>
<math xmlns="http://www.w3.org/1998/Math/MathML" display="block">
  <semantics>
    <mn>1</mn>
    <annotation encoding="StarMath 5.0">1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1/content.xml><?xml version="1.0" encoding="utf-8"?>
<math xmlns="http://www.w3.org/1998/Math/MathML" display="block"/>
</file>

<file path=Object 415/content.xml><?xml version="1.0" encoding="utf-8"?>
<math xmlns="http://www.w3.org/1998/Math/MathML" display="block"/>
</file>

<file path=Object 4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4/content.xml><?xml version="1.0" encoding="utf-8"?>
<math xmlns="http://www.w3.org/1998/Math/MathML" display="block"/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/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496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i>X</mi>
    <annotation encoding="StarMath 5.0">X</annotation>
  </semantics>
</math>
</file>

<file path=Object 49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0/content.xml><?xml version="1.0" encoding="utf-8"?>
<math xmlns="http://www.w3.org/1998/Math/MathML" display="block">
  <semantics>
    <mi>P</mi>
    <annotation encoding="StarMath 5.0">P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5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84/content.xml><?xml version="1.0" encoding="utf-8"?>
<math xmlns="http://www.w3.org/1998/Math/MathML" display="block">
  <semantics>
    <mi>S</mi>
    <annotation encoding="StarMath 5.0">S</annotation>
  </semantics>
</math>
</file>

<file path=Object 585/content.xml><?xml version="1.0" encoding="utf-8"?>
<math xmlns="http://www.w3.org/1998/Math/MathML" display="block">
  <semantics>
    <mi>E</mi>
    <annotation encoding="StarMath 5.0">E</annotation>
  </semantics>
</math>
</file>

<file path=Object 58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59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91/content.xml><?xml version="1.0" encoding="utf-8"?>
<math xmlns="http://www.w3.org/1998/Math/MathML" display="block">
  <semantics>
    <mi>X</mi>
    <annotation encoding="StarMath 5.0">X</annotation>
  </semantics>
</math>
</file>

<file path=Object 592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593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94/content.xml><?xml version="1.0" encoding="utf-8"?>
<math xmlns="http://www.w3.org/1998/Math/MathML" display="block">
  <semantics>
    <mi>P</mi>
    <annotation encoding="StarMath 5.0">P</annotation>
  </semantics>
</math>
</file>

<file path=Object 595/content.xml><?xml version="1.0" encoding="utf-8"?>
<math xmlns="http://www.w3.org/1998/Math/MathML" display="block">
  <semantics>
    <mrow>
      <msub>
        <mi>E</mi>
        <mi>S</mi>
      </msub>
      <mo stretchy="false">=</mo>
      <msub>
        <mi mathvariant="italic">MBV</mi>
        <mi>S</mi>
      </msub>
    </mrow>
    <annotation encoding="StarMath 5.0">E_S=MBV_S</annotation>
  </semantics>
</math>
</file>

<file path=Object 596/content.xml><?xml version="1.0" encoding="utf-8"?>
<math xmlns="http://www.w3.org/1998/Math/MathML" display="block">
  <semantics>
    <msub>
      <mi mathvariant="italic">GI</mi>
      <mi>S</mi>
    </msub>
    <annotation encoding="StarMath 5.0">GI_S</annotation>
  </semantics>
</math>
</file>

<file path=Object 597/content.xml><?xml version="1.0" encoding="utf-8"?>
<math xmlns="http://www.w3.org/1998/Math/MathML" display="block">
  <semantics>
    <mi mathvariant="italic">GK</mi>
    <annotation encoding="StarMath 5.0">GK</annotation>
  </semantics>
</math>
</file>

<file path=Object 598/content.xml><?xml version="1.0" encoding="utf-8"?>
<math xmlns="http://www.w3.org/1998/Math/MathML" display="block">
  <semantics>
    <msup>
      <mi>P</mi>
      <mrow>
        <mi mathvariant="italic">MK</mi>
        <mi>,</mi>
        <mi>S</mi>
      </mrow>
    </msup>
    <annotation encoding="StarMath 5.0">P^{MK,S}</annotation>
  </semantics>
</math>
</file>

<file path=Object 599/content.xml><?xml version="1.0" encoding="utf-8"?>
<math xmlns="http://www.w3.org/1998/Math/MathML" display="block">
  <semantics>
    <msup>
      <mi>X</mi>
      <mrow>
        <mi mathvariant="italic">MK</mi>
        <mi>,</mi>
        <mi>S</mi>
      </mrow>
    </msup>
    <annotation encoding="StarMath 5.0">X^{MK,S}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00/content.xml><?xml version="1.0" encoding="utf-8"?>
<math xmlns="http://www.w3.org/1998/Math/MathML" display="block">
  <semantics>
    <mi>X</mi>
    <annotation encoding="StarMath 5.0">X</annotation>
  </semantics>
</math>
</file>

<file path=Object 601/content.xml><?xml version="1.0" encoding="utf-8"?>
<math xmlns="http://www.w3.org/1998/Math/MathML" display="block">
  <semantics>
    <mi>P</mi>
    <annotation encoding="StarMath 5.0">P</annotation>
  </semantics>
</math>
</file>

<file path=Object 602/content.xml><?xml version="1.0" encoding="utf-8"?>
<math xmlns="http://www.w3.org/1998/Math/MathML" display="block">
  <semantics>
    <mrow>
      <msub>
        <mi>E</mi>
        <mi>L</mi>
      </msub>
      <mo stretchy="false">=</mo>
      <msub>
        <mi mathvariant="italic">MBV</mi>
        <mi>L</mi>
      </msub>
    </mrow>
    <annotation encoding="StarMath 5.0">E_L=MBV_L</annotation>
  </semantics>
</math>
</file>

<file path=Object 603/content.xml><?xml version="1.0" encoding="utf-8"?>
<math xmlns="http://www.w3.org/1998/Math/MathML" display="block">
  <semantics>
    <mi mathvariant="italic">GK</mi>
    <annotation encoding="StarMath 5.0">GK</annotation>
  </semantics>
</math>
</file>

<file path=Object 604/content.xml><?xml version="1.0" encoding="utf-8"?>
<math xmlns="http://www.w3.org/1998/Math/MathML" display="block">
  <semantics>
    <msup>
      <mi>P</mi>
      <mrow>
        <mi mathvariant="italic">MK</mi>
        <mi>,</mi>
        <mi>L</mi>
      </mrow>
    </msup>
    <annotation encoding="StarMath 5.0">P^{MK,L}</annotation>
  </semantics>
</math>
</file>

<file path=Object 605/content.xml><?xml version="1.0" encoding="utf-8"?>
<math xmlns="http://www.w3.org/1998/Math/MathML" display="block">
  <semantics>
    <msup>
      <mi>X</mi>
      <mrow>
        <mi mathvariant="italic">MK</mi>
        <mi>,</mi>
        <mi>L</mi>
      </mrow>
    </msup>
    <annotation encoding="StarMath 5.0">X^{MK,L}</annotation>
  </semantics>
</math>
</file>

<file path=Object 60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8/content.xml><?xml version="1.0" encoding="utf-8"?>
<math xmlns="http://www.w3.org/1998/Math/MathML" display="block">
  <semantics>
    <mi>X</mi>
    <annotation encoding="StarMath 5.0">X</annotation>
  </semantics>
</math>
</file>

<file path=Object 609/content.xml><?xml version="1.0" encoding="utf-8"?>
<math xmlns="http://www.w3.org/1998/Math/MathML" display="block">
  <semantics>
    <mi>P</mi>
    <annotation encoding="StarMath 5.0">P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1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11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612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613/content.xml><?xml version="1.0" encoding="utf-8"?>
<math xmlns="http://www.w3.org/1998/Math/MathML" display="block">
  <semantics>
    <mi mathvariant="italic">GK</mi>
    <annotation encoding="StarMath 5.0">GK</annotation>
  </semantics>
</math>
</file>

<file path=Object 61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615/content.xml><?xml version="1.0" encoding="utf-8"?>
<math xmlns="http://www.w3.org/1998/Math/MathML" display="block">
  <semantics>
    <msubsup>
      <mi>X</mi>
      <mn>1</mn>
      <mi>c</mi>
    </msubsup>
    <annotation encoding="StarMath 5.0">X_1^{c}</annotation>
  </semantics>
</math>
</file>

<file path=Object 616/content.xml><?xml version="1.0" encoding="utf-8"?>
<math xmlns="http://www.w3.org/1998/Math/MathML" display="block">
  <semantics>
    <msubsup>
      <mi>X</mi>
      <mn>2</mn>
      <mi>c</mi>
    </msubsup>
    <annotation encoding="StarMath 5.0">X_2^{c}</annotation>
  </semantics>
</math>
</file>

<file path=Object 617/content.xml><?xml version="1.0" encoding="utf-8"?>
<math xmlns="http://www.w3.org/1998/Math/MathML" display="block">
  <semantics>
    <msubsup>
      <mi>X</mi>
      <mn>1</mn>
      <mi>s</mi>
    </msubsup>
    <annotation encoding="StarMath 5.0">X_1^{s}</annotation>
  </semantics>
</math>
</file>

<file path=Object 618/content.xml><?xml version="1.0" encoding="utf-8"?>
<math xmlns="http://www.w3.org/1998/Math/MathML" display="block">
  <semantics>
    <msubsup>
      <mi>X</mi>
      <mn>2</mn>
      <mi>s</mi>
    </msubsup>
    <annotation encoding="StarMath 5.0">X_2^{s}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38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39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4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41/content.xml><?xml version="1.0" encoding="utf-8"?>
<math xmlns="http://www.w3.org/1998/Math/MathML" display="block">
  <semantics>
    <mrow>
      <msub>
        <mi>m</mi>
        <mn>1</mn>
      </msub>
      <mo stretchy="false">+</mo>
      <mrow>
        <msub>
          <mi>m</mi>
          <mn>2</mn>
        </msub>
        <mo stretchy="false">/</mo>
        <mrow>
          <mo fence="true" form="prefix" stretchy="false">(</mo>
          <mrow>
            <mrow>
              <mn>1</mn>
              <mo stretchy="false">+</mo>
              <mi>r</mi>
            </mrow>
          </mrow>
          <mo fence="true" form="postfix" stretchy="false">)</mo>
        </mrow>
      </mrow>
    </mrow>
    <annotation encoding="StarMath 5.0">m_1+m_2/(1+r)</annotation>
  </semantics>
</math>
</file>

<file path=Object 642/content.xml><?xml version="1.0" encoding="utf-8"?>
<math xmlns="http://www.w3.org/1998/Math/MathML" display="block">
  <semantics>
    <mrow>
      <mrow>
        <msub>
          <mi>m</mi>
          <mn>2</mn>
        </msub>
        <mo stretchy="false">+</mo>
        <msub>
          <mi>m</mi>
          <mn>1</mn>
        </msub>
      </mrow>
      <mrow>
        <mo fence="true" form="prefix" stretchy="false">(</mo>
        <mrow>
          <mrow>
            <mn>1</mn>
            <mo stretchy="false">+</mo>
            <mi>r</mi>
          </mrow>
        </mrow>
        <mo fence="true" form="postfix" stretchy="false">)</mo>
      </mrow>
    </mrow>
    <annotation encoding="StarMath 5.0">m_2+m_1(1+r)</annotation>
  </semantics>
</math>
</file>

<file path=Object 64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44/content.xml><?xml version="1.0" encoding="utf-8"?>
<math xmlns="http://www.w3.org/1998/Math/MathML" display="block">
  <semantics>
    <msub>
      <mi>c</mi>
      <mn>2</mn>
    </msub>
    <annotation encoding="StarMath 5.0">c
_2</annotation>
  </semantics>
</math>
</file>

<file path=Object 645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646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47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48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49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5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5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652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5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54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55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56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57/content.xml><?xml version="1.0" encoding="utf-8"?>
<math xmlns="http://www.w3.org/1998/Math/MathML" display="block">
  <semantics>
    <mrow>
      <mo stretchy="false">−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-(1+i)</annotation>
  </semantics>
</math>
</file>

<file path=Object 658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59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6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61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62/content.xml><?xml version="1.0" encoding="utf-8"?>
<math xmlns="http://www.w3.org/1998/Math/MathML" display="block">
  <semantics>
    <msubsup>
      <mi>y</mi>
      <mn>1</mn>
      <mn>0</mn>
    </msubsup>
    <annotation encoding="StarMath 5.0">y_1^0</annotation>
  </semantics>
</math>
</file>

<file path=Object 663/content.xml><?xml version="1.0" encoding="utf-8"?>
<math xmlns="http://www.w3.org/1998/Math/MathML" display="block">
  <semantics>
    <msubsup>
      <mi>y</mi>
      <mn>2</mn>
      <mn>0</mn>
    </msubsup>
    <annotation encoding="StarMath 5.0">y_2^0</annotation>
  </semantics>
</math>
</file>

<file path=Object 664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5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6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67/content.xml><?xml version="1.0" encoding="utf-8"?>
<math xmlns="http://www.w3.org/1998/Math/MathML" display="block">
  <semantics>
    <mrow>
      <msubsup>
        <mi>y</mi>
        <mn>2</mn>
        <mn>0</mn>
      </msubsup>
      <msubsup>
        <mi>y</mi>
        <mn>2</mn>
        <mn>1</mn>
      </msubsup>
    </mrow>
    <annotation encoding="StarMath 5.0">y_2^0 y_2^1</annotation>
  </semantics>
</math>
</file>

<file path=Object 668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9/content.xml><?xml version="1.0" encoding="utf-8"?>
<math xmlns="http://www.w3.org/1998/Math/MathML" display="block">
  <semantics>
    <msubsup>
      <mi>y</mi>
      <mn>1</mn>
      <mn>1</mn>
    </msubsup>
    <annotation encoding="StarMath 5.0">y_1^1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70/content.xml><?xml version="1.0" encoding="utf-8"?>
<math xmlns="http://www.w3.org/1998/Math/MathML" display="block">
  <semantics>
    <msubsup>
      <mi>y</mi>
      <mn>2</mn>
      <mn>1</mn>
    </msubsup>
    <annotation encoding="StarMath 5.0">y_2^1</annotation>
  </semantics>
</math>
</file>

<file path=Object 671/content.xml><?xml version="1.0" encoding="utf-8"?>
<math xmlns="http://www.w3.org/1998/Math/MathML" display="block">
  <semantics>
    <msubsup>
      <mi>y</mi>
      <mn>1</mn>
      <mn>0</mn>
    </msubsup>
    <annotation encoding="StarMath 5.0">y_1^0</annotation>
  </semantics>
</math>
</file>

<file path=Object 672/content.xml><?xml version="1.0" encoding="utf-8"?>
<math xmlns="http://www.w3.org/1998/Math/MathML" display="block">
  <semantics>
    <msubsup>
      <mi>y</mi>
      <mn>1</mn>
      <mn>1</mn>
    </msubsup>
    <annotation encoding="StarMath 5.0">y_1^1</annotation>
  </semantics>
</math>
</file>

<file path=Object 67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74/content.xml><?xml version="1.0" encoding="utf-8"?>
<math xmlns="http://www.w3.org/1998/Math/MathML" display="block">
  <semantics>
    <msubsup>
      <mi>m</mi>
      <mn>1</mn>
      <mn>0</mn>
    </msubsup>
    <annotation encoding="StarMath 5.0">m_1^0</annotation>
  </semantics>
</math>
</file>

<file path=Object 67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7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77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78/content.xml><?xml version="1.0" encoding="utf-8"?>
<math xmlns="http://www.w3.org/1998/Math/MathML" display="block">
  <semantics>
    <msubsup>
      <mi>m</mi>
      <mn>2</mn>
      <mn>0</mn>
    </msubsup>
    <annotation encoding="StarMath 5.0">m_2^0</annotation>
  </semantics>
</math>
</file>

<file path=Object 679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80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81/content.xml><?xml version="1.0" encoding="utf-8"?>
<math xmlns="http://www.w3.org/1998/Math/MathML" display="block">
  <semantics>
    <msubsup>
      <mi>m</mi>
      <mn>1</mn>
      <mn>1</mn>
    </msubsup>
    <annotation encoding="StarMath 5.0">m_1^1</annotation>
  </semantics>
</math>
</file>

<file path=Object 682/content.xml><?xml version="1.0" encoding="utf-8"?>
<math xmlns="http://www.w3.org/1998/Math/MathML" display="block">
  <semantics>
    <msubsup>
      <mi>m</mi>
      <mn>2</mn>
      <mn>1</mn>
    </msubsup>
    <annotation encoding="StarMath 5.0">m_2^1</annotation>
  </semantics>
</math>
</file>

<file path=Object 683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4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5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86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87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8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9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690/content.xml><?xml version="1.0" encoding="utf-8"?>
<math xmlns="http://www.w3.org/1998/Math/MathML" display="block">
  <semantics>
    <msup>
      <mi>U</mi>
      <mi>O</mi>
    </msup>
    <annotation encoding="StarMath 5.0">U^O</annotation>
  </semantics>
</math>
</file>

<file path=Object 691/content.xml><?xml version="1.0" encoding="utf-8"?>
<math xmlns="http://www.w3.org/1998/Math/MathML" display="block">
  <semantics>
    <msup>
      <mi>U</mi>
      <mi>O</mi>
    </msup>
    <annotation encoding="StarMath 5.0">U^O</annotation>
  </semantics>
</math>
</file>

<file path=Object 692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9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94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) </annotation>
  </semantics>
</math>
</file>

<file path=Object 695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) </annotation>
  </semantics>
</math>
</file>

<file path=Object 696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 )
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799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0/content.xml><?xml version="1.0" encoding="utf-8"?>
<math xmlns="http://www.w3.org/1998/Math/MathML" display="block">
  <semantics>
    <mi>N</mi>
    <annotation encoding="StarMath 5.0">N</annotation>
  </semantics>
</math>
</file>

<file path=Object 801/content.xml><?xml version="1.0" encoding="utf-8"?>
<math xmlns="http://www.w3.org/1998/Math/MathML" display="block">
  <semantics>
    <mi>N</mi>
    <annotation encoding="StarMath 5.0">N</annotation>
  </semantics>
</math>
</file>

<file path=Object 802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80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804/content.xml><?xml version="1.0" encoding="utf-8"?>
<math xmlns="http://www.w3.org/1998/Math/MathML" display="block">
  <semantics>
    <mi>K</mi>
    <annotation encoding="StarMath 5.0">K</annotation>
  </semantics>
</math>
</file>

<file path=Object 805/content.xml><?xml version="1.0" encoding="utf-8"?>
<math xmlns="http://www.w3.org/1998/Math/MathML" display="block">
  <semantics>
    <mi>K</mi>
    <annotation encoding="StarMath 5.0">K</annotation>
  </semantics>
</math>
</file>

<file path=Object 80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7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09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0/content.xml><?xml version="1.0" encoding="utf-8"?>
<math xmlns="http://www.w3.org/1998/Math/MathML" display="block">
  <semantics>
    <msub>
      <mi>c</mi>
      <mrow>
        <mi>A</mi>
        <mn>,2</mn>
      </mrow>
    </msub>
    <annotation encoding="StarMath 5.0">c_{A,2}</annotation>
  </semantics>
</math>
</file>

<file path=Object 811/content.xml><?xml version="1.0" encoding="utf-8"?>
<math xmlns="http://www.w3.org/1998/Math/MathML" display="block">
  <semantics>
    <msub>
      <mi>c</mi>
      <msub>
        <mi>A</mi>
        <mn>1</mn>
      </msub>
    </msub>
    <annotation encoding="StarMath 5.0">c_{A_1}</annotation>
  </semantics>
</math>
</file>

<file path=Object 812/content.xml><?xml version="1.0" encoding="utf-8"?>
<math xmlns="http://www.w3.org/1998/Math/MathML" display="block">
  <semantics>
    <mrow>
      <msub>
        <mi>c</mi>
        <mn>1</mn>
      </msub>
      <mo stretchy="false">=</mo>
      <msub>
        <mi>x</mi>
        <mn>1</mn>
      </msub>
    </mrow>
    <annotation encoding="StarMath 5.0">c_1=x_1</annotation>
  </semantics>
</math>
</file>

<file path=Object 813/content.xml><?xml version="1.0" encoding="utf-8"?>
<math xmlns="http://www.w3.org/1998/Math/MathML" display="block">
  <semantics>
    <mrow>
      <msub>
        <mi>c</mi>
        <mn>2</mn>
      </msub>
      <mo stretchy="false">=</mo>
      <msub>
        <mi>x</mi>
        <mn>2</mn>
      </msub>
    </mrow>
    <annotation encoding="StarMath 5.0">c_2=x_2</annotation>
  </semantics>
</math>
</file>

<file path=Object 81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1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1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7/content.xml><?xml version="1.0" encoding="utf-8"?>
<math xmlns="http://www.w3.org/1998/Math/MathML" display="block">
  <semantics>
    <mrow>
      <mi mathvariant="italic">Bedrift</mi>
      <mn>1</mn>
    </mrow>
    <annotation encoding="StarMath 5.0">Bedrift 1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/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6/content.xml><?xml version="1.0" encoding="utf-8"?>
<math xmlns="http://www.w3.org/1998/Math/MathML" display="block">
  <semantics>
    <mrow>
      <mi mathvariant="italic">Bedrift</mi>
      <mn>2</mn>
    </mrow>
    <annotation encoding="StarMath 5.0">Bedrift 2</annotation>
  </semantics>
</math>
</file>

<file path=Object 837/content.xml><?xml version="1.0" encoding="utf-8"?>
<math xmlns="http://www.w3.org/1998/Math/MathML" display="block">
  <semantics>
    <mrow>
      <mi mathvariant="italic">Bedrift</mi>
      <mn>2</mn>
    </mrow>
    <annotation encoding="StarMath 5.0">Bedrift 2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8/content.xml><?xml version="1.0" encoding="utf-8"?>
<math xmlns="http://www.w3.org/1998/Math/MathML" display="block">
  <semantics>
    <mrow>
      <mi mathvariant="italic">Bedrift</mi>
      <mn>1</mn>
    </mrow>
    <annotation encoding="StarMath 5.0">Bedrift 1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L</mi>
    <annotation encoding="StarMath 5.0">L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1/content.xml><?xml version="1.0" encoding="utf-8"?>
<math xmlns="http://www.w3.org/1998/Math/MathML" display="block">
  <semantics>
    <mrow>
      <mi mathvariant="italic">Hush</mi>
      <mn>.</mn>
      <mi>A</mi>
    </mrow>
    <annotation encoding="StarMath 5.0">Hush. A</annotation>
  </semantics>
</math>
</file>

<file path=Object 862/content.xml><?xml version="1.0" encoding="utf-8"?>
<math xmlns="http://www.w3.org/1998/Math/MathML" display="block">
  <semantics>
    <mrow>
      <mi mathvariant="italic">Hush</mi>
      <mn>.</mn>
      <mi>B</mi>
    </mrow>
    <annotation encoding="StarMath 5.0">Hush. B</annotation>
  </semantics>
</math>
</file>

<file path=Object 863/content.xml><?xml version="1.0" encoding="utf-8"?>
<math xmlns="http://www.w3.org/1998/Math/MathML" display="block">
  <semantics>
    <mrow>
      <mi mathvariant="italic">Hush</mi>
      <mn>.</mn>
      <mi>A</mi>
    </mrow>
    <annotation encoding="StarMath 5.0">Hush. A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/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3/content.xml><?xml version="1.0" encoding="utf-8"?>
<math xmlns="http://www.w3.org/1998/Math/MathML" display="block">
  <semantics>
    <mrow>
      <mi mathvariant="italic">Hush</mi>
      <mn>.</mn>
      <mi>B</mi>
    </mrow>
    <annotation encoding="StarMath 5.0">Hush. B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11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912/content.xml><?xml version="1.0" encoding="utf-8"?>
<math xmlns="http://www.w3.org/1998/Math/MathML" display="block">
  <semantics>
    <msub>
      <mi>c</mi>
      <msub>
        <mi>B</mi>
        <mn>1</mn>
      </msub>
    </msub>
    <annotation encoding="StarMath 5.0">c_{B_1}</annotation>
  </semantics>
</math>
</file>

<file path=Object 913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1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915/content.xml><?xml version="1.0" encoding="utf-8"?>
<math xmlns="http://www.w3.org/1998/Math/MathML" display="block">
  <semantics>
    <msub>
      <mi>c</mi>
      <msub>
        <mi>A</mi>
        <mn>1</mn>
      </msub>
    </msub>
    <annotation encoding="StarMath 5.0">c_{A_1}</annotation>
  </semantics>
</math>
</file>

<file path=Object 916/content.xml><?xml version="1.0" encoding="utf-8"?>
<math xmlns="http://www.w3.org/1998/Math/MathML" display="block">
  <semantics>
    <msub>
      <mi>c</mi>
      <msub>
        <mi>B</mi>
        <mn>1</mn>
      </msub>
    </msub>
    <annotation encoding="StarMath 5.0">c_{B_1}</annotation>
  </semantics>
</math>
</file>

<file path=Object 917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18/content.xml><?xml version="1.0" encoding="utf-8"?>
<math xmlns="http://www.w3.org/1998/Math/MathML" display="block">
  <semantics>
    <msub>
      <mi>c</mi>
      <mrow>
        <mi>A</mi>
        <mn>,1</mn>
      </mrow>
    </msub>
    <annotation encoding="StarMath 5.0">c_{A,1}</annotation>
  </semantics>
</math>
</file>

<file path=Object 91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20/content.xml><?xml version="1.0" encoding="utf-8"?>
<math xmlns="http://www.w3.org/1998/Math/MathML" display="block">
  <semantics>
    <mrow>
      <msub>
        <mi>c</mi>
        <mn>1</mn>
      </msub>
      <mo stretchy="false">=</mo>
      <msub>
        <mi>x</mi>
        <mn>1</mn>
      </msub>
    </mrow>
    <annotation encoding="StarMath 5.0">c_1=x_1</annotation>
  </semantics>
</math>
</file>

<file path=Object 921/content.xml><?xml version="1.0" encoding="utf-8"?>
<math xmlns="http://www.w3.org/1998/Math/MathML" display="block">
  <semantics>
    <mrow>
      <msub>
        <mi>c</mi>
        <mn>2</mn>
      </msub>
      <mo stretchy="false">=</mo>
      <msub>
        <mi>x</mi>
        <mn>2</mn>
      </msub>
    </mrow>
    <annotation encoding="StarMath 5.0">c_2=x_2</annotation>
  </semantics>
</math>
</file>

<file path=Object 922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23/content.xml><?xml version="1.0" encoding="utf-8"?>
<math xmlns="http://www.w3.org/1998/Math/MathML" display="block">
  <semantics>
    <mover accent="true">
      <msub>
        <mi>x</mi>
        <mn>1</mn>
      </msub>
      <mo stretchy="false">¯</mo>
    </mover>
    <annotation encoding="StarMath 5.0">bar x_1</annotation>
  </semantics>
</math>
</file>

<file path=Object 924/content.xml><?xml version="1.0" encoding="utf-8"?>
<math xmlns="http://www.w3.org/1998/Math/MathML" display="block">
  <semantics>
    <mover accent="true">
      <msub>
        <mi>x</mi>
        <mn>2</mn>
      </msub>
      <mo stretchy="false">¯</mo>
    </mover>
    <annotation encoding="StarMath 5.0">bar x_2</annotation>
  </semantics>
</math>
</file>

<file path=Object 925/content.xml><?xml version="1.0" encoding="utf-8"?>
<math xmlns="http://www.w3.org/1998/Math/MathML" display="block">
  <semantics>
    <mover accent="true">
      <msub>
        <mi>x</mi>
        <mn>1</mn>
      </msub>
      <mo stretchy="false">¯</mo>
    </mover>
    <annotation encoding="StarMath 5.0">bar x_1</annotation>
  </semantics>
</math>
</file>

<file path=Object 926/content.xml><?xml version="1.0" encoding="utf-8"?>
<math xmlns="http://www.w3.org/1998/Math/MathML" display="block">
  <semantics>
    <mover accent="true">
      <msub>
        <mi>x</mi>
        <mn>2</mn>
      </msub>
      <mo stretchy="false">¯</mo>
    </mover>
    <annotation encoding="StarMath 5.0">bar x_2</annotation>
  </semantics>
</math>
</file>

<file path=Object 927/content.xml><?xml version="1.0" encoding="utf-8"?>
<math xmlns="http://www.w3.org/1998/Math/MathML" display="block">
  <semantics>
    <mover accent="true">
      <msub>
        <mi>u</mi>
        <mi>A</mi>
      </msub>
      <mo stretchy="false">¯</mo>
    </mover>
    <annotation encoding="StarMath 5.0">bar u_A</annotation>
  </semantics>
</math>
</file>

<file path=Object 928/content.xml><?xml version="1.0" encoding="utf-8"?>
<math xmlns="http://www.w3.org/1998/Math/MathML" display="block">
  <semantics>
    <mover accent="true">
      <msub>
        <mi>u</mi>
        <mi>B</mi>
      </msub>
      <mo stretchy="false">¯</mo>
    </mover>
    <annotation encoding="StarMath 5.0">bar u_B</annotation>
  </semantics>
</math>
</file>

<file path=Object 929/content.xml><?xml version="1.0" encoding="utf-8"?>
<math xmlns="http://www.w3.org/1998/Math/MathML" display="block">
  <semantics>
    <mover accent="true">
      <msub>
        <mi>u</mi>
        <mi>A</mi>
      </msub>
      <mo stretchy="false">¯</mo>
    </mover>
    <annotation encoding="StarMath 5.0">bar u_A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30/content.xml><?xml version="1.0" encoding="utf-8"?>
<math xmlns="http://www.w3.org/1998/Math/MathML" display="block">
  <semantics>
    <mover accent="true">
      <msub>
        <mi>u</mi>
        <mi>B</mi>
      </msub>
      <mo stretchy="false">¯</mo>
    </mover>
    <annotation encoding="StarMath 5.0">bar u_B</annotation>
  </semantics>
</math>
</file>

<file path=Object 931/content.xml><?xml version="1.0" encoding="utf-8"?>
<math xmlns="http://www.w3.org/1998/Math/MathML" display="block">
  <semantics>
    <mfrac>
      <mrow>
        <mo stretchy="false">−</mo>
        <mi>w</mi>
      </mrow>
      <mi>r</mi>
    </mfrac>
    <annotation encoding="StarMath 5.0">- {w} over {r} </annotation>
  </semantics>
</math>
</file>

<file path=Object 932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933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934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935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936/content.xml><?xml version="1.0" encoding="utf-8"?>
<math xmlns="http://www.w3.org/1998/Math/MathML" display="block">
  <semantics>
    <mi mathvariant="italic">PMK</mi>
    <annotation encoding="StarMath 5.0">PMK</annotation>
  </semantics>
</math>
</file>

<file path=Object 937/content.xml><?xml version="1.0" encoding="utf-8"?>
<math xmlns="http://www.w3.org/1998/Math/MathML" display="block">
  <semantics>
    <mi mathvariant="italic">PMK</mi>
    <annotation encoding="StarMath 5.0">PMK</annotation>
  </semantics>
</math>
</file>

<file path=Object 93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93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/>
</file>

<file path=Object 96/content.xml><?xml version="1.0" encoding="utf-8"?>
<math xmlns="http://www.w3.org/1998/Math/MathML" display="block">
  <semantics>
    <mi>W</mi>
    <annotation encoding="StarMath 5.0">W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99/content.xml><?xml version="1.0" encoding="utf-8"?>
<math xmlns="http://www.w3.org/1998/Math/MathML" display="block">
  <semantics>
    <mn>0</mn>
    <annotation encoding="StarMath 5.0">0</annotation>
  </semantics>
</math>
</file>